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rrelation" table:style-name="ta1">
        <table:shapes>
          <draw:frame draw:z-index="0" draw:style-name="gr1" draw:text-style-name="P1" svg:width="6.2988in" svg:height="3.5429in" svg:x="11.2157in" svg:y="5.2992in">
            <draw:object draw:notify-on-update-of-ranges="Correlation.B31:Correlation.B31 Correlation.B32:Correlation.B39 Correlation.D31:Correlation.D31 Correlation.D32:Correlation.D39 Correlation.H31:Correlation.H31 Correlation.H32:Correlation.H3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3.6386in" svg:y="29.7386in">
            <draw:object draw:notify-on-update-of-ranges="Correlation.A169:Correlation.A169 Correlation.A170:Correlation.A177 Correlation.B169:Correlation.B169 Correlation.B170:Correlation.B177 Correlation.C169:Correlation.C169 Correlation.C170:Correlation.C17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2988in" svg:height="3.5429in" svg:x="10.6669in" svg:y="29.6894in">
            <draw:object draw:notify-on-update-of-ranges="Correlation.A170:Correlation.A177 Correlation.D169:Correlation.D169 Correlation.D170:Correlation.D177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550488" calcext:value-type="float">
            <text:p>0.550488</text:p>
          </table:table-cell>
          <table:table-cell table:formula="of:=1-[.C3]" office:value-type="float" office:value="0.449512" calcext:value-type="float">
            <text:p>0.449512</text:p>
          </table:table-cell>
          <table:table-cell office:value-type="float" office:value="0.662155" calcext:value-type="float">
            <text:p>0.662155</text:p>
          </table:table-cell>
          <table:table-cell office:value-type="float" office:value="0.664785" calcext:value-type="float">
            <text:p>0.664785</text:p>
          </table:table-cell>
          <table:table-cell office:value-type="float" office:value="0.996043833720677" calcext:value-type="float">
            <text:p>0.9960438337</text:p>
          </table:table-cell>
          <table:table-cell table:formula="of:=[.D3]*[.G3]" office:value-type="float" office:value="0.447733655783449" calcext:value-type="float">
            <text:p>0.4477336558</text:p>
          </table:table-cell>
          <table:table-cell/>
          <table:table-cell table:formula="of:=[.E3]-[.F3]" office:value-type="float" office:value="-0.00263000000000002" calcext:value-type="float">
            <text:p>-0.00263</text:p>
          </table:table-cell>
          <table:table-cell table:formula="of:=1-[.J3]" office:value-type="float" office:value="1.00263" calcext:value-type="float">
            <text:p>1.00263</text:p>
          </table:table-cell>
          <table:table-cell table:formula="of:=[.K3]*[.D3]" office:value-type="float" office:value="0.45069421656" calcext:value-type="float">
            <text:p>0.45069421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545891" calcext:value-type="float">
            <text:p>0.545891</text:p>
          </table:table-cell>
          <table:table-cell table:formula="of:=1-[.C4]" office:value-type="float" office:value="0.454109" calcext:value-type="float">
            <text:p>0.454109</text:p>
          </table:table-cell>
          <table:table-cell office:value-type="float" office:value="0.645276" calcext:value-type="float">
            <text:p>0.645276</text:p>
          </table:table-cell>
          <table:table-cell office:value-type="float" office:value="0.656243" calcext:value-type="float">
            <text:p>0.656243</text:p>
          </table:table-cell>
          <table:table-cell office:value-type="float" office:value="0.98328820269321" calcext:value-type="float">
            <text:p>0.9832882027</text:p>
          </table:table-cell>
          <table:table-cell table:formula="of:=[.D4]*[.G4]" office:value-type="float" office:value="0.446520022436811" calcext:value-type="float">
            <text:p>0.4465200224</text:p>
          </table:table-cell>
          <table:table-cell/>
          <table:table-cell table:formula="of:=[.E4]-[.F4]" office:value-type="float" office:value="-0.0109670000000001" calcext:value-type="float">
            <text:p>-0.010967</text:p>
          </table:table-cell>
          <table:table-cell table:formula="of:=1-[.J4]" office:value-type="float" office:value="1.010967" calcext:value-type="float">
            <text:p>1.010967</text:p>
          </table:table-cell>
          <table:table-cell table:formula="of:=[.K4]*[.D4]" office:value-type="float" office:value="0.459089213403" calcext:value-type="float">
            <text:p>0.459089213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406214" calcext:value-type="float">
            <text:p>0.406214</text:p>
          </table:table-cell>
          <table:table-cell table:formula="of:=1-[.C5]" office:value-type="float" office:value="0.593786" calcext:value-type="float">
            <text:p>0.593786</text:p>
          </table:table-cell>
          <table:table-cell office:value-type="float" office:value="0.673451" calcext:value-type="float">
            <text:p>0.673451</text:p>
          </table:table-cell>
          <table:table-cell office:value-type="float" office:value="0.670522" calcext:value-type="float">
            <text:p>0.670522</text:p>
          </table:table-cell>
          <table:table-cell office:value-type="float" office:value="1.00436823847689" calcext:value-type="float">
            <text:p>1.0043682385</text:p>
          </table:table-cell>
          <table:table-cell table:formula="of:=[.D5]*[.G5]" office:value-type="float" office:value="0.596379798852239" calcext:value-type="float">
            <text:p>0.5963797989</text:p>
          </table:table-cell>
          <table:table-cell/>
          <table:table-cell table:formula="of:=[.E5]-[.F5]" office:value-type="float" office:value="0.00292900000000007" calcext:value-type="float">
            <text:p>0.002929</text:p>
          </table:table-cell>
          <table:table-cell table:formula="of:=1-[.J5]" office:value-type="float" office:value="0.997071" calcext:value-type="float">
            <text:p>0.997071</text:p>
          </table:table-cell>
          <table:table-cell table:formula="of:=[.K5]*[.D5]" office:value-type="float" office:value="0.592046800806" calcext:value-type="float">
            <text:p>0.592046800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423417" calcext:value-type="float">
            <text:p>0.423417</text:p>
          </table:table-cell>
          <table:table-cell table:formula="of:=1-[.C6]" office:value-type="float" office:value="0.576583" calcext:value-type="float">
            <text:p>0.576583</text:p>
          </table:table-cell>
          <table:table-cell office:value-type="float" office:value="0.657847" calcext:value-type="float">
            <text:p>0.657847</text:p>
          </table:table-cell>
          <table:table-cell office:value-type="float" office:value="0.671806" calcext:value-type="float">
            <text:p>0.671806</text:p>
          </table:table-cell>
          <table:table-cell office:value-type="float" office:value="0.979221680068353" calcext:value-type="float">
            <text:p>0.9792216801</text:p>
          </table:table-cell>
          <table:table-cell table:formula="of:=[.D6]*[.G6]" office:value-type="float" office:value="0.564602573958851" calcext:value-type="float">
            <text:p>0.564602574</text:p>
          </table:table-cell>
          <table:table-cell/>
          <table:table-cell table:formula="of:=[.E6]-[.F6]" office:value-type="float" office:value="-0.0139590000000001" calcext:value-type="float">
            <text:p>-0.013959</text:p>
          </table:table-cell>
          <table:table-cell table:formula="of:=1-[.J6]" office:value-type="float" office:value="1.013959" calcext:value-type="float">
            <text:p>1.013959</text:p>
          </table:table-cell>
          <table:table-cell table:formula="of:=[.K6]*[.D6]" office:value-type="float" office:value="0.584631522097" calcext:value-type="float">
            <text:p>0.58463152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61557" calcext:value-type="float">
            <text:p>0.61557</text:p>
          </table:table-cell>
          <table:table-cell table:formula="of:=1-[.C7]" office:value-type="float" office:value="0.38443" calcext:value-type="float">
            <text:p>0.38443</text:p>
          </table:table-cell>
          <table:table-cell office:value-type="float" office:value="0.613892" calcext:value-type="float">
            <text:p>0.613892</text:p>
          </table:table-cell>
          <table:table-cell office:value-type="float" office:value="0.658812" calcext:value-type="float">
            <text:p>0.658812</text:p>
          </table:table-cell>
          <table:table-cell office:value-type="float" office:value="0.931816663934476" calcext:value-type="float">
            <text:p>0.9318166639</text:p>
          </table:table-cell>
          <table:table-cell table:formula="of:=[.D7]*[.G7]" office:value-type="float" office:value="0.358218280116331" calcext:value-type="float">
            <text:p>0.3582182801</text:p>
          </table:table-cell>
          <table:table-cell/>
          <table:table-cell table:formula="of:=[.E7]-[.F7]" office:value-type="float" office:value="-0.04492" calcext:value-type="float">
            <text:p>-0.04492</text:p>
          </table:table-cell>
          <table:table-cell table:formula="of:=1-[.J7]" office:value-type="float" office:value="1.04492" calcext:value-type="float">
            <text:p>1.04492</text:p>
          </table:table-cell>
          <table:table-cell table:formula="of:=[.K7]*[.D7]" office:value-type="float" office:value="0.4016985956" calcext:value-type="float">
            <text:p>0.40169859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549786" calcext:value-type="float">
            <text:p>0.549786</text:p>
          </table:table-cell>
          <table:table-cell table:formula="of:=1-[.C8]" office:value-type="float" office:value="0.450214" calcext:value-type="float">
            <text:p>0.450214</text:p>
          </table:table-cell>
          <table:table-cell office:value-type="float" office:value="0.626051" calcext:value-type="float">
            <text:p>0.626051</text:p>
          </table:table-cell>
          <table:table-cell office:value-type="float" office:value="0.660153" calcext:value-type="float">
            <text:p>0.660153</text:p>
          </table:table-cell>
          <table:table-cell office:value-type="float" office:value="0.948342278229441" calcext:value-type="float">
            <text:p>0.9483422782</text:p>
          </table:table-cell>
          <table:table-cell table:formula="of:=[.D8]*[.G8]" office:value-type="float" office:value="0.42695697045079" calcext:value-type="float">
            <text:p>0.4269569705</text:p>
          </table:table-cell>
          <table:table-cell/>
          <table:table-cell table:formula="of:=[.E8]-[.F8]" office:value-type="float" office:value="-0.034102" calcext:value-type="float">
            <text:p>-0.034102</text:p>
          </table:table-cell>
          <table:table-cell table:formula="of:=1-[.J8]" office:value-type="float" office:value="1.034102" calcext:value-type="float">
            <text:p>1.034102</text:p>
          </table:table-cell>
          <table:table-cell table:formula="of:=[.K8]*[.D8]" office:value-type="float" office:value="0.465567197828" calcext:value-type="float">
            <text:p>0.465567197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524642" calcext:value-type="float">
            <text:p>0.524642</text:p>
          </table:table-cell>
          <table:table-cell table:formula="of:=1-[.C9]" office:value-type="float" office:value="0.475358" calcext:value-type="float">
            <text:p>0.475358</text:p>
          </table:table-cell>
          <table:table-cell office:value-type="float" office:value="0.632445" calcext:value-type="float">
            <text:p>0.632445</text:p>
          </table:table-cell>
          <table:table-cell office:value-type="float" office:value="0.673262" calcext:value-type="float">
            <text:p>0.673262</text:p>
          </table:table-cell>
          <table:table-cell office:value-type="float" office:value="0.939374270343492" calcext:value-type="float">
            <text:p>0.9393742703</text:p>
          </table:table-cell>
          <table:table-cell table:formula="of:=[.D9]*[.G9]" office:value-type="float" office:value="0.446539074401942" calcext:value-type="float">
            <text:p>0.4465390744</text:p>
          </table:table-cell>
          <table:table-cell/>
          <table:table-cell table:formula="of:=[.E9]-[.F9]" office:value-type="float" office:value="-0.040817" calcext:value-type="float">
            <text:p>-0.040817</text:p>
          </table:table-cell>
          <table:table-cell table:formula="of:=1-[.J9]" office:value-type="float" office:value="1.040817" calcext:value-type="float">
            <text:p>1.040817</text:p>
          </table:table-cell>
          <table:table-cell table:formula="of:=[.K9]*[.D9]" office:value-type="float" office:value="0.494760687486" calcext:value-type="float">
            <text:p>0.494760687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52035" calcext:value-type="float">
            <text:p>0.52035</text:p>
          </table:table-cell>
          <table:table-cell table:formula="of:=1-[.C10]" office:value-type="float" office:value="0.47965" calcext:value-type="float">
            <text:p>0.47965</text:p>
          </table:table-cell>
          <table:table-cell office:value-type="float" office:value="0.633522" calcext:value-type="float">
            <text:p>0.633522</text:p>
          </table:table-cell>
          <table:table-cell office:value-type="float" office:value="0.666502" calcext:value-type="float">
            <text:p>0.666502</text:p>
          </table:table-cell>
          <table:table-cell office:value-type="float" office:value="0.950517777891139" calcext:value-type="float">
            <text:p>0.9505177779</text:p>
          </table:table-cell>
          <table:table-cell table:formula="of:=[.D10]*[.G10]" office:value-type="float" office:value="0.455915852165485" calcext:value-type="float">
            <text:p>0.4559158522</text:p>
          </table:table-cell>
          <table:table-cell/>
          <table:table-cell table:formula="of:=[.E10]-[.F10]" office:value-type="float" office:value="-0.03298" calcext:value-type="float">
            <text:p>-0.03298</text:p>
          </table:table-cell>
          <table:table-cell table:formula="of:=1-[.J10]" office:value-type="float" office:value="1.03298" calcext:value-type="float">
            <text:p>1.03298</text:p>
          </table:table-cell>
          <table:table-cell table:formula="of:=[.K10]*[.D10]" office:value-type="float" office:value="0.495468857" calcext:value-type="float">
            <text:p>0.49546885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735168" calcext:value-type="float">
            <text:p>0.735168</text:p>
          </table:table-cell>
          <table:table-cell table:formula="of:=1-[.C11]" office:value-type="float" office:value="0.264832" calcext:value-type="float">
            <text:p>0.264832</text:p>
          </table:table-cell>
          <table:table-cell office:value-type="float" office:value="0.642258" calcext:value-type="float">
            <text:p>0.642258</text:p>
          </table:table-cell>
          <table:table-cell office:value-type="float" office:value="0.656615" calcext:value-type="float">
            <text:p>0.656615</text:p>
          </table:table-cell>
          <table:table-cell office:value-type="float" office:value="0.978134827867167" calcext:value-type="float">
            <text:p>0.9781348279</text:p>
          </table:table-cell>
          <table:table-cell table:formula="of:=[.D11]*[.G11]" office:value-type="float" office:value="0.259041402733718" calcext:value-type="float">
            <text:p>0.2590414027</text:p>
          </table:table-cell>
          <table:table-cell/>
          <table:table-cell table:formula="of:=[.E11]-[.F11]" office:value-type="float" office:value="-0.014357" calcext:value-type="float">
            <text:p>-0.014357</text:p>
          </table:table-cell>
          <table:table-cell table:formula="of:=1-[.J11]" office:value-type="float" office:value="1.014357" calcext:value-type="float">
            <text:p>1.014357</text:p>
          </table:table-cell>
          <table:table-cell table:formula="of:=[.K11]*[.D11]" office:value-type="float" office:value="0.268634193024" calcext:value-type="float">
            <text:p>0.26863419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662269" calcext:value-type="float">
            <text:p>0.662269</text:p>
          </table:table-cell>
          <table:table-cell table:formula="of:=1-[.C12]" office:value-type="float" office:value="0.337731" calcext:value-type="float">
            <text:p>0.337731</text:p>
          </table:table-cell>
          <table:table-cell office:value-type="float" office:value="0.631459" calcext:value-type="float">
            <text:p>0.631459</text:p>
          </table:table-cell>
          <table:table-cell office:value-type="float" office:value="0.668132" calcext:value-type="float">
            <text:p>0.668132</text:p>
          </table:table-cell>
          <table:table-cell office:value-type="float" office:value="0.945111145701748" calcext:value-type="float">
            <text:p>0.9451111457</text:p>
          </table:table-cell>
          <table:table-cell table:formula="of:=[.D12]*[.G12]" office:value-type="float" office:value="0.319193332348997" calcext:value-type="float">
            <text:p>0.3191933323</text:p>
          </table:table-cell>
          <table:table-cell/>
          <table:table-cell table:formula="of:=[.E12]-[.F12]" office:value-type="float" office:value="-0.036673" calcext:value-type="float">
            <text:p>-0.036673</text:p>
          </table:table-cell>
          <table:table-cell table:formula="of:=1-[.J12]" office:value-type="float" office:value="1.036673" calcext:value-type="float">
            <text:p>1.036673</text:p>
          </table:table-cell>
          <table:table-cell table:formula="of:=[.K12]*[.D12]" office:value-type="float" office:value="0.350116608963" calcext:value-type="float">
            <text:p>0.35011660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479113" calcext:value-type="float">
            <text:p>0.479113</text:p>
          </table:table-cell>
          <table:table-cell table:formula="of:=1-[.C13]" office:value-type="float" office:value="0.520887" calcext:value-type="float">
            <text:p>0.520887</text:p>
          </table:table-cell>
          <table:table-cell office:value-type="float" office:value="0.657971" calcext:value-type="float">
            <text:p>0.657971</text:p>
          </table:table-cell>
          <table:table-cell office:value-type="float" office:value="0.670594" calcext:value-type="float">
            <text:p>0.670594</text:p>
          </table:table-cell>
          <table:table-cell office:value-type="float" office:value="0.981176389887175" calcext:value-type="float">
            <text:p>0.9811763899</text:p>
          </table:table-cell>
          <table:table-cell table:formula="of:=[.D13]*[.G13]" office:value-type="float" office:value="0.511082026199161" calcext:value-type="float">
            <text:p>0.5110820262</text:p>
          </table:table-cell>
          <table:table-cell/>
          <table:table-cell table:formula="of:=[.E13]-[.F13]" office:value-type="float" office:value="-0.0126230000000001" calcext:value-type="float">
            <text:p>-0.012623</text:p>
          </table:table-cell>
          <table:table-cell table:formula="of:=1-[.J13]" office:value-type="float" office:value="1.012623" calcext:value-type="float">
            <text:p>1.012623</text:p>
          </table:table-cell>
          <table:table-cell table:formula="of:=[.K13]*[.D13]" office:value-type="float" office:value="0.527462156601" calcext:value-type="float">
            <text:p>0.52746215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621859" calcext:value-type="float">
            <text:p>0.621859</text:p>
          </table:table-cell>
          <table:table-cell table:formula="of:=1-[.C14]" office:value-type="float" office:value="0.378141" calcext:value-type="float">
            <text:p>0.378141</text:p>
          </table:table-cell>
          <table:table-cell office:value-type="float" office:value="0.64056" calcext:value-type="float">
            <text:p>0.64056</text:p>
          </table:table-cell>
          <table:table-cell office:value-type="float" office:value="0.683437" calcext:value-type="float">
            <text:p>0.683437</text:p>
          </table:table-cell>
          <table:table-cell office:value-type="float" office:value="0.937262688440924" calcext:value-type="float">
            <text:p>0.9372626884</text:p>
          </table:table-cell>
          <table:table-cell table:formula="of:=[.D14]*[.G14]" office:value-type="float" office:value="0.35441745026974" calcext:value-type="float">
            <text:p>0.3544174503</text:p>
          </table:table-cell>
          <table:table-cell/>
          <table:table-cell table:formula="of:=[.E14]-[.F14]" office:value-type="float" office:value="-0.0428769999999999" calcext:value-type="float">
            <text:p>-0.042877</text:p>
          </table:table-cell>
          <table:table-cell table:formula="of:=1-[.J14]" office:value-type="float" office:value="1.042877" calcext:value-type="float">
            <text:p>1.042877</text:p>
          </table:table-cell>
          <table:table-cell table:formula="of:=[.K14]*[.D14]" office:value-type="float" office:value="0.394354551657" calcext:value-type="float">
            <text:p>0.3943545517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-0.183770557845704" calcext:value-type="float">
            <text:p>-0.1837705578</text:p>
          </table:table-cell>
          <table:table-cell table:style-name="ce1" table:formula="of:=CORREL([.B3:.B14];[.D3:.D14])" office:value-type="float" office:value="0.183770557845705" calcext:value-type="float">
            <text:p>0.1837705578</text:p>
          </table:table-cell>
          <table:table-cell table:style-name="ce2" table:formula="of:=CORREL([.B3:.B14];[.E3:.E14])" office:value-type="float" office:value="0.145515022295038" calcext:value-type="float">
            <text:p>0.1455150223</text:p>
          </table:table-cell>
          <table:table-cell table:formula="of:=CORREL([.B3:.B14];[.F3:.F14])" office:value-type="float" office:value="0.438681889083214" calcext:value-type="float">
            <text:p>0.4386818891</text:p>
          </table:table-cell>
          <table:table-cell table:formula="of:=CORREL([.B3:.B14];[.G3:.G14])" office:value-type="float" office:value="-0.0496092853625459" calcext:value-type="float">
            <text:p>-0.0496092854</text:p>
          </table:table-cell>
          <table:table-cell table:style-name="ce1" table:formula="of:=CORREL([.B3:.B14];[.H3:.H14])" office:value-type="float" office:value="0.163157244551855" calcext:value-type="float">
            <text:p>0.1631572446</text:p>
          </table:table-cell>
          <table:table-cell/>
          <table:table-cell table:formula="of:=[.E15]-[.F15]" office:value-type="float" office:value="-0.293166866788176" calcext:value-type="float">
            <text:p>-0.2931668668</text:p>
          </table:table-cell>
          <table:table-cell table:formula="of:=1-[.J15]" office:value-type="float" office:value="1.29316686678818" calcext:value-type="float">
            <text:p>1.2931668668</text:p>
          </table:table-cell>
          <table:table-cell table:style-name="ce1" table:formula="of:=CORREL([.B3:.B14];[.L3:.L14])" office:value-type="float" office:value="0.197807950229999" calcext:value-type="float">
            <text:p>0.1978079502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427072" calcext:value-type="float">
            <text:p>0.427072</text:p>
          </table:table-cell>
          <table:table-cell table:formula="of:=1-[.C18]" office:value-type="float" office:value="0.572928" calcext:value-type="float">
            <text:p>0.572928</text:p>
          </table:table-cell>
          <table:table-cell office:value-type="float" office:value="0.519784" calcext:value-type="float">
            <text:p>0.519784</text:p>
          </table:table-cell>
          <table:table-cell office:value-type="float" office:value="0.543944" calcext:value-type="float">
            <text:p>0.543944</text:p>
          </table:table-cell>
          <table:table-cell office:value-type="float" office:value="0.955584" calcext:value-type="float">
            <text:p>0.955584</text:p>
          </table:table-cell>
          <table:table-cell table:formula="of:=[.D18]*[.G18]" office:value-type="float" office:value="0.547480829952" calcext:value-type="float">
            <text:p>0.54748083</text:p>
          </table:table-cell>
          <table:table-cell/>
          <table:table-cell table:formula="of:=[.E18]-[.F18]" office:value-type="float" office:value="-0.02416" calcext:value-type="float">
            <text:p>-0.02416</text:p>
          </table:table-cell>
          <table:table-cell table:formula="of:=1-[.J18]" office:value-type="float" office:value="1.02416" calcext:value-type="float">
            <text:p>1.02416</text:p>
          </table:table-cell>
          <table:table-cell table:formula="of:=[.K18]*[.D18]" office:value-type="float" office:value="0.58676994048" calcext:value-type="float">
            <text:p>0.58676994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2563" calcext:value-type="float">
            <text:p>0.52563</text:p>
          </table:table-cell>
          <table:table-cell table:formula="of:=1-[.C19]" office:value-type="float" office:value="0.47437" calcext:value-type="float">
            <text:p>0.47437</text:p>
          </table:table-cell>
          <table:table-cell office:value-type="float" office:value="0.50858" calcext:value-type="float">
            <text:p>0.50858</text:p>
          </table:table-cell>
          <table:table-cell office:value-type="float" office:value="0.532486" calcext:value-type="float">
            <text:p>0.532486</text:p>
          </table:table-cell>
          <table:table-cell office:value-type="float" office:value="0.955105" calcext:value-type="float">
            <text:p>0.955105</text:p>
          </table:table-cell>
          <table:table-cell table:formula="of:=[.D19]*[.G19]" office:value-type="float" office:value="0.45307315885" calcext:value-type="float">
            <text:p>0.4530731589</text:p>
          </table:table-cell>
          <table:table-cell/>
          <table:table-cell table:formula="of:=[.E19]-[.F19]" office:value-type="float" office:value="-0.023906" calcext:value-type="float">
            <text:p>-0.023906</text:p>
          </table:table-cell>
          <table:table-cell table:formula="of:=1-[.J19]" office:value-type="float" office:value="1.023906" calcext:value-type="float">
            <text:p>1.023906</text:p>
          </table:table-cell>
          <table:table-cell table:formula="of:=[.K19]*[.D19]" office:value-type="float" office:value="0.48571028922" calcext:value-type="float">
            <text:p>0.48571028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6342" calcext:value-type="float">
            <text:p>0.526342</text:p>
          </table:table-cell>
          <table:table-cell table:formula="of:=1-[.C20]" office:value-type="float" office:value="0.473658" calcext:value-type="float">
            <text:p>0.473658</text:p>
          </table:table-cell>
          <table:table-cell office:value-type="float" office:value="0.507526" calcext:value-type="float">
            <text:p>0.507526</text:p>
          </table:table-cell>
          <table:table-cell office:value-type="float" office:value="0.523014" calcext:value-type="float">
            <text:p>0.523014</text:p>
          </table:table-cell>
          <table:table-cell office:value-type="float" office:value="0.970387" calcext:value-type="float">
            <text:p>0.970387</text:p>
          </table:table-cell>
          <table:table-cell table:formula="of:=[.D20]*[.G20]" office:value-type="float" office:value="0.459631565646" calcext:value-type="float">
            <text:p>0.4596315656</text:p>
          </table:table-cell>
          <table:table-cell/>
          <table:table-cell table:formula="of:=[.E20]-[.F20]" office:value-type="float" office:value="-0.0154880000000001" calcext:value-type="float">
            <text:p>-0.015488</text:p>
          </table:table-cell>
          <table:table-cell table:formula="of:=1-[.J20]" office:value-type="float" office:value="1.015488" calcext:value-type="float">
            <text:p>1.015488</text:p>
          </table:table-cell>
          <table:table-cell table:formula="of:=[.K20]*[.D20]" office:value-type="float" office:value="0.480994015104" calcext:value-type="float">
            <text:p>0.48099401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65542" calcext:value-type="float">
            <text:p>0.65542</text:p>
          </table:table-cell>
          <table:table-cell table:formula="of:=1-[.C21]" office:value-type="float" office:value="0.34458" calcext:value-type="float">
            <text:p>0.34458</text:p>
          </table:table-cell>
          <table:table-cell office:value-type="float" office:value="0.542807" calcext:value-type="float">
            <text:p>0.542807</text:p>
          </table:table-cell>
          <table:table-cell office:value-type="float" office:value="0.546872" calcext:value-type="float">
            <text:p>0.546872</text:p>
          </table:table-cell>
          <table:table-cell office:value-type="float" office:value="0.992568" calcext:value-type="float">
            <text:p>0.992568</text:p>
          </table:table-cell>
          <table:table-cell table:formula="of:=[.D21]*[.G21]" office:value-type="float" office:value="0.34201908144" calcext:value-type="float">
            <text:p>0.3420190814</text:p>
          </table:table-cell>
          <table:table-cell/>
          <table:table-cell table:formula="of:=[.E21]-[.F21]" office:value-type="float" office:value="-0.0040650000000001" calcext:value-type="float">
            <text:p>-0.004065</text:p>
          </table:table-cell>
          <table:table-cell table:formula="of:=1-[.J21]" office:value-type="float" office:value="1.004065" calcext:value-type="float">
            <text:p>1.004065</text:p>
          </table:table-cell>
          <table:table-cell table:formula="of:=[.K21]*[.D21]" office:value-type="float" office:value="0.3459807177" calcext:value-type="float">
            <text:p>0.345980717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05297" calcext:value-type="float">
            <text:p>0.705297</text:p>
          </table:table-cell>
          <table:table-cell table:formula="of:=1-[.C22]" office:value-type="float" office:value="0.294703" calcext:value-type="float">
            <text:p>0.294703</text:p>
          </table:table-cell>
          <table:table-cell office:value-type="float" office:value="0.572251" calcext:value-type="float">
            <text:p>0.572251</text:p>
          </table:table-cell>
          <table:table-cell office:value-type="float" office:value="0.567596" calcext:value-type="float">
            <text:p>0.567596</text:p>
          </table:table-cell>
          <table:table-cell office:value-type="float" office:value="1.0082" calcext:value-type="float">
            <text:p>1.0082</text:p>
          </table:table-cell>
          <table:table-cell table:formula="of:=[.D22]*[.G22]" office:value-type="float" office:value="0.2971195646" calcext:value-type="float">
            <text:p>0.2971195646</text:p>
          </table:table-cell>
          <table:table-cell/>
          <table:table-cell table:formula="of:=[.E22]-[.F22]" office:value-type="float" office:value="0.00465499999999997" calcext:value-type="float">
            <text:p>0.004655</text:p>
          </table:table-cell>
          <table:table-cell table:formula="of:=1-[.J22]" office:value-type="float" office:value="0.995345" calcext:value-type="float">
            <text:p>0.995345</text:p>
          </table:table-cell>
          <table:table-cell table:formula="of:=[.K22]*[.D22]" office:value-type="float" office:value="0.293331157535" calcext:value-type="float">
            <text:p>0.29333115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667949" calcext:value-type="float">
            <text:p>0.667949</text:p>
          </table:table-cell>
          <table:table-cell table:formula="of:=1-[.C23]" office:value-type="float" office:value="0.332051" calcext:value-type="float">
            <text:p>0.332051</text:p>
          </table:table-cell>
          <table:table-cell office:value-type="float" office:value="0.561582" calcext:value-type="float">
            <text:p>0.561582</text:p>
          </table:table-cell>
          <table:table-cell office:value-type="float" office:value="0.564363" calcext:value-type="float">
            <text:p>0.564363</text:p>
          </table:table-cell>
          <table:table-cell office:value-type="float" office:value="0.995073" calcext:value-type="float">
            <text:p>0.995073</text:p>
          </table:table-cell>
          <table:table-cell table:formula="of:=[.D23]*[.G23]" office:value-type="float" office:value="0.330414984723" calcext:value-type="float">
            <text:p>0.3304149847</text:p>
          </table:table-cell>
          <table:table-cell/>
          <table:table-cell table:formula="of:=[.E23]-[.F23]" office:value-type="float" office:value="-0.00278099999999992" calcext:value-type="float">
            <text:p>-0.002781</text:p>
          </table:table-cell>
          <table:table-cell table:formula="of:=1-[.J23]" office:value-type="float" office:value="1.002781" calcext:value-type="float">
            <text:p>1.002781</text:p>
          </table:table-cell>
          <table:table-cell table:formula="of:=[.K23]*[.D23]" office:value-type="float" office:value="0.332974433831" calcext:value-type="float">
            <text:p>0.33297443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677448" calcext:value-type="float">
            <text:p>0.677448</text:p>
          </table:table-cell>
          <table:table-cell table:formula="of:=1-[.C24]" office:value-type="float" office:value="0.322552" calcext:value-type="float">
            <text:p>0.322552</text:p>
          </table:table-cell>
          <table:table-cell office:value-type="float" office:value="0.553003" calcext:value-type="float">
            <text:p>0.553003</text:p>
          </table:table-cell>
          <table:table-cell office:value-type="float" office:value="0.564426" calcext:value-type="float">
            <text:p>0.564426</text:p>
          </table:table-cell>
          <table:table-cell office:value-type="float" office:value="0.979762" calcext:value-type="float">
            <text:p>0.979762</text:p>
          </table:table-cell>
          <table:table-cell table:formula="of:=[.D24]*[.G24]" office:value-type="float" office:value="0.316024192624" calcext:value-type="float">
            <text:p>0.3160241926</text:p>
          </table:table-cell>
          <table:table-cell/>
          <table:table-cell table:formula="of:=[.E24]-[.F24]" office:value-type="float" office:value="-0.011423" calcext:value-type="float">
            <text:p>-0.011423</text:p>
          </table:table-cell>
          <table:table-cell table:formula="of:=1-[.J24]" office:value-type="float" office:value="1.011423" calcext:value-type="float">
            <text:p>1.011423</text:p>
          </table:table-cell>
          <table:table-cell table:formula="of:=[.K24]*[.D24]" office:value-type="float" office:value="0.326236511496" calcext:value-type="float">
            <text:p>0.32623651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659825" calcext:value-type="float">
            <text:p>0.659825</text:p>
          </table:table-cell>
          <table:table-cell table:formula="of:=1-[.C25]" office:value-type="float" office:value="0.340175" calcext:value-type="float">
            <text:p>0.340175</text:p>
          </table:table-cell>
          <table:table-cell office:value-type="float" office:value="0.549252" calcext:value-type="float">
            <text:p>0.549252</text:p>
          </table:table-cell>
          <table:table-cell office:value-type="float" office:value="0.556695" calcext:value-type="float">
            <text:p>0.556695</text:p>
          </table:table-cell>
          <table:table-cell office:value-type="float" office:value="0.98663" calcext:value-type="float">
            <text:p>0.98663</text:p>
          </table:table-cell>
          <table:table-cell table:formula="of:=[.D25]*[.G25]" office:value-type="float" office:value="0.33562686025" calcext:value-type="float">
            <text:p>0.3356268603</text:p>
          </table:table-cell>
          <table:table-cell/>
          <table:table-cell table:formula="of:=[.E25]-[.F25]" office:value-type="float" office:value="-0.00744299999999998" calcext:value-type="float">
            <text:p>-0.007443</text:p>
          </table:table-cell>
          <table:table-cell table:formula="of:=1-[.J25]" office:value-type="float" office:value="1.007443" calcext:value-type="float">
            <text:p>1.007443</text:p>
          </table:table-cell>
          <table:table-cell table:formula="of:=[.K25]*[.D25]" office:value-type="float" office:value="0.342706922525" calcext:value-type="float">
            <text:p>0.34270692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692662" calcext:value-type="float">
            <text:p>0.692662</text:p>
          </table:table-cell>
          <table:table-cell table:formula="of:=1-[.C26]" office:value-type="float" office:value="0.307338" calcext:value-type="float">
            <text:p>0.307338</text:p>
          </table:table-cell>
          <table:table-cell office:value-type="float" office:value="0.559933" calcext:value-type="float">
            <text:p>0.559933</text:p>
          </table:table-cell>
          <table:table-cell office:value-type="float" office:value="0.56659" calcext:value-type="float">
            <text:p>0.56659</text:p>
          </table:table-cell>
          <table:table-cell office:value-type="float" office:value="0.988252" calcext:value-type="float">
            <text:p>0.988252</text:p>
          </table:table-cell>
          <table:table-cell table:formula="of:=[.D26]*[.G26]" office:value-type="float" office:value="0.303727393176" calcext:value-type="float">
            <text:p>0.3037273932</text:p>
          </table:table-cell>
          <table:table-cell/>
          <table:table-cell table:formula="of:=[.E26]-[.F26]" office:value-type="float" office:value="-0.00665700000000002" calcext:value-type="float">
            <text:p>-0.006657</text:p>
          </table:table-cell>
          <table:table-cell table:formula="of:=1-[.J26]" office:value-type="float" office:value="1.006657" calcext:value-type="float">
            <text:p>1.006657</text:p>
          </table:table-cell>
          <table:table-cell table:formula="of:=[.K26]*[.D26]" office:value-type="float" office:value="0.309383949066" calcext:value-type="float">
            <text:p>0.309383949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446789" calcext:value-type="float">
            <text:p>0.446789</text:p>
          </table:table-cell>
          <table:table-cell table:formula="of:=1-[.C27]" office:value-type="float" office:value="0.553211" calcext:value-type="float">
            <text:p>0.553211</text:p>
          </table:table-cell>
          <table:table-cell office:value-type="float" office:value="0.525474" calcext:value-type="float">
            <text:p>0.525474</text:p>
          </table:table-cell>
          <table:table-cell office:value-type="float" office:value="0.583616" calcext:value-type="float">
            <text:p>0.583616</text:p>
          </table:table-cell>
          <table:table-cell office:value-type="float" office:value="0.900376" calcext:value-type="float">
            <text:p>0.900376</text:p>
          </table:table-cell>
          <table:table-cell table:formula="of:=[.D27]*[.G27]" office:value-type="float" office:value="0.498097907336" calcext:value-type="float">
            <text:p>0.4980979073</text:p>
          </table:table-cell>
          <table:table-cell/>
          <table:table-cell table:formula="of:=[.E27]-[.F27]" office:value-type="float" office:value="-0.058142" calcext:value-type="float">
            <text:p>-0.058142</text:p>
          </table:table-cell>
          <table:table-cell table:formula="of:=1-[.J27]" office:value-type="float" office:value="1.058142" calcext:value-type="float">
            <text:p>1.058142</text:p>
          </table:table-cell>
          <table:table-cell table:formula="of:=[.K27]*[.D27]" office:value-type="float" office:value="0.585375793962" calcext:value-type="float">
            <text:p>0.58537579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513285" calcext:value-type="float">
            <text:p>0.513285</text:p>
          </table:table-cell>
          <table:table-cell table:formula="of:=1-[.C28]" office:value-type="float" office:value="0.486715" calcext:value-type="float">
            <text:p>0.486715</text:p>
          </table:table-cell>
          <table:table-cell office:value-type="float" office:value="0.507568" calcext:value-type="float">
            <text:p>0.507568</text:p>
          </table:table-cell>
          <table:table-cell office:value-type="float" office:value="0.572979" calcext:value-type="float">
            <text:p>0.572979</text:p>
          </table:table-cell>
          <table:table-cell office:value-type="float" office:value="0.885842" calcext:value-type="float">
            <text:p>0.885842</text:p>
          </table:table-cell>
          <table:table-cell table:formula="of:=[.D28]*[.G28]" office:value-type="float" office:value="0.43115258903" calcext:value-type="float">
            <text:p>0.431152589</text:p>
          </table:table-cell>
          <table:table-cell/>
          <table:table-cell table:formula="of:=[.E28]-[.F28]" office:value-type="float" office:value="-0.065411" calcext:value-type="float">
            <text:p>-0.065411</text:p>
          </table:table-cell>
          <table:table-cell table:formula="of:=1-[.J28]" office:value-type="float" office:value="1.065411" calcext:value-type="float">
            <text:p>1.065411</text:p>
          </table:table-cell>
          <table:table-cell table:formula="of:=[.K28]*[.D28]" office:value-type="float" office:value="0.518551514865" calcext:value-type="float">
            <text:p>0.518551514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74308749786731" calcext:value-type="float">
            <text:p>-0.7430874979</text:p>
          </table:table-cell>
          <table:table-cell table:style-name="ce1" table:formula="of:=CORREL([.B17:.B28];[.D17:.D28])" office:value-type="float" office:value="0.74308749786731" calcext:value-type="float">
            <text:p>0.7430874979</text:p>
          </table:table-cell>
          <table:table-cell table:formula="of:=CORREL([.B17:.B28];[.E17:.E28])" office:value-type="float" office:value="-0.504170058583371" calcext:value-type="float">
            <text:p>-0.5041700586</text:p>
          </table:table-cell>
          <table:table-cell table:formula="of:=CORREL([.B17:.B28];[.F17:.F28])" office:value-type="float" office:value="-0.0126145782582382" calcext:value-type="float">
            <text:p>-0.0126145783</text:p>
          </table:table-cell>
          <table:table-cell table:formula="of:=CORREL([.B17:.B28];[.G17:.G28])" office:value-type="float" office:value="-0.531193849470628" calcext:value-type="float">
            <text:p>-0.5311938495</text:p>
          </table:table-cell>
          <table:table-cell table:style-name="ce1" table:formula="of:=CORREL([.B17:.B28];[.H17:.H28])" office:value-type="float" office:value="0.737257147158851" calcext:value-type="float">
            <text:p>0.7372571472</text:p>
          </table:table-cell>
          <table:table-cell/>
          <table:table-cell table:formula="of:=[.E29]-[.F29]" office:value-type="float" office:value="-0.491555480325133" calcext:value-type="float">
            <text:p>-0.4915554803</text:p>
          </table:table-cell>
          <table:table-cell table:formula="of:=1-[.J29]" office:value-type="float" office:value="1.49155548032513" calcext:value-type="float">
            <text:p>1.4915554803</text:p>
          </table:table-cell>
          <table:table-cell table:style-name="ce1" table:formula="of:=CORREL([.B18:.B28];[.L18:.L28])" office:value-type="float" office:value="0.741485647357661" calcext:value-type="float">
            <text:p>0.7414856474</text:p>
          </table:table-cell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14332" calcext:value-type="float">
            <text:p>0.614332</text:p>
          </table:table-cell>
          <table:table-cell table:formula="of:=1-[.C32]" office:value-type="float" office:value="0.385668" calcext:value-type="float">
            <text:p>0.385668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35065" calcext:value-type="float">
            <text:p>0.935065</text:p>
          </table:table-cell>
          <table:table-cell office:value-type="float" office:value="0.891203285333105" calcext:value-type="float">
            <text:p>0.8912032853</text:p>
          </table:table-cell>
          <table:table-cell table:formula="of:=[.D32]*[.G32]" office:value-type="float" office:value="0.343708588647848" calcext:value-type="float">
            <text:p>0.3437085886</text:p>
          </table:table-cell>
          <table:table-cell/>
          <table:table-cell table:formula="of:=[.E32]-[.F32]" office:value-type="float" office:value="-0.101732" calcext:value-type="float">
            <text:p>-0.101732</text:p>
          </table:table-cell>
          <table:table-cell table:formula="of:=1-[.J32]" office:value-type="float" office:value="1.101732" calcext:value-type="float">
            <text:p>1.101732</text:p>
          </table:table-cell>
          <table:table-cell table:formula="of:=[.K32]*[.D32]" office:value-type="float" office:value="0.424902776976" calcext:value-type="float">
            <text:p>0.42490277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585189" calcext:value-type="float">
            <text:p>0.585189</text:p>
          </table:table-cell>
          <table:table-cell table:formula="of:=1-[.C33]" office:value-type="float" office:value="0.414811" calcext:value-type="float">
            <text:p>0.414811</text:p>
          </table:table-cell>
          <table:table-cell office:value-type="float" office:value="0.920139" calcext:value-type="float">
            <text:p>0.920139</text:p>
          </table:table-cell>
          <table:table-cell office:value-type="float" office:value="0.94012" calcext:value-type="float">
            <text:p>0.94012</text:p>
          </table:table-cell>
          <table:table-cell office:value-type="float" office:value="0.978746330255712" calcext:value-type="float">
            <text:p>0.9787463303</text:p>
          </table:table-cell>
          <table:table-cell table:formula="of:=[.D33]*[.G33]" office:value-type="float" office:value="0.405994743999702" calcext:value-type="float">
            <text:p>0.405994744</text:p>
          </table:table-cell>
          <table:table-cell/>
          <table:table-cell table:formula="of:=[.E33]-[.F33]" office:value-type="float" office:value="-0.0199810000000001" calcext:value-type="float">
            <text:p>-0.019981</text:p>
          </table:table-cell>
          <table:table-cell table:formula="of:=1-[.J33]" office:value-type="float" office:value="1.019981" calcext:value-type="float">
            <text:p>1.019981</text:p>
          </table:table-cell>
          <table:table-cell table:formula="of:=[.K33]*[.D33]" office:value-type="float" office:value="0.423099338591" calcext:value-type="float">
            <text:p>0.423099338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08967" calcext:value-type="float">
            <text:p>0.608967</text:p>
          </table:table-cell>
          <table:table-cell table:formula="of:=1-[.C34]" office:value-type="float" office:value="0.391033" calcext:value-type="float">
            <text:p>0.391033</text:p>
          </table:table-cell>
          <table:table-cell office:value-type="float" office:value="0.830552" calcext:value-type="float">
            <text:p>0.830552</text:p>
          </table:table-cell>
          <table:table-cell office:value-type="float" office:value="0.971014" calcext:value-type="float">
            <text:p>0.971014</text:p>
          </table:table-cell>
          <table:table-cell office:value-type="float" office:value="0.855345031070613" calcext:value-type="float">
            <text:p>0.8553450311</text:p>
          </table:table-cell>
          <table:table-cell table:formula="of:=[.D34]*[.G34]" office:value-type="float" office:value="0.334468133534635" calcext:value-type="float">
            <text:p>0.3344681335</text:p>
          </table:table-cell>
          <table:table-cell/>
          <table:table-cell table:formula="of:=[.E34]-[.F34]" office:value-type="float" office:value="-0.140462" calcext:value-type="float">
            <text:p>-0.140462</text:p>
          </table:table-cell>
          <table:table-cell table:formula="of:=1-[.J34]" office:value-type="float" office:value="1.140462" calcext:value-type="float">
            <text:p>1.140462</text:p>
          </table:table-cell>
          <table:table-cell table:formula="of:=[.K34]*[.D34]" office:value-type="float" office:value="0.445958277246" calcext:value-type="float">
            <text:p>0.445958277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612007" calcext:value-type="float">
            <text:p>0.612007</text:p>
          </table:table-cell>
          <table:table-cell table:formula="of:=1-[.C35]" office:value-type="float" office:value="0.387993" calcext:value-type="float">
            <text:p>0.387993</text:p>
          </table:table-cell>
          <table:table-cell office:value-type="float" office:value="0.94181" calcext:value-type="float">
            <text:p>0.94181</text:p>
          </table:table-cell>
          <table:table-cell office:value-type="float" office:value="0.941176" calcext:value-type="float">
            <text:p>0.941176</text:p>
          </table:table-cell>
          <table:table-cell office:value-type="float" office:value="1.00067362533681" calcext:value-type="float">
            <text:p>1.0006736253</text:p>
          </table:table-cell>
          <table:table-cell table:formula="of:=[.D35]*[.G35]" office:value-type="float" office:value="0.388254361915305" calcext:value-type="float">
            <text:p>0.3882543619</text:p>
          </table:table-cell>
          <table:table-cell/>
          <table:table-cell table:formula="of:=[.E35]-[.F35]" office:value-type="float" office:value="0.000634000000000023" calcext:value-type="float">
            <text:p>0.000634</text:p>
          </table:table-cell>
          <table:table-cell table:formula="of:=1-[.J35]" office:value-type="float" office:value="0.999366" calcext:value-type="float">
            <text:p>0.999366</text:p>
          </table:table-cell>
          <table:table-cell table:formula="of:=[.K35]*[.D35]" office:value-type="float" office:value="0.387747012438" calcext:value-type="float">
            <text:p>0.3877470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595991" calcext:value-type="float">
            <text:p>0.595991</text:p>
          </table:table-cell>
          <table:table-cell table:formula="of:=1-[.C36]" office:value-type="float" office:value="0.404009" calcext:value-type="float">
            <text:p>0.404009</text:p>
          </table:table-cell>
          <table:table-cell office:value-type="float" office:value="0.854604" calcext:value-type="float">
            <text:p>0.854604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904875249353058" calcext:value-type="float">
            <text:p>0.9048752494</text:p>
          </table:table-cell>
          <table:table-cell table:formula="of:=[.D36]*[.G36]" office:value-type="float" office:value="0.36557774461588" calcext:value-type="float">
            <text:p>0.3655777446</text:p>
          </table:table-cell>
          <table:table-cell/>
          <table:table-cell table:formula="of:=[.E36]-[.F36]" office:value-type="float" office:value="-0.08984" calcext:value-type="float">
            <text:p>-0.08984</text:p>
          </table:table-cell>
          <table:table-cell table:formula="of:=1-[.J36]" office:value-type="float" office:value="1.08984" calcext:value-type="float">
            <text:p>1.08984</text:p>
          </table:table-cell>
          <table:table-cell table:formula="of:=[.K36]*[.D36]" office:value-type="float" office:value="0.44030516856" calcext:value-type="float">
            <text:p>0.440305168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609097" calcext:value-type="float">
            <text:p>0.609097</text:p>
          </table:table-cell>
          <table:table-cell table:formula="of:=1-[.C37]" office:value-type="float" office:value="0.390903" calcext:value-type="float">
            <text:p>0.390903</text:p>
          </table:table-cell>
          <table:table-cell office:value-type="float" office:value="0.806069" calcext:value-type="float">
            <text:p>0.806069</text:p>
          </table:table-cell>
          <table:table-cell office:value-type="float" office:value="0.948387" calcext:value-type="float">
            <text:p>0.948387</text:p>
          </table:table-cell>
          <table:table-cell office:value-type="float" office:value="0.849936787408516" calcext:value-type="float">
            <text:p>0.8499367874</text:p>
          </table:table-cell>
          <table:table-cell table:formula="of:=[.D37]*[.G37]" office:value-type="float" office:value="0.332242840008351" calcext:value-type="float">
            <text:p>0.33224284</text:p>
          </table:table-cell>
          <table:table-cell/>
          <table:table-cell table:formula="of:=[.E37]-[.F37]" office:value-type="float" office:value="-0.142318" calcext:value-type="float">
            <text:p>-0.142318</text:p>
          </table:table-cell>
          <table:table-cell table:formula="of:=1-[.J37]" office:value-type="float" office:value="1.142318" calcext:value-type="float">
            <text:p>1.142318</text:p>
          </table:table-cell>
          <table:table-cell table:formula="of:=[.K37]*[.D37]" office:value-type="float" office:value="0.446535533154" calcext:value-type="float">
            <text:p>0.446535533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607539" calcext:value-type="float">
            <text:p>0.607539</text:p>
          </table:table-cell>
          <table:table-cell table:formula="of:=1-[.C38]" office:value-type="float" office:value="0.392461" calcext:value-type="float">
            <text:p>0.392461</text:p>
          </table:table-cell>
          <table:table-cell office:value-type="float" office:value="0.863095" calcext:value-type="float">
            <text:p>0.863095</text:p>
          </table:table-cell>
          <table:table-cell office:value-type="float" office:value="0.947368" calcext:value-type="float">
            <text:p>0.947368</text:p>
          </table:table-cell>
          <table:table-cell office:value-type="float" office:value="0.911045127131168" calcext:value-type="float">
            <text:p>0.9110451271</text:p>
          </table:table-cell>
          <table:table-cell table:formula="of:=[.D38]*[.G38]" office:value-type="float" office:value="0.357549681639025" calcext:value-type="float">
            <text:p>0.3575496816</text:p>
          </table:table-cell>
          <table:table-cell/>
          <table:table-cell table:formula="of:=[.E38]-[.F38]" office:value-type="float" office:value="-0.084273" calcext:value-type="float">
            <text:p>-0.084273</text:p>
          </table:table-cell>
          <table:table-cell table:formula="of:=1-[.J38]" office:value-type="float" office:value="1.084273" calcext:value-type="float">
            <text:p>1.084273</text:p>
          </table:table-cell>
          <table:table-cell table:formula="of:=[.K38]*[.D38]" office:value-type="float" office:value="0.425534865853" calcext:value-type="float">
            <text:p>0.425534865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596277" calcext:value-type="float">
            <text:p>0.596277</text:p>
          </table:table-cell>
          <table:table-cell table:formula="of:=1-[.C39]" office:value-type="float" office:value="0.403723" calcext:value-type="float">
            <text:p>0.403723</text:p>
          </table:table-cell>
          <table:table-cell office:value-type="float" office:value="0.821782" calcext:value-type="float">
            <text:p>0.821782</text:p>
          </table:table-cell>
          <table:table-cell office:value-type="float" office:value="0.953947" calcext:value-type="float">
            <text:p>0.953947</text:p>
          </table:table-cell>
          <table:table-cell office:value-type="float" office:value="0.861454567182454" calcext:value-type="float">
            <text:p>0.8614545672</text:p>
          </table:table-cell>
          <table:table-cell table:formula="of:=[.D39]*[.G39]" office:value-type="float" office:value="0.347789022226602" calcext:value-type="float">
            <text:p>0.3477890222</text:p>
          </table:table-cell>
          <table:table-cell/>
          <table:table-cell table:formula="of:=[.E39]-[.F39]" office:value-type="float" office:value="-0.132165" calcext:value-type="float">
            <text:p>-0.132165</text:p>
          </table:table-cell>
          <table:table-cell table:formula="of:=1-[.J39]" office:value-type="float" office:value="1.132165" calcext:value-type="float">
            <text:p>1.132165</text:p>
          </table:table-cell>
          <table:table-cell table:formula="of:=[.K39]*[.D39]" office:value-type="float" office:value="0.457081050295" calcext:value-type="float">
            <text:p>0.457081050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-0.592317661396828" calcext:value-type="float">
            <text:p>-0.5923176614</text:p>
          </table:table-cell>
          <table:table-cell table:style-name="ce1" table:formula="of:=CORREL([.B32:.B39];[.D32:.D39])" office:value-type="float" office:value="0.592317661396828" calcext:value-type="float">
            <text:p>0.5923176614</text:p>
          </table:table-cell>
          <table:table-cell table:style-name="ce2" table:formula="of:=CORREL([.B32:.B39];[.E32:.E39])" office:value-type="float" office:value="0.5477498042786" calcext:value-type="float">
            <text:p>0.5477498043</text:p>
          </table:table-cell>
          <table:table-cell table:style-name="ce2" table:formula="of:=CORREL([.B32:.B39];[.F32:.F39])" office:value-type="float" office:value="-0.55163912005523" calcext:value-type="float">
            <text:p>-0.5516391201</text:p>
          </table:table-cell>
          <table:table-cell table:formula="of:=CORREL([.B32:.B39];[.G32:.G39])" office:value-type="float" office:value="0.597463076534838" calcext:value-type="float">
            <text:p>0.5974630765</text:p>
          </table:table-cell>
          <table:table-cell table:style-name="ce1" table:formula="of:=CORREL([.B32:.B39];[.H32:.H39])" office:value-type="float" office:value="0.72851692866865" calcext:value-type="float">
            <text:p>0.7285169287</text:p>
          </table:table-cell>
          <table:table-cell/>
          <table:table-cell table:formula="of:=[.E40]-[.F40]" office:value-type="float" office:value="1.09938892433383" calcext:value-type="float">
            <text:p>1.0993889243</text:p>
          </table:table-cell>
          <table:table-cell table:formula="of:=1-[.J40]" office:value-type="float" office:value="-0.0993889243338297" calcext:value-type="float">
            <text:p>-0.0993889243</text:p>
          </table:table-cell>
          <table:table-cell table:formula="of:=CORREL([.B32:.B39];[.L32:.L39])" office:value-type="float" office:value="-0.310743349960242" calcext:value-type="float">
            <text:p>-0.31074335</text:p>
          </table:table-cell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418413" calcext:value-type="float">
            <text:p>0.418413</text:p>
          </table:table-cell>
          <table:table-cell table:formula="of:=1-[.C43]" office:value-type="float" office:value="0.581587" calcext:value-type="float">
            <text:p>0.581587</text:p>
          </table:table-cell>
          <table:table-cell office:value-type="float" office:value="0.714475" calcext:value-type="float">
            <text:p>0.714475</text:p>
          </table:table-cell>
          <table:table-cell office:value-type="float" office:value="0.738241" calcext:value-type="float">
            <text:p>0.738241</text:p>
          </table:table-cell>
          <table:table-cell office:value-type="float" office:value="0.967807" calcext:value-type="float">
            <text:p>0.967807</text:p>
          </table:table-cell>
          <table:table-cell table:formula="of:=[.D43]*[.G43]" office:value-type="float" office:value="0.562863969709" calcext:value-type="float">
            <text:p>0.5628639697</text:p>
          </table:table-cell>
          <table:table-cell/>
          <table:table-cell table:formula="of:=[.E43]-[.F43]" office:value-type="float" office:value="-0.023766" calcext:value-type="float">
            <text:p>-0.023766</text:p>
          </table:table-cell>
          <table:table-cell table:formula="of:=1-[.J43]" office:value-type="float" office:value="1.023766" calcext:value-type="float">
            <text:p>1.023766</text:p>
          </table:table-cell>
          <table:table-cell table:formula="of:=[.K43]*[.D43]" office:value-type="float" office:value="0.595408996642" calcext:value-type="float">
            <text:p>0.595408996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413403" calcext:value-type="float">
            <text:p>0.413403</text:p>
          </table:table-cell>
          <table:table-cell table:formula="of:=1-[.C44]" office:value-type="float" office:value="0.586597" calcext:value-type="float">
            <text:p>0.586597</text:p>
          </table:table-cell>
          <table:table-cell office:value-type="float" office:value="0.708115" calcext:value-type="float">
            <text:p>0.708115</text:p>
          </table:table-cell>
          <table:table-cell office:value-type="float" office:value="0.736243" calcext:value-type="float">
            <text:p>0.736243</text:p>
          </table:table-cell>
          <table:table-cell office:value-type="float" office:value="0.961796" calcext:value-type="float">
            <text:p>0.961796</text:p>
          </table:table-cell>
          <table:table-cell table:formula="of:=[.D44]*[.G44]" office:value-type="float" office:value="0.564186648212" calcext:value-type="float">
            <text:p>0.5641866482</text:p>
          </table:table-cell>
          <table:table-cell/>
          <table:table-cell table:formula="of:=[.E44]-[.F44]" office:value-type="float" office:value="-0.028128" calcext:value-type="float">
            <text:p>-0.028128</text:p>
          </table:table-cell>
          <table:table-cell table:formula="of:=1-[.J44]" office:value-type="float" office:value="1.028128" calcext:value-type="float">
            <text:p>1.028128</text:p>
          </table:table-cell>
          <table:table-cell table:formula="of:=[.K44]*[.D44]" office:value-type="float" office:value="0.603096800416" calcext:value-type="float">
            <text:p>0.603096800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377451" calcext:value-type="float">
            <text:p>0.377451</text:p>
          </table:table-cell>
          <table:table-cell table:formula="of:=1-[.C45]" office:value-type="float" office:value="0.622549" calcext:value-type="float">
            <text:p>0.622549</text:p>
          </table:table-cell>
          <table:table-cell office:value-type="float" office:value="0.705144" calcext:value-type="float">
            <text:p>0.705144</text:p>
          </table:table-cell>
          <table:table-cell office:value-type="float" office:value="0.744898" calcext:value-type="float">
            <text:p>0.744898</text:p>
          </table:table-cell>
          <table:table-cell office:value-type="float" office:value="0.946632" calcext:value-type="float">
            <text:p>0.946632</text:p>
          </table:table-cell>
          <table:table-cell table:formula="of:=[.D45]*[.G45]" office:value-type="float" office:value="0.589324804968" calcext:value-type="float">
            <text:p>0.589324805</text:p>
          </table:table-cell>
          <table:table-cell/>
          <table:table-cell table:formula="of:=[.E45]-[.F45]" office:value-type="float" office:value="-0.039754" calcext:value-type="float">
            <text:p>-0.039754</text:p>
          </table:table-cell>
          <table:table-cell table:formula="of:=1-[.J45]" office:value-type="float" office:value="1.039754" calcext:value-type="float">
            <text:p>1.039754</text:p>
          </table:table-cell>
          <table:table-cell table:formula="of:=[.K45]*[.D45]" office:value-type="float" office:value="0.647297812946" calcext:value-type="float">
            <text:p>0.647297812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510441" calcext:value-type="float">
            <text:p>0.510441</text:p>
          </table:table-cell>
          <table:table-cell table:formula="of:=1-[.C46]" office:value-type="float" office:value="0.489559" calcext:value-type="float">
            <text:p>0.489559</text:p>
          </table:table-cell>
          <table:table-cell office:value-type="float" office:value="0.686513" calcext:value-type="float">
            <text:p>0.686513</text:p>
          </table:table-cell>
          <table:table-cell office:value-type="float" office:value="0.712598" calcext:value-type="float">
            <text:p>0.712598</text:p>
          </table:table-cell>
          <table:table-cell office:value-type="float" office:value="0.963394" calcext:value-type="float">
            <text:p>0.963394</text:p>
          </table:table-cell>
          <table:table-cell table:formula="of:=[.D46]*[.G46]" office:value-type="float" office:value="0.471638203246" calcext:value-type="float">
            <text:p>0.4716382032</text:p>
          </table:table-cell>
          <table:table-cell/>
          <table:table-cell table:formula="of:=[.E46]-[.F46]" office:value-type="float" office:value="-0.026085" calcext:value-type="float">
            <text:p>-0.026085</text:p>
          </table:table-cell>
          <table:table-cell table:formula="of:=1-[.J46]" office:value-type="float" office:value="1.026085" calcext:value-type="float">
            <text:p>1.026085</text:p>
          </table:table-cell>
          <table:table-cell table:formula="of:=[.K46]*[.D46]" office:value-type="float" office:value="0.502329146515" calcext:value-type="float">
            <text:p>0.502329146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355694" calcext:value-type="float">
            <text:p>0.355694</text:p>
          </table:table-cell>
          <table:table-cell table:formula="of:=1-[.C47]" office:value-type="float" office:value="0.644306" calcext:value-type="float">
            <text:p>0.644306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757339" calcext:value-type="float">
            <text:p>0.757339</text:p>
          </table:table-cell>
          <table:table-cell office:value-type="float" office:value="0.921219" calcext:value-type="float">
            <text:p>0.921219</text:p>
          </table:table-cell>
          <table:table-cell table:formula="of:=[.D47]*[.G47]" office:value-type="float" office:value="0.593546929014" calcext:value-type="float">
            <text:p>0.593546929</text:p>
          </table:table-cell>
          <table:table-cell/>
          <table:table-cell table:formula="of:=[.E47]-[.F47]" office:value-type="float" office:value="-0.059665" calcext:value-type="float">
            <text:p>-0.059665</text:p>
          </table:table-cell>
          <table:table-cell table:formula="of:=1-[.J47]" office:value-type="float" office:value="1.059665" calcext:value-type="float">
            <text:p>1.059665</text:p>
          </table:table-cell>
          <table:table-cell table:formula="of:=[.K47]*[.D47]" office:value-type="float" office:value="0.68274851749" calcext:value-type="float">
            <text:p>0.682748517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507525" calcext:value-type="float">
            <text:p>0.507525</text:p>
          </table:table-cell>
          <table:table-cell table:formula="of:=1-[.C48]" office:value-type="float" office:value="0.492475" calcext:value-type="float">
            <text:p>0.492475</text:p>
          </table:table-cell>
          <table:table-cell office:value-type="float" office:value="0.675214" calcext:value-type="float">
            <text:p>0.675214</text:p>
          </table:table-cell>
          <table:table-cell office:value-type="float" office:value="0.740385" calcext:value-type="float">
            <text:p>0.740385</text:p>
          </table:table-cell>
          <table:table-cell office:value-type="float" office:value="0.911977" calcext:value-type="float">
            <text:p>0.911977</text:p>
          </table:table-cell>
          <table:table-cell table:formula="of:=[.D48]*[.G48]" office:value-type="float" office:value="0.449125873075" calcext:value-type="float">
            <text:p>0.4491258731</text:p>
          </table:table-cell>
          <table:table-cell/>
          <table:table-cell table:formula="of:=[.E48]-[.F48]" office:value-type="float" office:value="-0.065171" calcext:value-type="float">
            <text:p>-0.065171</text:p>
          </table:table-cell>
          <table:table-cell table:formula="of:=1-[.J48]" office:value-type="float" office:value="1.065171" calcext:value-type="float">
            <text:p>1.065171</text:p>
          </table:table-cell>
          <table:table-cell table:formula="of:=[.K48]*[.D48]" office:value-type="float" office:value="0.524570088225" calcext:value-type="float">
            <text:p>0.5245700882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306882" calcext:value-type="float">
            <text:p>0.306882</text:p>
          </table:table-cell>
          <table:table-cell table:formula="of:=1-[.C49]" office:value-type="float" office:value="0.693118" calcext:value-type="float">
            <text:p>0.693118</text:p>
          </table:table-cell>
          <table:table-cell office:value-type="float" office:value="0.741036" calcext:value-type="float">
            <text:p>0.741036</text:p>
          </table:table-cell>
          <table:table-cell office:value-type="float" office:value="0.72619" calcext:value-type="float">
            <text:p>0.72619</text:p>
          </table:table-cell>
          <table:table-cell office:value-type="float" office:value="1.02044" calcext:value-type="float">
            <text:p>1.02044</text:p>
          </table:table-cell>
          <table:table-cell table:formula="of:=[.D49]*[.G49]" office:value-type="float" office:value="0.70728533192" calcext:value-type="float">
            <text:p>0.7072853319</text:p>
          </table:table-cell>
          <table:table-cell/>
          <table:table-cell table:formula="of:=[.E49]-[.F49]" office:value-type="float" office:value="0.0148459999999998" calcext:value-type="float">
            <text:p>0.014846</text:p>
          </table:table-cell>
          <table:table-cell table:formula="of:=1-[.J49]" office:value-type="float" office:value="0.985154" calcext:value-type="float">
            <text:p>0.985154</text:p>
          </table:table-cell>
          <table:table-cell table:formula="of:=[.K49]*[.D49]" office:value-type="float" office:value="0.682827970172" calcext:value-type="float">
            <text:p>0.682827970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3:.B49];[.C43:.C49])" office:value-type="float" office:value="-0.801385684447592" calcext:value-type="float">
            <text:p>-0.8013856844</text:p>
          </table:table-cell>
          <table:table-cell table:style-name="ce1" table:formula="of:=CORREL([.B43:.B49];[.D43:.D49])" office:value-type="float" office:value="0.801385684447592" calcext:value-type="float">
            <text:p>0.8013856844</text:p>
          </table:table-cell>
          <table:table-cell table:formula="of:=CORREL([.B42:.B49];[.E42:.E49])" office:value-type="float" office:value="0.550930487131706" calcext:value-type="float">
            <text:p>0.5509304871</text:p>
          </table:table-cell>
          <table:table-cell table:formula="of:=CORREL([.B42:.B49];[.F42:.F49])" office:value-type="float" office:value="0.338329891695528" calcext:value-type="float">
            <text:p>0.3383298917</text:p>
          </table:table-cell>
          <table:table-cell table:formula="of:=CORREL([.B42:.B49];[.G42:.G49])" office:value-type="float" office:value="0.27947997607431" calcext:value-type="float">
            <text:p>0.2794799761</text:p>
          </table:table-cell>
          <table:table-cell table:style-name="ce1" table:formula="of:=CORREL([.B42:.B49];[.H42:.H49])" office:value-type="float" office:value="0.753743629216751" calcext:value-type="float">
            <text:p>0.7537436292</text:p>
          </table:table-cell>
          <table:table-cell/>
          <table:table-cell table:formula="of:=[.E50]-[.F50]" office:value-type="float" office:value="0.212600595436178" calcext:value-type="float">
            <text:p>0.2126005954</text:p>
          </table:table-cell>
          <table:table-cell table:formula="of:=1-[.J50]" office:value-type="float" office:value="0.787399404563822" calcext:value-type="float">
            <text:p>0.7873994046</text:p>
          </table:table-cell>
          <table:table-cell table:style-name="ce1" table:formula="of:=CORREL([.B43:.B49];[.L43:.L49])" office:value-type="float" office:value="0.807902284627173" calcext:value-type="float">
            <text:p>0.8079022846</text:p>
          </table:table-cell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28059" calcext:value-type="float">
            <text:p>0.28059</text:p>
          </table:table-cell>
          <table:table-cell table:formula="of:=1-[.C53]" office:value-type="float" office:value="0.71941" calcext:value-type="float">
            <text:p>0.71941</text:p>
          </table:table-cell>
          <table:table-cell office:value-type="float" office:value="0.577534" calcext:value-type="float">
            <text:p>0.577534</text:p>
          </table:table-cell>
          <table:table-cell office:value-type="float" office:value="0.603015" calcext:value-type="float">
            <text:p>0.603015</text:p>
          </table:table-cell>
          <table:table-cell office:value-type="float" office:value="0.957744003051334" calcext:value-type="float">
            <text:p>0.9577440031</text:p>
          </table:table-cell>
          <table:table-cell table:formula="of:=[.D53]*[.G53]" office:value-type="float" office:value="0.68901061323516" calcext:value-type="float">
            <text:p>0.6890106132</text:p>
          </table:table-cell>
          <table:table-cell/>
          <table:table-cell table:formula="of:=[.E53]-[.F53]" office:value-type="float" office:value="-0.025481" calcext:value-type="float">
            <text:p>-0.025481</text:p>
          </table:table-cell>
          <table:table-cell table:formula="of:=1-[.J53]" office:value-type="float" office:value="1.025481" calcext:value-type="float">
            <text:p>1.025481</text:p>
          </table:table-cell>
          <table:table-cell table:formula="of:=[.K53]*[.D53]" office:value-type="float" office:value="0.73774128621" calcext:value-type="float">
            <text:p>0.737741286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3494" calcext:value-type="float">
            <text:p>0.3494</text:p>
          </table:table-cell>
          <table:table-cell table:formula="of:=1-[.C54]" office:value-type="float" office:value="0.6506" calcext:value-type="float">
            <text:p>0.6506</text:p>
          </table:table-cell>
          <table:table-cell office:value-type="float" office:value="0.606024" calcext:value-type="float">
            <text:p>0.606024</text:p>
          </table:table-cell>
          <table:table-cell office:value-type="float" office:value="0.588533" calcext:value-type="float">
            <text:p>0.588533</text:p>
          </table:table-cell>
          <table:table-cell office:value-type="float" office:value="1.02971965888064" calcext:value-type="float">
            <text:p>1.0297196589</text:p>
          </table:table-cell>
          <table:table-cell table:formula="of:=[.D54]*[.G54]" office:value-type="float" office:value="0.669935610067744" calcext:value-type="float">
            <text:p>0.6699356101</text:p>
          </table:table-cell>
          <table:table-cell/>
          <table:table-cell table:formula="of:=[.E54]-[.F54]" office:value-type="float" office:value="0.017491" calcext:value-type="float">
            <text:p>0.017491</text:p>
          </table:table-cell>
          <table:table-cell table:formula="of:=1-[.J54]" office:value-type="float" office:value="0.982509" calcext:value-type="float">
            <text:p>0.982509</text:p>
          </table:table-cell>
          <table:table-cell table:formula="of:=[.K54]*[.D54]" office:value-type="float" office:value="0.6392203554" calcext:value-type="float">
            <text:p>0.639220355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407157" calcext:value-type="float">
            <text:p>0.407157</text:p>
          </table:table-cell>
          <table:table-cell table:formula="of:=1-[.C55]" office:value-type="float" office:value="0.592843" calcext:value-type="float">
            <text:p>0.592843</text:p>
          </table:table-cell>
          <table:table-cell office:value-type="float" office:value="0.615108" calcext:value-type="float">
            <text:p>0.615108</text:p>
          </table:table-cell>
          <table:table-cell office:value-type="float" office:value="0.59306" calcext:value-type="float">
            <text:p>0.59306</text:p>
          </table:table-cell>
          <table:table-cell office:value-type="float" office:value="1.0371766768961" calcext:value-type="float">
            <text:p>1.0371766769</text:p>
          </table:table-cell>
          <table:table-cell table:formula="of:=[.D55]*[.G55]" office:value-type="float" office:value="0.614882932661115" calcext:value-type="float">
            <text:p>0.6148829327</text:p>
          </table:table-cell>
          <table:table-cell/>
          <table:table-cell table:formula="of:=[.E55]-[.F55]" office:value-type="float" office:value="0.022048" calcext:value-type="float">
            <text:p>0.022048</text:p>
          </table:table-cell>
          <table:table-cell table:formula="of:=1-[.J55]" office:value-type="float" office:value="0.977952" calcext:value-type="float">
            <text:p>0.977952</text:p>
          </table:table-cell>
          <table:table-cell table:formula="of:=[.K55]*[.D55]" office:value-type="float" office:value="0.579771997536" calcext:value-type="float">
            <text:p>0.57977199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27642" calcext:value-type="float">
            <text:p>0.427642</text:p>
          </table:table-cell>
          <table:table-cell table:formula="of:=1-[.C56]" office:value-type="float" office:value="0.572358" calcext:value-type="float">
            <text:p>0.572358</text:p>
          </table:table-cell>
          <table:table-cell office:value-type="float" office:value="0.608426" calcext:value-type="float">
            <text:p>0.608426</text:p>
          </table:table-cell>
          <table:table-cell office:value-type="float" office:value="0.621118" calcext:value-type="float">
            <text:p>0.621118</text:p>
          </table:table-cell>
          <table:table-cell office:value-type="float" office:value="0.979565879591318" calcext:value-type="float">
            <text:p>0.9795658796</text:p>
          </table:table-cell>
          <table:table-cell table:formula="of:=[.D56]*[.G56]" office:value-type="float" office:value="0.560662367711128" calcext:value-type="float">
            <text:p>0.5606623677</text:p>
          </table:table-cell>
          <table:table-cell/>
          <table:table-cell table:formula="of:=[.E56]-[.F56]" office:value-type="float" office:value="-0.0126919999999999" calcext:value-type="float">
            <text:p>-0.012692</text:p>
          </table:table-cell>
          <table:table-cell table:formula="of:=1-[.J56]" office:value-type="float" office:value="1.012692" calcext:value-type="float">
            <text:p>1.012692</text:p>
          </table:table-cell>
          <table:table-cell table:formula="of:=[.K56]*[.D56]" office:value-type="float" office:value="0.579622367736" calcext:value-type="float">
            <text:p>0.579622367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16563" calcext:value-type="float">
            <text:p>0.416563</text:p>
          </table:table-cell>
          <table:table-cell table:formula="of:=1-[.C57]" office:value-type="float" office:value="0.583437" calcext:value-type="float">
            <text:p>0.583437</text:p>
          </table:table-cell>
          <table:table-cell office:value-type="float" office:value="0.592771" calcext:value-type="float">
            <text:p>0.592771</text:p>
          </table:table-cell>
          <table:table-cell office:value-type="float" office:value="0.593893" calcext:value-type="float">
            <text:p>0.593893</text:p>
          </table:table-cell>
          <table:table-cell office:value-type="float" office:value="0.998110770795413" calcext:value-type="float">
            <text:p>0.9981107708</text:p>
          </table:table-cell>
          <table:table-cell table:formula="of:=[.D57]*[.G57]" office:value-type="float" office:value="0.582334753780563" calcext:value-type="float">
            <text:p>0.5823347538</text:p>
          </table:table-cell>
          <table:table-cell/>
          <table:table-cell table:formula="of:=[.E57]-[.F57]" office:value-type="float" office:value="-0.00112200000000007" calcext:value-type="float">
            <text:p>-0.001122</text:p>
          </table:table-cell>
          <table:table-cell table:formula="of:=1-[.J57]" office:value-type="float" office:value="1.001122" calcext:value-type="float">
            <text:p>1.001122</text:p>
          </table:table-cell>
          <table:table-cell table:formula="of:=[.K57]*[.D57]" office:value-type="float" office:value="0.584091616314" calcext:value-type="float">
            <text:p>0.584091616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06591" calcext:value-type="float">
            <text:p>0.306591</text:p>
          </table:table-cell>
          <table:table-cell table:formula="of:=1-[.C58]" office:value-type="float" office:value="0.693409" calcext:value-type="float">
            <text:p>0.693409</text:p>
          </table:table-cell>
          <table:table-cell office:value-type="float" office:value="0.593393" calcext:value-type="float">
            <text:p>0.593393</text:p>
          </table:table-cell>
          <table:table-cell office:value-type="float" office:value="0.575806" calcext:value-type="float">
            <text:p>0.575806</text:p>
          </table:table-cell>
          <table:table-cell office:value-type="float" office:value="1.03054327325523" calcext:value-type="float">
            <text:p>1.0305432733</text:p>
          </table:table-cell>
          <table:table-cell table:formula="of:=[.D58]*[.G58]" office:value-type="float" office:value="0.714587980564636" calcext:value-type="float">
            <text:p>0.7145879806</text:p>
          </table:table-cell>
          <table:table-cell/>
          <table:table-cell table:formula="of:=[.E58]-[.F58]" office:value-type="float" office:value="0.017587" calcext:value-type="float">
            <text:p>0.017587</text:p>
          </table:table-cell>
          <table:table-cell table:formula="of:=1-[.J58]" office:value-type="float" office:value="0.982413" calcext:value-type="float">
            <text:p>0.982413</text:p>
          </table:table-cell>
          <table:table-cell table:formula="of:=[.K58]*[.D58]" office:value-type="float" office:value="0.681214015917" calcext:value-type="float">
            <text:p>0.681214015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244927" calcext:value-type="float">
            <text:p>0.244927</text:p>
          </table:table-cell>
          <table:table-cell table:formula="of:=1-[.C59]" office:value-type="float" office:value="0.755073" calcext:value-type="float">
            <text:p>0.755073</text:p>
          </table:table-cell>
          <table:table-cell office:value-type="float" office:value="0.60425" calcext:value-type="float">
            <text:p>0.60425</text:p>
          </table:table-cell>
          <table:table-cell office:value-type="float" office:value="0.589869" calcext:value-type="float">
            <text:p>0.589869</text:p>
          </table:table-cell>
          <table:table-cell office:value-type="float" office:value="1.02437998945529" calcext:value-type="float">
            <text:p>1.0243799895</text:p>
          </table:table-cell>
          <table:table-cell table:formula="of:=[.D59]*[.G59]" office:value-type="float" office:value="0.773481671777974" calcext:value-type="float">
            <text:p>0.7734816718</text:p>
          </table:table-cell>
          <table:table-cell/>
          <table:table-cell table:formula="of:=[.E59]-[.F59]" office:value-type="float" office:value="0.0143810000000001" calcext:value-type="float">
            <text:p>0.014381</text:p>
          </table:table-cell>
          <table:table-cell table:formula="of:=1-[.J59]" office:value-type="float" office:value="0.985619" calcext:value-type="float">
            <text:p>0.985619</text:p>
          </table:table-cell>
          <table:table-cell table:formula="of:=[.K59]*[.D59]" office:value-type="float" office:value="0.744214295187" calcext:value-type="float">
            <text:p>0.744214295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1296" calcext:value-type="float">
            <text:p>0.31296</text:p>
          </table:table-cell>
          <table:table-cell table:formula="of:=1-[.C60]" office:value-type="float" office:value="0.68704" calcext:value-type="float">
            <text:p>0.68704</text:p>
          </table:table-cell>
          <table:table-cell office:value-type="float" office:value="0.586476" calcext:value-type="float">
            <text:p>0.586476</text:p>
          </table:table-cell>
          <table:table-cell office:value-type="float" office:value="0.608065" calcext:value-type="float">
            <text:p>0.608065</text:p>
          </table:table-cell>
          <table:table-cell office:value-type="float" office:value="0.964495572019439" calcext:value-type="float">
            <text:p>0.964495572</text:p>
          </table:table-cell>
          <table:table-cell table:formula="of:=[.D60]*[.G60]" office:value-type="float" office:value="0.662647037800235" calcext:value-type="float">
            <text:p>0.6626470378</text:p>
          </table:table-cell>
          <table:table-cell/>
          <table:table-cell table:formula="of:=[.E60]-[.F60]" office:value-type="float" office:value="-0.021589" calcext:value-type="float">
            <text:p>-0.021589</text:p>
          </table:table-cell>
          <table:table-cell table:formula="of:=1-[.J60]" office:value-type="float" office:value="1.021589" calcext:value-type="float">
            <text:p>1.021589</text:p>
          </table:table-cell>
          <table:table-cell table:formula="of:=[.K60]*[.D60]" office:value-type="float" office:value="0.70187250656" calcext:value-type="float">
            <text:p>0.701872506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52495" calcext:value-type="float">
            <text:p>0.352495</text:p>
          </table:table-cell>
          <table:table-cell table:formula="of:=1-[.C61]" office:value-type="float" office:value="0.647505" calcext:value-type="float">
            <text:p>0.647505</text:p>
          </table:table-cell>
          <table:table-cell office:value-type="float" office:value="0.581306" calcext:value-type="float">
            <text:p>0.581306</text:p>
          </table:table-cell>
          <table:table-cell office:value-type="float" office:value="0.611465" calcext:value-type="float">
            <text:p>0.611465</text:p>
          </table:table-cell>
          <table:table-cell office:value-type="float" office:value="0.950677471318882" calcext:value-type="float">
            <text:p>0.9506774713</text:p>
          </table:table-cell>
          <table:table-cell table:formula="of:=[.D61]*[.G61]" office:value-type="float" office:value="0.615568416066333" calcext:value-type="float">
            <text:p>0.6155684161</text:p>
          </table:table-cell>
          <table:table-cell/>
          <table:table-cell table:formula="of:=[.E61]-[.F61]" office:value-type="float" office:value="-0.0301589999999999" calcext:value-type="float">
            <text:p>-0.030159</text:p>
          </table:table-cell>
          <table:table-cell table:formula="of:=1-[.J61]" office:value-type="float" office:value="1.030159" calcext:value-type="float">
            <text:p>1.030159</text:p>
          </table:table-cell>
          <table:table-cell table:formula="of:=[.K61]*[.D61]" office:value-type="float" office:value="0.667033103295" calcext:value-type="float">
            <text:p>0.66703310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49954" calcext:value-type="float">
            <text:p>0.349954</text:p>
          </table:table-cell>
          <table:table-cell table:formula="of:=1-[.C62]" office:value-type="float" office:value="0.650046" calcext:value-type="float">
            <text:p>0.650046</text:p>
          </table:table-cell>
          <table:table-cell office:value-type="float" office:value="0.598765" calcext:value-type="float">
            <text:p>0.598765</text:p>
          </table:table-cell>
          <table:table-cell office:value-type="float" office:value="0.586601" calcext:value-type="float">
            <text:p>0.586601</text:p>
          </table:table-cell>
          <table:table-cell office:value-type="float" office:value="1.02073641197339" calcext:value-type="float">
            <text:p>1.020736412</text:p>
          </table:table-cell>
          <table:table-cell table:formula="of:=[.D62]*[.G62]" office:value-type="float" office:value="0.663525621657654" calcext:value-type="float">
            <text:p>0.6635256217</text:p>
          </table:table-cell>
          <table:table-cell/>
          <table:table-cell table:formula="of:=[.E62]-[.F62]" office:value-type="float" office:value="0.0121640000000001" calcext:value-type="float">
            <text:p>0.012164</text:p>
          </table:table-cell>
          <table:table-cell table:formula="of:=1-[.J62]" office:value-type="float" office:value="0.987836" calcext:value-type="float">
            <text:p>0.987836</text:p>
          </table:table-cell>
          <table:table-cell table:formula="of:=[.K62]*[.D62]" office:value-type="float" office:value="0.642138840456" calcext:value-type="float">
            <text:p>0.642138840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537854" calcext:value-type="float">
            <text:p>0.537854</text:p>
          </table:table-cell>
          <table:table-cell table:formula="of:=1-[.C63]" office:value-type="float" office:value="0.462146" calcext:value-type="float">
            <text:p>0.462146</text:p>
          </table:table-cell>
          <table:table-cell office:value-type="float" office:value="0.624413" calcext:value-type="float">
            <text:p>0.624413</text:p>
          </table:table-cell>
          <table:table-cell office:value-type="float" office:value="0.586478" calcext:value-type="float">
            <text:p>0.586478</text:p>
          </table:table-cell>
          <table:table-cell office:value-type="float" office:value="1.06468273319715" calcext:value-type="float">
            <text:p>1.0646827332</text:p>
          </table:table-cell>
          <table:table-cell table:formula="of:=[.D63]*[.G63]" office:value-type="float" office:value="0.49203886641613" calcext:value-type="float">
            <text:p>0.4920388664</text:p>
          </table:table-cell>
          <table:table-cell/>
          <table:table-cell table:formula="of:=[.E63]-[.F63]" office:value-type="float" office:value="0.0379350000000001" calcext:value-type="float">
            <text:p>0.037935</text:p>
          </table:table-cell>
          <table:table-cell table:formula="of:=1-[.J63]" office:value-type="float" office:value="0.962065" calcext:value-type="float">
            <text:p>0.962065</text:p>
          </table:table-cell>
          <table:table-cell table:formula="of:=[.K63]*[.D63]" office:value-type="float" office:value="0.44461449149" calcext:value-type="float">
            <text:p>0.444614491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6411" calcext:value-type="float">
            <text:p>0.6411</text:p>
          </table:table-cell>
          <table:table-cell table:formula="of:=1-[.C64]" office:value-type="float" office:value="0.3589" calcext:value-type="float">
            <text:p>0.3589</text:p>
          </table:table-cell>
          <table:table-cell office:value-type="float" office:value="0.611809" calcext:value-type="float">
            <text:p>0.611809</text:p>
          </table:table-cell>
          <table:table-cell office:value-type="float" office:value="0.583062" calcext:value-type="float">
            <text:p>0.583062</text:p>
          </table:table-cell>
          <table:table-cell office:value-type="float" office:value="1.04930350460157" calcext:value-type="float">
            <text:p>1.0493035046</text:p>
          </table:table-cell>
          <table:table-cell table:formula="of:=[.D64]*[.G64]" office:value-type="float" office:value="0.376595027801503" calcext:value-type="float">
            <text:p>0.3765950278</text:p>
          </table:table-cell>
          <table:table-cell/>
          <table:table-cell table:formula="of:=[.E64]-[.F64]" office:value-type="float" office:value="0.028747" calcext:value-type="float">
            <text:p>0.028747</text:p>
          </table:table-cell>
          <table:table-cell table:formula="of:=1-[.J64]" office:value-type="float" office:value="0.971253" calcext:value-type="float">
            <text:p>0.971253</text:p>
          </table:table-cell>
          <table:table-cell table:formula="of:=[.K64]*[.D64]" office:value-type="float" office:value="0.3485827017" calcext:value-type="float">
            <text:p>0.348582701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3476" calcext:value-type="float">
            <text:p>0.663476</text:p>
          </table:table-cell>
          <table:table-cell table:formula="of:=1-[.C65]" office:value-type="float" office:value="0.336524" calcext:value-type="float">
            <text:p>0.336524</text:p>
          </table:table-cell>
          <table:table-cell office:value-type="float" office:value="0.612745" calcext:value-type="float">
            <text:p>0.612745</text:p>
          </table:table-cell>
          <table:table-cell office:value-type="float" office:value="0.584437" calcext:value-type="float">
            <text:p>0.584437</text:p>
          </table:table-cell>
          <table:table-cell office:value-type="float" office:value="1.04843635840989" calcext:value-type="float">
            <text:p>1.0484363584</text:p>
          </table:table-cell>
          <table:table-cell table:formula="of:=[.D65]*[.G65]" office:value-type="float" office:value="0.35282399707753" calcext:value-type="float">
            <text:p>0.3528239971</text:p>
          </table:table-cell>
          <table:table-cell/>
          <table:table-cell table:formula="of:=[.E65]-[.F65]" office:value-type="float" office:value="0.028308" calcext:value-type="float">
            <text:p>0.028308</text:p>
          </table:table-cell>
          <table:table-cell table:formula="of:=1-[.J65]" office:value-type="float" office:value="0.971692" calcext:value-type="float">
            <text:p>0.971692</text:p>
          </table:table-cell>
          <table:table-cell table:formula="of:=[.K65]*[.D65]" office:value-type="float" office:value="0.326997678608" calcext:value-type="float">
            <text:p>0.326997678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619765" calcext:value-type="float">
            <text:p>0.619765</text:p>
          </table:table-cell>
          <table:table-cell table:formula="of:=1-[.C66]" office:value-type="float" office:value="0.380235" calcext:value-type="float">
            <text:p>0.380235</text:p>
          </table:table-cell>
          <table:table-cell office:value-type="float" office:value="0.567222" calcext:value-type="float">
            <text:p>0.567222</text:p>
          </table:table-cell>
          <table:table-cell office:value-type="float" office:value="0.57868" calcext:value-type="float">
            <text:p>0.57868</text:p>
          </table:table-cell>
          <table:table-cell office:value-type="float" office:value="0.980199764982373" calcext:value-type="float">
            <text:p>0.980199765</text:p>
          </table:table-cell>
          <table:table-cell table:formula="of:=[.D66]*[.G66]" office:value-type="float" office:value="0.372706257638073" calcext:value-type="float">
            <text:p>0.3727062576</text:p>
          </table:table-cell>
          <table:table-cell/>
          <table:table-cell table:formula="of:=[.E66]-[.F66]" office:value-type="float" office:value="-0.0114580000000001" calcext:value-type="float">
            <text:p>-0.011458</text:p>
          </table:table-cell>
          <table:table-cell table:formula="of:=1-[.J66]" office:value-type="float" office:value="1.011458" calcext:value-type="float">
            <text:p>1.011458</text:p>
          </table:table-cell>
          <table:table-cell table:formula="of:=[.K66]*[.D66]" office:value-type="float" office:value="0.38459173263" calcext:value-type="float">
            <text:p>0.38459173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534536" calcext:value-type="float">
            <text:p>0.534536</text:p>
          </table:table-cell>
          <table:table-cell table:formula="of:=1-[.C67]" office:value-type="float" office:value="0.465464" calcext:value-type="float">
            <text:p>0.465464</text:p>
          </table:table-cell>
          <table:table-cell office:value-type="float" office:value="0.583535" calcext:value-type="float">
            <text:p>0.583535</text:p>
          </table:table-cell>
          <table:table-cell office:value-type="float" office:value="0.587436" calcext:value-type="float">
            <text:p>0.587436</text:p>
          </table:table-cell>
          <table:table-cell office:value-type="float" office:value="0.993359276585024" calcext:value-type="float">
            <text:p>0.9933592766</text:p>
          </table:table-cell>
          <table:table-cell table:formula="of:=[.D67]*[.G67]" office:value-type="float" office:value="0.462372982316372" calcext:value-type="float">
            <text:p>0.4623729823</text:p>
          </table:table-cell>
          <table:table-cell/>
          <table:table-cell table:formula="of:=[.E67]-[.F67]" office:value-type="float" office:value="-0.00390099999999993" calcext:value-type="float">
            <text:p>-0.003901</text:p>
          </table:table-cell>
          <table:table-cell table:formula="of:=1-[.J67]" office:value-type="float" office:value="1.003901" calcext:value-type="float">
            <text:p>1.003901</text:p>
          </table:table-cell>
          <table:table-cell table:formula="of:=[.K67]*[.D67]" office:value-type="float" office:value="0.467279775064" calcext:value-type="float">
            <text:p>0.467279775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443433" calcext:value-type="float">
            <text:p>0.443433</text:p>
          </table:table-cell>
          <table:table-cell table:formula="of:=1-[.C68]" office:value-type="float" office:value="0.556567" calcext:value-type="float">
            <text:p>0.556567</text:p>
          </table:table-cell>
          <table:table-cell office:value-type="float" office:value="0.606658" calcext:value-type="float">
            <text:p>0.606658</text:p>
          </table:table-cell>
          <table:table-cell office:value-type="float" office:value="0.576052" calcext:value-type="float">
            <text:p>0.576052</text:p>
          </table:table-cell>
          <table:table-cell office:value-type="float" office:value="1.05313062015235" calcext:value-type="float">
            <text:p>1.0531306202</text:p>
          </table:table-cell>
          <table:table-cell table:formula="of:=[.D68]*[.G68]" office:value-type="float" office:value="0.586137749866333" calcext:value-type="float">
            <text:p>0.5861377499</text:p>
          </table:table-cell>
          <table:table-cell/>
          <table:table-cell table:formula="of:=[.E68]-[.F68]" office:value-type="float" office:value="0.0306059999999999" calcext:value-type="float">
            <text:p>0.030606</text:p>
          </table:table-cell>
          <table:table-cell table:formula="of:=1-[.J68]" office:value-type="float" office:value="0.969394" calcext:value-type="float">
            <text:p>0.969394</text:p>
          </table:table-cell>
          <table:table-cell table:formula="of:=[.K68]*[.D68]" office:value-type="float" office:value="0.539532710398" calcext:value-type="float">
            <text:p>0.539532710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55508" calcext:value-type="float">
            <text:p>0.355508</text:p>
          </table:table-cell>
          <table:table-cell table:formula="of:=1-[.C69]" office:value-type="float" office:value="0.644492" calcext:value-type="float">
            <text:p>0.644492</text:p>
          </table:table-cell>
          <table:table-cell office:value-type="float" office:value="0.569194" calcext:value-type="float">
            <text:p>0.569194</text:p>
          </table:table-cell>
          <table:table-cell office:value-type="float" office:value="0.572123" calcext:value-type="float">
            <text:p>0.572123</text:p>
          </table:table-cell>
          <table:table-cell office:value-type="float" office:value="0.994880471507001" calcext:value-type="float">
            <text:p>0.9948804715</text:p>
          </table:table-cell>
          <table:table-cell table:formula="of:=[.D69]*[.G69]" office:value-type="float" office:value="0.64119250484249" calcext:value-type="float">
            <text:p>0.6411925048</text:p>
          </table:table-cell>
          <table:table-cell/>
          <table:table-cell table:formula="of:=[.E69]-[.F69]" office:value-type="float" office:value="-0.00292899999999996" calcext:value-type="float">
            <text:p>-0.002929</text:p>
          </table:table-cell>
          <table:table-cell table:formula="of:=1-[.J69]" office:value-type="float" office:value="1.002929" calcext:value-type="float">
            <text:p>1.002929</text:p>
          </table:table-cell>
          <table:table-cell table:formula="of:=[.K69]*[.D69]" office:value-type="float" office:value="0.646379717068" calcext:value-type="float">
            <text:p>0.646379717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282865" calcext:value-type="float">
            <text:p>0.282865</text:p>
          </table:table-cell>
          <table:table-cell table:formula="of:=1-[.C70]" office:value-type="float" office:value="0.717135" calcext:value-type="float">
            <text:p>0.717135</text:p>
          </table:table-cell>
          <table:table-cell office:value-type="float" office:value="0.589928" calcext:value-type="float">
            <text:p>0.589928</text:p>
          </table:table-cell>
          <table:table-cell office:value-type="float" office:value="0.551324" calcext:value-type="float">
            <text:p>0.551324</text:p>
          </table:table-cell>
          <table:table-cell office:value-type="float" office:value="1.07002053239112" calcext:value-type="float">
            <text:p>1.0700205324</text:p>
          </table:table-cell>
          <table:table-cell table:formula="of:=[.D70]*[.G70]" office:value-type="float" office:value="0.767349174496306" calcext:value-type="float">
            <text:p>0.7673491745</text:p>
          </table:table-cell>
          <table:table-cell/>
          <table:table-cell table:formula="of:=[.E70]-[.F70]" office:value-type="float" office:value="0.0386040000000001" calcext:value-type="float">
            <text:p>0.038604</text:p>
          </table:table-cell>
          <table:table-cell table:formula="of:=1-[.J70]" office:value-type="float" office:value="0.961396" calcext:value-type="float">
            <text:p>0.961396</text:p>
          </table:table-cell>
          <table:table-cell table:formula="of:=[.K70]*[.D70]" office:value-type="float" office:value="0.68945072046" calcext:value-type="float">
            <text:p>0.689450720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252104" calcext:value-type="float">
            <text:p>0.252104</text:p>
          </table:table-cell>
          <table:table-cell table:formula="of:=1-[.C71]" office:value-type="float" office:value="0.747896" calcext:value-type="float">
            <text:p>0.747896</text:p>
          </table:table-cell>
          <table:table-cell office:value-type="float" office:value="0.599269" calcext:value-type="float">
            <text:p>0.599269</text:p>
          </table:table-cell>
          <table:table-cell office:value-type="float" office:value="0.580328" calcext:value-type="float">
            <text:p>0.580328</text:p>
          </table:table-cell>
          <table:table-cell office:value-type="float" office:value="1.03263843895177" calcext:value-type="float">
            <text:p>1.032638439</text:p>
          </table:table-cell>
          <table:table-cell table:formula="of:=[.D71]*[.G71]" office:value-type="float" office:value="0.772306157938273" calcext:value-type="float">
            <text:p>0.7723061579</text:p>
          </table:table-cell>
          <table:table-cell/>
          <table:table-cell table:formula="of:=[.E71]-[.F71]" office:value-type="float" office:value="0.018941" calcext:value-type="float">
            <text:p>0.018941</text:p>
          </table:table-cell>
          <table:table-cell table:formula="of:=1-[.J71]" office:value-type="float" office:value="0.981059" calcext:value-type="float">
            <text:p>0.981059</text:p>
          </table:table-cell>
          <table:table-cell table:formula="of:=[.K71]*[.D71]" office:value-type="float" office:value="0.733730101864" calcext:value-type="float">
            <text:p>0.733730101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256429" calcext:value-type="float">
            <text:p>0.256429</text:p>
          </table:table-cell>
          <table:table-cell table:formula="of:=1-[.C72]" office:value-type="float" office:value="0.743571" calcext:value-type="float">
            <text:p>0.743571</text:p>
          </table:table-cell>
          <table:table-cell office:value-type="float" office:value="0.573443" calcext:value-type="float">
            <text:p>0.573443</text:p>
          </table:table-cell>
          <table:table-cell office:value-type="float" office:value="0.580537" calcext:value-type="float">
            <text:p>0.580537</text:p>
          </table:table-cell>
          <table:table-cell office:value-type="float" office:value="0.987780279293137" calcext:value-type="float">
            <text:p>0.9877802793</text:p>
          </table:table-cell>
          <table:table-cell table:formula="of:=[.D72]*[.G72]" office:value-type="float" office:value="0.734484770054277" calcext:value-type="float">
            <text:p>0.7344847701</text:p>
          </table:table-cell>
          <table:table-cell/>
          <table:table-cell table:formula="of:=[.E72]-[.F72]" office:value-type="float" office:value="-0.00709400000000005" calcext:value-type="float">
            <text:p>-0.007094</text:p>
          </table:table-cell>
          <table:table-cell table:formula="of:=1-[.J72]" office:value-type="float" office:value="1.007094" calcext:value-type="float">
            <text:p>1.007094</text:p>
          </table:table-cell>
          <table:table-cell table:formula="of:=[.K72]*[.D72]" office:value-type="float" office:value="0.748845892674" calcext:value-type="float">
            <text:p>0.748845892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222018" calcext:value-type="float">
            <text:p>0.222018</text:p>
          </table:table-cell>
          <table:table-cell table:formula="of:=1-[.C73]" office:value-type="float" office:value="0.777982" calcext:value-type="float">
            <text:p>0.777982</text:p>
          </table:table-cell>
          <table:table-cell office:value-type="float" office:value="0.610108" calcext:value-type="float">
            <text:p>0.610108</text:p>
          </table:table-cell>
          <table:table-cell office:value-type="float" office:value="0.595161" calcext:value-type="float">
            <text:p>0.595161</text:p>
          </table:table-cell>
          <table:table-cell office:value-type="float" office:value="1.02511421279284" calcext:value-type="float">
            <text:p>1.0251142128</text:p>
          </table:table-cell>
          <table:table-cell table:formula="of:=[.D73]*[.G73]" office:value-type="float" office:value="0.797520405496999" calcext:value-type="float">
            <text:p>0.7975204055</text:p>
          </table:table-cell>
          <table:table-cell/>
          <table:table-cell table:formula="of:=[.E73]-[.F73]" office:value-type="float" office:value="0.014947" calcext:value-type="float">
            <text:p>0.014947</text:p>
          </table:table-cell>
          <table:table-cell table:formula="of:=1-[.J73]" office:value-type="float" office:value="0.985053" calcext:value-type="float">
            <text:p>0.985053</text:p>
          </table:table-cell>
          <table:table-cell table:formula="of:=[.K73]*[.D73]" office:value-type="float" office:value="0.766353503046" calcext:value-type="float">
            <text:p>0.76635350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215427" calcext:value-type="float">
            <text:p>0.215427</text:p>
          </table:table-cell>
          <table:table-cell table:formula="of:=1-[.C74]" office:value-type="float" office:value="0.784573" calcext:value-type="float">
            <text:p>0.784573</text:p>
          </table:table-cell>
          <table:table-cell office:value-type="float" office:value="0.598817" calcext:value-type="float">
            <text:p>0.598817</text:p>
          </table:table-cell>
          <table:table-cell office:value-type="float" office:value="0.599684" calcext:value-type="float">
            <text:p>0.599684</text:p>
          </table:table-cell>
          <table:table-cell office:value-type="float" office:value="0.998554238565644" calcext:value-type="float">
            <text:p>0.9985542386</text:p>
          </table:table-cell>
          <table:table-cell table:formula="of:=[.D74]*[.G74]" office:value-type="float" office:value="0.783438694614163" calcext:value-type="float">
            <text:p>0.7834386946</text:p>
          </table:table-cell>
          <table:table-cell/>
          <table:table-cell table:formula="of:=[.E74]-[.F74]" office:value-type="float" office:value="-0.000867000000000062" calcext:value-type="float">
            <text:p>-0.000867</text:p>
          </table:table-cell>
          <table:table-cell table:formula="of:=1-[.J74]" office:value-type="float" office:value="1.000867" calcext:value-type="float">
            <text:p>1.000867</text:p>
          </table:table-cell>
          <table:table-cell table:formula="of:=[.K74]*[.D74]" office:value-type="float" office:value="0.785253224791" calcext:value-type="float">
            <text:p>0.7852532248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622695704533127" calcext:value-type="float">
            <text:p>-0.6226957045</text:p>
          </table:table-cell>
          <table:table-cell table:style-name="ce1" table:formula="of:=CORREL([.B53:.B74];[.D53:.D74])" office:value-type="float" office:value="0.622695704533127" calcext:value-type="float">
            <text:p>0.6226957045</text:p>
          </table:table-cell>
          <table:table-cell table:formula="of:=CORREL([.B53:.B74];[.E53:.E74])" office:value-type="float" office:value="0.0656835826181209" calcext:value-type="float">
            <text:p>0.0656835826</text:p>
          </table:table-cell>
          <table:table-cell table:formula="of:=CORREL([.B53:.B74];[.F53:.F74])" office:value-type="float" office:value="-0.156640575699685" calcext:value-type="float">
            <text:p>-0.1566405757</text:p>
          </table:table-cell>
          <table:table-cell table:formula="of:=CORREL([.B53:.B74];[.G53:.G74])" office:value-type="float" office:value="0.167759367902158" calcext:value-type="float">
            <text:p>0.1677593679</text:p>
          </table:table-cell>
          <table:table-cell table:style-name="ce1" table:formula="of:=CORREL([.B53:.B74];[.H53:.H74])" office:value-type="float" office:value="0.653562737147091" calcext:value-type="float">
            <text:p>0.6535627371</text:p>
          </table:table-cell>
          <table:table-cell/>
          <table:table-cell table:formula="of:=[.E75]-[.F75]" office:value-type="float" office:value="0.222324158317806" calcext:value-type="float">
            <text:p>0.2223241583</text:p>
          </table:table-cell>
          <table:table-cell table:formula="of:=1-[.J75]" office:value-type="float" office:value="0.777675841682194" calcext:value-type="float">
            <text:p>0.7776758417</text:p>
          </table:table-cell>
          <table:table-cell table:style-name="ce1" table:formula="of:=CORREL([.B53:.B74];[.L53:.L74])" office:value-type="float" office:value="0.597826534543878" calcext:value-type="float">
            <text:p>0.5978265345</text:p>
          </table:table-cell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8"/>
          <table:table-cell table:formula="of:=[.E76]-[.F76]" office:value-type="float" office:value="0" calcext:value-type="float">
            <text:p>0</text:p>
          </table:table-cell>
          <table:table-cell table:formula="of:=1-[.J76]" office:value-type="float" office:value="1" calcext:value-type="float">
            <text:p>1</text:p>
          </table:table-cell>
          <table:table-cell table:formula="of:=[.K76]*[.D76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*</text:p>
          </table:table-cell>
          <table:table-cell/>
          <table:table-cell table:formula="of:=[.E77]-[.F77]" office:value-type="string" office:string-value="" calcext:value-type="error">
            <text:p>#VALUE!</text:p>
          </table:table-cell>
          <table:table-cell table:formula="of:=1-[.J77]" office:value-type="string" office:string-value="" calcext:value-type="error">
            <text:p>#VALUE!</text:p>
          </table:table-cell>
          <table:table-cell table:formula="of:=[.K77]*[.D77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383611" calcext:value-type="float">
            <text:p>0.383611</text:p>
          </table:table-cell>
          <table:table-cell table:formula="of:=1-[.C78]" office:value-type="float" office:value="0.616389" calcext:value-type="float">
            <text:p>0.616389</text:p>
          </table:table-cell>
          <table:table-cell office:value-type="float" office:value="0.953528" calcext:value-type="float">
            <text:p>0.953528</text:p>
          </table:table-cell>
          <table:table-cell office:value-type="float" office:value="0.933174" calcext:value-type="float">
            <text:p>0.933174</text:p>
          </table:table-cell>
          <table:table-cell office:value-type="float" office:value="1.02181" calcext:value-type="float">
            <text:p>1.02181</text:p>
          </table:table-cell>
          <table:table-cell table:formula="of:=[.D78]*[.G78]" office:value-type="float" office:value="0.62983244409" calcext:value-type="float">
            <text:p>0.6298324441</text:p>
          </table:table-cell>
          <table:table-cell/>
          <table:table-cell table:formula="of:=[.E78]-[.F78]" office:value-type="float" office:value="0.020354" calcext:value-type="float">
            <text:p>0.020354</text:p>
          </table:table-cell>
          <table:table-cell table:formula="of:=1-[.J78]" office:value-type="float" office:value="0.979646" calcext:value-type="float">
            <text:p>0.979646</text:p>
          </table:table-cell>
          <table:table-cell table:formula="of:=[.K78]*[.D78]" office:value-type="float" office:value="0.603843018294" calcext:value-type="float">
            <text:p>0.603843018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362754" calcext:value-type="float">
            <text:p>0.362754</text:p>
          </table:table-cell>
          <table:table-cell table:formula="of:=1-[.C79]" office:value-type="float" office:value="0.637246" calcext:value-type="float">
            <text:p>0.637246</text:p>
          </table:table-cell>
          <table:table-cell office:value-type="float" office:value="0.938996" calcext:value-type="float">
            <text:p>0.938996</text:p>
          </table:table-cell>
          <table:table-cell office:value-type="float" office:value="0.923469" calcext:value-type="float">
            <text:p>0.923469</text:p>
          </table:table-cell>
          <table:table-cell office:value-type="float" office:value="1.01681" calcext:value-type="float">
            <text:p>1.01681</text:p>
          </table:table-cell>
          <table:table-cell table:formula="of:=[.D79]*[.G79]" office:value-type="float" office:value="0.64795810526" calcext:value-type="float">
            <text:p>0.6479581053</text:p>
          </table:table-cell>
          <table:table-cell/>
          <table:table-cell table:formula="of:=[.E79]-[.F79]" office:value-type="float" office:value="0.015527" calcext:value-type="float">
            <text:p>0.015527</text:p>
          </table:table-cell>
          <table:table-cell table:formula="of:=1-[.J79]" office:value-type="float" office:value="0.984473" calcext:value-type="float">
            <text:p>0.984473</text:p>
          </table:table-cell>
          <table:table-cell table:formula="of:=[.K79]*[.D79]" office:value-type="float" office:value="0.627351481358" calcext:value-type="float">
            <text:p>0.62735148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344982" calcext:value-type="float">
            <text:p>0.344982</text:p>
          </table:table-cell>
          <table:table-cell table:formula="of:=1-[.C80]" office:value-type="float" office:value="0.655018" calcext:value-type="float">
            <text:p>0.655018</text:p>
          </table:table-cell>
          <table:table-cell office:value-type="float" office:value="0.905854" calcext:value-type="float">
            <text:p>0.905854</text:p>
          </table:table-cell>
          <table:table-cell office:value-type="float" office:value="0.912234" calcext:value-type="float">
            <text:p>0.912234</text:p>
          </table:table-cell>
          <table:table-cell office:value-type="float" office:value="0.993007" calcext:value-type="float">
            <text:p>0.993007</text:p>
          </table:table-cell>
          <table:table-cell table:formula="of:=[.D80]*[.G80]" office:value-type="float" office:value="0.650437459126" calcext:value-type="float">
            <text:p>0.6504374591</text:p>
          </table:table-cell>
          <table:table-cell/>
          <table:table-cell table:formula="of:=[.E80]-[.F80]" office:value-type="float" office:value="-0.00638000000000005" calcext:value-type="float">
            <text:p>-0.00638</text:p>
          </table:table-cell>
          <table:table-cell table:formula="of:=1-[.J80]" office:value-type="float" office:value="1.00638" calcext:value-type="float">
            <text:p>1.00638</text:p>
          </table:table-cell>
          <table:table-cell table:formula="of:=[.K80]*[.D80]" office:value-type="float" office:value="0.65919701484" calcext:value-type="float">
            <text:p>0.65919701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378156" calcext:value-type="float">
            <text:p>0.378156</text:p>
          </table:table-cell>
          <table:table-cell table:formula="of:=1-[.C81]" office:value-type="float" office:value="0.621844" calcext:value-type="float">
            <text:p>0.621844</text:p>
          </table:table-cell>
          <table:table-cell office:value-type="float" office:value="0.911532" calcext:value-type="float">
            <text:p>0.911532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994399" calcext:value-type="float">
            <text:p>0.994399</text:p>
          </table:table-cell>
          <table:table-cell table:formula="of:=[.D81]*[.G81]" office:value-type="float" office:value="0.618361051756" calcext:value-type="float">
            <text:p>0.6183610518</text:p>
          </table:table-cell>
          <table:table-cell/>
          <table:table-cell table:formula="of:=[.E81]-[.F81]" office:value-type="float" office:value="-0.005135" calcext:value-type="float">
            <text:p>-0.005135</text:p>
          </table:table-cell>
          <table:table-cell table:formula="of:=1-[.J81]" office:value-type="float" office:value="1.005135" calcext:value-type="float">
            <text:p>1.005135</text:p>
          </table:table-cell>
          <table:table-cell table:formula="of:=[.K81]*[.D81]" office:value-type="float" office:value="0.62503716894" calcext:value-type="float">
            <text:p>0.625037168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386436" calcext:value-type="float">
            <text:p>0.386436</text:p>
          </table:table-cell>
          <table:table-cell table:formula="of:=1-[.C82]" office:value-type="float" office:value="0.613564" calcext:value-type="float">
            <text:p>0.613564</text:p>
          </table:table-cell>
          <table:table-cell office:value-type="float" office:value="0.921491" calcext:value-type="float">
            <text:p>0.921491</text:p>
          </table:table-cell>
          <table:table-cell office:value-type="float" office:value="0.910364" calcext:value-type="float">
            <text:p>0.910364</text:p>
          </table:table-cell>
          <table:table-cell office:value-type="float" office:value="1.01222" calcext:value-type="float">
            <text:p>1.01222</text:p>
          </table:table-cell>
          <table:table-cell table:formula="of:=[.D82]*[.G82]" office:value-type="float" office:value="0.62106175208" calcext:value-type="float">
            <text:p>0.6210617521</text:p>
          </table:table-cell>
          <table:table-cell/>
          <table:table-cell table:formula="of:=[.E82]-[.F82]" office:value-type="float" office:value="0.011127" calcext:value-type="float">
            <text:p>0.011127</text:p>
          </table:table-cell>
          <table:table-cell table:formula="of:=1-[.J82]" office:value-type="float" office:value="0.988873" calcext:value-type="float">
            <text:p>0.988873</text:p>
          </table:table-cell>
          <table:table-cell table:formula="of:=[.K82]*[.D82]" office:value-type="float" office:value="0.606736873372" calcext:value-type="float">
            <text:p>0.606736873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371711" calcext:value-type="float">
            <text:p>0.371711</text:p>
          </table:table-cell>
          <table:table-cell table:formula="of:=1-[.C83]" office:value-type="float" office:value="0.628289" calcext:value-type="float">
            <text:p>0.628289</text:p>
          </table:table-cell>
          <table:table-cell office:value-type="float" office:value="0.917953" calcext:value-type="float">
            <text:p>0.917953</text:p>
          </table:table-cell>
          <table:table-cell office:value-type="float" office:value="0.907781" calcext:value-type="float">
            <text:p>0.907781</text:p>
          </table:table-cell>
          <table:table-cell office:value-type="float" office:value="1.01121" calcext:value-type="float">
            <text:p>1.01121</text:p>
          </table:table-cell>
          <table:table-cell table:formula="of:=[.D83]*[.G83]" office:value-type="float" office:value="0.63533211969" calcext:value-type="float">
            <text:p>0.6353321197</text:p>
          </table:table-cell>
          <table:table-cell/>
          <table:table-cell table:formula="of:=[.E83]-[.F83]" office:value-type="float" office:value="0.010172" calcext:value-type="float">
            <text:p>0.010172</text:p>
          </table:table-cell>
          <table:table-cell table:formula="of:=1-[.J83]" office:value-type="float" office:value="0.989828" calcext:value-type="float">
            <text:p>0.989828</text:p>
          </table:table-cell>
          <table:table-cell table:formula="of:=[.K83]*[.D83]" office:value-type="float" office:value="0.621898044292" calcext:value-type="float">
            <text:p>0.621898044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332329" calcext:value-type="float">
            <text:p>0.332329</text:p>
          </table:table-cell>
          <table:table-cell table:formula="of:=1-[.C84]" office:value-type="float" office:value="0.667671" calcext:value-type="float">
            <text:p>0.667671</text:p>
          </table:table-cell>
          <table:table-cell office:value-type="float" office:value="0.926433" calcext:value-type="float">
            <text:p>0.926433</text:p>
          </table:table-cell>
          <table:table-cell office:value-type="float" office:value="0.912429" calcext:value-type="float">
            <text:p>0.912429</text:p>
          </table:table-cell>
          <table:table-cell office:value-type="float" office:value="1.01535" calcext:value-type="float">
            <text:p>1.01535</text:p>
          </table:table-cell>
          <table:table-cell table:formula="of:=[.D84]*[.G84]" office:value-type="float" office:value="0.67791974985" calcext:value-type="float">
            <text:p>0.6779197499</text:p>
          </table:table-cell>
          <table:table-cell/>
          <table:table-cell table:formula="of:=[.E84]-[.F84]" office:value-type="float" office:value="0.014004" calcext:value-type="float">
            <text:p>0.014004</text:p>
          </table:table-cell>
          <table:table-cell table:formula="of:=1-[.J84]" office:value-type="float" office:value="0.985996" calcext:value-type="float">
            <text:p>0.985996</text:p>
          </table:table-cell>
          <table:table-cell table:formula="of:=[.K84]*[.D84]" office:value-type="float" office:value="0.658320935316" calcext:value-type="float">
            <text:p>0.658320935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313095" calcext:value-type="float">
            <text:p>0.313095</text:p>
          </table:table-cell>
          <table:table-cell table:formula="of:=1-[.C85]" office:value-type="float" office:value="0.686905" calcext:value-type="float">
            <text:p>0.686905</text:p>
          </table:table-cell>
          <table:table-cell office:value-type="float" office:value="0.926923" calcext:value-type="float">
            <text:p>0.926923</text:p>
          </table:table-cell>
          <table:table-cell office:value-type="float" office:value="0.913979" calcext:value-type="float">
            <text:p>0.913979</text:p>
          </table:table-cell>
          <table:table-cell office:value-type="float" office:value="1.01416" calcext:value-type="float">
            <text:p>1.01416</text:p>
          </table:table-cell>
          <table:table-cell table:formula="of:=[.D85]*[.G85]" office:value-type="float" office:value="0.6966315748" calcext:value-type="float">
            <text:p>0.6966315748</text:p>
          </table:table-cell>
          <table:table-cell/>
          <table:table-cell table:formula="of:=[.E85]-[.F85]" office:value-type="float" office:value="0.012944" calcext:value-type="float">
            <text:p>0.012944</text:p>
          </table:table-cell>
          <table:table-cell table:formula="of:=1-[.J85]" office:value-type="float" office:value="0.987056" calcext:value-type="float">
            <text:p>0.987056</text:p>
          </table:table-cell>
          <table:table-cell table:formula="of:=[.K85]*[.D85]" office:value-type="float" office:value="0.67801370168" calcext:value-type="float">
            <text:p>0.678013701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340866" calcext:value-type="float">
            <text:p>0.340866</text:p>
          </table:table-cell>
          <table:table-cell table:formula="of:=1-[.C86]" office:value-type="float" office:value="0.659134" calcext:value-type="float">
            <text:p>0.659134</text:p>
          </table:table-cell>
          <table:table-cell office:value-type="float" office:value="0.904056" calcext:value-type="float">
            <text:p>0.904056</text:p>
          </table:table-cell>
          <table:table-cell office:value-type="float" office:value="0.918478" calcext:value-type="float">
            <text:p>0.918478</text:p>
          </table:table-cell>
          <table:table-cell office:value-type="float" office:value="0.984298" calcext:value-type="float">
            <text:p>0.984298</text:p>
          </table:table-cell>
          <table:table-cell table:formula="of:=[.D86]*[.G86]" office:value-type="float" office:value="0.648784277932" calcext:value-type="float">
            <text:p>0.6487842779</text:p>
          </table:table-cell>
          <table:table-cell/>
          <table:table-cell table:formula="of:=[.E86]-[.F86]" office:value-type="float" office:value="-0.0144219999999999" calcext:value-type="float">
            <text:p>-0.014422</text:p>
          </table:table-cell>
          <table:table-cell table:formula="of:=1-[.J86]" office:value-type="float" office:value="1.014422" calcext:value-type="float">
            <text:p>1.014422</text:p>
          </table:table-cell>
          <table:table-cell table:formula="of:=[.K86]*[.D86]" office:value-type="float" office:value="0.668640030548" calcext:value-type="float">
            <text:p>0.668640030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393713" calcext:value-type="float">
            <text:p>0.393713</text:p>
          </table:table-cell>
          <table:table-cell table:formula="of:=1-[.C87]" office:value-type="float" office:value="0.606287" calcext:value-type="float">
            <text:p>0.606287</text:p>
          </table:table-cell>
          <table:table-cell office:value-type="float" office:value="0.924917" calcext:value-type="float">
            <text:p>0.924917</text:p>
          </table:table-cell>
          <table:table-cell office:value-type="float" office:value="0.9" calcext:value-type="float">
            <text:p>0.9</text:p>
          </table:table-cell>
          <table:table-cell office:value-type="float" office:value="1.02769" calcext:value-type="float">
            <text:p>1.02769</text:p>
          </table:table-cell>
          <table:table-cell table:formula="of:=[.D87]*[.G87]" office:value-type="float" office:value="0.62307508703" calcext:value-type="float">
            <text:p>0.623075087</text:p>
          </table:table-cell>
          <table:table-cell/>
          <table:table-cell table:formula="of:=[.E87]-[.F87]" office:value-type="float" office:value="0.024917" calcext:value-type="float">
            <text:p>0.024917</text:p>
          </table:table-cell>
          <table:table-cell table:formula="of:=1-[.J87]" office:value-type="float" office:value="0.975083" calcext:value-type="float">
            <text:p>0.975083</text:p>
          </table:table-cell>
          <table:table-cell table:formula="of:=[.K87]*[.D87]" office:value-type="float" office:value="0.591180146821" calcext:value-type="float">
            <text:p>0.591180146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414707" calcext:value-type="float">
            <text:p>0.414707</text:p>
          </table:table-cell>
          <table:table-cell table:formula="of:=1-[.C88]" office:value-type="float" office:value="0.585293" calcext:value-type="float">
            <text:p>0.585293</text:p>
          </table:table-cell>
          <table:table-cell office:value-type="float" office:value="0.913115" calcext:value-type="float">
            <text:p>0.913115</text:p>
          </table:table-cell>
          <table:table-cell office:value-type="float" office:value="0.920103" calcext:value-type="float">
            <text:p>0.920103</text:p>
          </table:table-cell>
          <table:table-cell office:value-type="float" office:value="0.992405" calcext:value-type="float">
            <text:p>0.992405</text:p>
          </table:table-cell>
          <table:table-cell table:formula="of:=[.D88]*[.G88]" office:value-type="float" office:value="0.580847699665" calcext:value-type="float">
            <text:p>0.5808476997</text:p>
          </table:table-cell>
          <table:table-cell/>
          <table:table-cell table:formula="of:=[.E88]-[.F88]" office:value-type="float" office:value="-0.00698799999999999" calcext:value-type="float">
            <text:p>-0.006988</text:p>
          </table:table-cell>
          <table:table-cell table:formula="of:=1-[.J88]" office:value-type="float" office:value="1.006988" calcext:value-type="float">
            <text:p>1.006988</text:p>
          </table:table-cell>
          <table:table-cell table:formula="of:=[.K88]*[.D88]" office:value-type="float" office:value="0.589383027484" calcext:value-type="float">
            <text:p>0.589383027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490339" calcext:value-type="float">
            <text:p>0.490339</text:p>
          </table:table-cell>
          <table:table-cell table:formula="of:=1-[.C89]" office:value-type="float" office:value="0.509661" calcext:value-type="float">
            <text:p>0.509661</text:p>
          </table:table-cell>
          <table:table-cell office:value-type="float" office:value="0.934564" calcext:value-type="float">
            <text:p>0.934564</text:p>
          </table:table-cell>
          <table:table-cell office:value-type="float" office:value="0.917582" calcext:value-type="float">
            <text:p>0.917582</text:p>
          </table:table-cell>
          <table:table-cell office:value-type="float" office:value="1.01851" calcext:value-type="float">
            <text:p>1.01851</text:p>
          </table:table-cell>
          <table:table-cell table:formula="of:=[.D89]*[.G89]" office:value-type="float" office:value="0.51909482511" calcext:value-type="float">
            <text:p>0.5190948251</text:p>
          </table:table-cell>
          <table:table-cell/>
          <table:table-cell table:formula="of:=[.E89]-[.F89]" office:value-type="float" office:value="0.0169819999999999" calcext:value-type="float">
            <text:p>0.016982</text:p>
          </table:table-cell>
          <table:table-cell table:formula="of:=1-[.J89]" office:value-type="float" office:value="0.983018" calcext:value-type="float">
            <text:p>0.983018</text:p>
          </table:table-cell>
          <table:table-cell table:formula="of:=[.K89]*[.D89]" office:value-type="float" office:value="0.501005936898" calcext:value-type="float">
            <text:p>0.501005936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1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1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1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1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1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1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1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1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1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1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240959" calcext:value-type="float">
            <text:p>0.240959</text:p>
          </table:table-cell>
          <table:table-cell table:formula="of:=1-[.C101]" office:value-type="float" office:value="0.759041" calcext:value-type="float">
            <text:p>0.759041</text:p>
          </table:table-cell>
          <table:table-cell office:value-type="float" office:value="0.937605" calcext:value-type="float">
            <text:p>0.937605</text:p>
          </table:table-cell>
          <table:table-cell office:value-type="float" office:value="0.928962" calcext:value-type="float">
            <text:p>0.928962</text:p>
          </table:table-cell>
          <table:table-cell office:value-type="float" office:value="1.0093" calcext:value-type="float">
            <text:p>1.0093</text:p>
          </table:table-cell>
          <table:table-cell table:formula="of:=[.D101]*[.G101]" office:value-type="float" office:value="0.7661000813" calcext:value-type="float">
            <text:p>0.7661000813</text:p>
          </table:table-cell>
          <table:table-cell/>
          <table:table-cell table:formula="of:=[.E101]-[.F101]" office:value-type="float" office:value="0.00864299999999996" calcext:value-type="float">
            <text:p>0.008643</text:p>
          </table:table-cell>
          <table:table-cell table:formula="of:=1-[.J101]" office:value-type="float" office:value="0.991357" calcext:value-type="float">
            <text:p>0.991357</text:p>
          </table:table-cell>
          <table:table-cell table:formula="of:=[.K101]*[.D101]" office:value-type="float" office:value="0.752480608637" calcext:value-type="float">
            <text:p>0.752480608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249318" calcext:value-type="float">
            <text:p>0.249318</text:p>
          </table:table-cell>
          <table:table-cell table:formula="of:=1-[.C102]" office:value-type="float" office:value="0.750682" calcext:value-type="float">
            <text:p>0.750682</text:p>
          </table:table-cell>
          <table:table-cell office:value-type="float" office:value="0.955409" calcext:value-type="float">
            <text:p>0.955409</text:p>
          </table:table-cell>
          <table:table-cell office:value-type="float" office:value="0.926431" calcext:value-type="float">
            <text:p>0.926431</text:p>
          </table:table-cell>
          <table:table-cell office:value-type="float" office:value="1.03128" calcext:value-type="float">
            <text:p>1.03128</text:p>
          </table:table-cell>
          <table:table-cell table:formula="of:=[.D102]*[.G102]" office:value-type="float" office:value="0.77416333296" calcext:value-type="float">
            <text:p>0.774163333</text:p>
          </table:table-cell>
          <table:table-cell/>
          <table:table-cell table:formula="of:=[.E102]-[.F102]" office:value-type="float" office:value="0.0289779999999999" calcext:value-type="float">
            <text:p>0.028978</text:p>
          </table:table-cell>
          <table:table-cell table:formula="of:=1-[.J102]" office:value-type="float" office:value="0.971022" calcext:value-type="float">
            <text:p>0.971022</text:p>
          </table:table-cell>
          <table:table-cell table:formula="of:=[.K102]*[.D102]" office:value-type="float" office:value="0.728928737004" calcext:value-type="float">
            <text:p>0.72892873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245741" calcext:value-type="float">
            <text:p>0.245741</text:p>
          </table:table-cell>
          <table:table-cell table:formula="of:=1-[.C103]" office:value-type="float" office:value="0.754259" calcext:value-type="float">
            <text:p>0.754259</text:p>
          </table:table-cell>
          <table:table-cell office:value-type="float" office:value="0.949628" calcext:value-type="float">
            <text:p>0.949628</text:p>
          </table:table-cell>
          <table:table-cell office:value-type="float" office:value="0.925532" calcext:value-type="float">
            <text:p>0.925532</text:p>
          </table:table-cell>
          <table:table-cell office:value-type="float" office:value="1.02604" calcext:value-type="float">
            <text:p>1.02604</text:p>
          </table:table-cell>
          <table:table-cell table:formula="of:=[.D103]*[.G103]" office:value-type="float" office:value="0.77389990436" calcext:value-type="float">
            <text:p>0.7738999044</text:p>
          </table:table-cell>
          <table:table-cell/>
          <table:table-cell table:formula="of:=[.E103]-[.F103]" office:value-type="float" office:value="0.024096" calcext:value-type="float">
            <text:p>0.024096</text:p>
          </table:table-cell>
          <table:table-cell table:formula="of:=1-[.J103]" office:value-type="float" office:value="0.975904" calcext:value-type="float">
            <text:p>0.975904</text:p>
          </table:table-cell>
          <table:table-cell table:formula="of:=[.K103]*[.D103]" office:value-type="float" office:value="0.736084375136" calcext:value-type="float">
            <text:p>0.736084375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273037" calcext:value-type="float">
            <text:p>0.273037</text:p>
          </table:table-cell>
          <table:table-cell table:formula="of:=1-[.C104]" office:value-type="float" office:value="0.726963" calcext:value-type="float">
            <text:p>0.726963</text:p>
          </table:table-cell>
          <table:table-cell office:value-type="float" office:value="0.933014" calcext:value-type="float">
            <text:p>0.933014</text:p>
          </table:table-cell>
          <table:table-cell office:value-type="float" office:value="0.911111" calcext:value-type="float">
            <text:p>0.911111</text:p>
          </table:table-cell>
          <table:table-cell office:value-type="float" office:value="1.02404" calcext:value-type="float">
            <text:p>1.02404</text:p>
          </table:table-cell>
          <table:table-cell table:formula="of:=[.D104]*[.G104]" office:value-type="float" office:value="0.74443919052" calcext:value-type="float">
            <text:p>0.7444391905</text:p>
          </table:table-cell>
          <table:table-cell/>
          <table:table-cell table:formula="of:=[.E104]-[.F104]" office:value-type="float" office:value="0.021903" calcext:value-type="float">
            <text:p>0.021903</text:p>
          </table:table-cell>
          <table:table-cell table:formula="of:=1-[.J104]" office:value-type="float" office:value="0.978097" calcext:value-type="float">
            <text:p>0.978097</text:p>
          </table:table-cell>
          <table:table-cell table:formula="of:=[.K104]*[.D104]" office:value-type="float" office:value="0.711040329411" calcext:value-type="float">
            <text:p>0.711040329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303805" calcext:value-type="float">
            <text:p>0.303805</text:p>
          </table:table-cell>
          <table:table-cell table:formula="of:=1-[.C105]" office:value-type="float" office:value="0.696195" calcext:value-type="float">
            <text:p>0.696195</text:p>
          </table:table-cell>
          <table:table-cell office:value-type="float" office:value="0.94413" calcext:value-type="float">
            <text:p>0.94413</text:p>
          </table:table-cell>
          <table:table-cell office:value-type="float" office:value="0.916427" calcext:value-type="float">
            <text:p>0.916427</text:p>
          </table:table-cell>
          <table:table-cell office:value-type="float" office:value="1.03023" calcext:value-type="float">
            <text:p>1.03023</text:p>
          </table:table-cell>
          <table:table-cell table:formula="of:=[.D105]*[.G105]" office:value-type="float" office:value="0.71724097485" calcext:value-type="float">
            <text:p>0.7172409749</text:p>
          </table:table-cell>
          <table:table-cell/>
          <table:table-cell table:formula="of:=[.E105]-[.F105]" office:value-type="float" office:value="0.027703" calcext:value-type="float">
            <text:p>0.027703</text:p>
          </table:table-cell>
          <table:table-cell table:formula="of:=1-[.J105]" office:value-type="float" office:value="0.972297" calcext:value-type="float">
            <text:p>0.972297</text:p>
          </table:table-cell>
          <table:table-cell table:formula="of:=[.K105]*[.D105]" office:value-type="float" office:value="0.676908309915" calcext:value-type="float">
            <text:p>0.676908309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256992" calcext:value-type="float">
            <text:p>0.256992</text:p>
          </table:table-cell>
          <table:table-cell table:formula="of:=1-[.C106]" office:value-type="float" office:value="0.743008" calcext:value-type="float">
            <text:p>0.743008</text:p>
          </table:table-cell>
          <table:table-cell office:value-type="float" office:value="0.934483" calcext:value-type="float">
            <text:p>0.934483</text:p>
          </table:table-cell>
          <table:table-cell office:value-type="float" office:value="0.908046" calcext:value-type="float">
            <text:p>0.908046</text:p>
          </table:table-cell>
          <table:table-cell office:value-type="float" office:value="1.02911" calcext:value-type="float">
            <text:p>1.02911</text:p>
          </table:table-cell>
          <table:table-cell table:formula="of:=[.D106]*[.G106]" office:value-type="float" office:value="0.76463696288" calcext:value-type="float">
            <text:p>0.7646369629</text:p>
          </table:table-cell>
          <table:table-cell/>
          <table:table-cell table:formula="of:=[.E106]-[.F106]" office:value-type="float" office:value="0.026437" calcext:value-type="float">
            <text:p>0.026437</text:p>
          </table:table-cell>
          <table:table-cell table:formula="of:=1-[.J106]" office:value-type="float" office:value="0.973563" calcext:value-type="float">
            <text:p>0.973563</text:p>
          </table:table-cell>
          <table:table-cell table:formula="of:=[.K106]*[.D106]" office:value-type="float" office:value="0.723365097504" calcext:value-type="float">
            <text:p>0.723365097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279806" calcext:value-type="float">
            <text:p>0.279806</text:p>
          </table:table-cell>
          <table:table-cell table:formula="of:=1-[.C107]" office:value-type="float" office:value="0.720194" calcext:value-type="float">
            <text:p>0.720194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904372" calcext:value-type="float">
            <text:p>0.904372</text:p>
          </table:table-cell>
          <table:table-cell office:value-type="float" office:value="1.05443" calcext:value-type="float">
            <text:p>1.05443</text:p>
          </table:table-cell>
          <table:table-cell table:formula="of:=[.D107]*[.G107]" office:value-type="float" office:value="0.75939415942" calcext:value-type="float">
            <text:p>0.7593941594</text:p>
          </table:table-cell>
          <table:table-cell/>
          <table:table-cell table:formula="of:=[.E107]-[.F107]" office:value-type="float" office:value="0.0492280000000001" calcext:value-type="float">
            <text:p>0.049228</text:p>
          </table:table-cell>
          <table:table-cell table:formula="of:=1-[.J107]" office:value-type="float" office:value="0.950772" calcext:value-type="float">
            <text:p>0.950772</text:p>
          </table:table-cell>
          <table:table-cell table:formula="of:=[.K107]*[.D107]" office:value-type="float" office:value="0.684740289768" calcext:value-type="float">
            <text:p>0.684740289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338012" calcext:value-type="float">
            <text:p>0.338012</text:p>
          </table:table-cell>
          <table:table-cell table:formula="of:=1-[.C108]" office:value-type="float" office:value="0.661988" calcext:value-type="float">
            <text:p>0.661988</text:p>
          </table:table-cell>
          <table:table-cell office:value-type="float" office:value="0.932931" calcext:value-type="float">
            <text:p>0.932931</text:p>
          </table:table-cell>
          <table:table-cell office:value-type="float" office:value="0.913279" calcext:value-type="float">
            <text:p>0.913279</text:p>
          </table:table-cell>
          <table:table-cell office:value-type="float" office:value="1.02152" calcext:value-type="float">
            <text:p>1.02152</text:p>
          </table:table-cell>
          <table:table-cell table:formula="of:=[.D108]*[.G108]" office:value-type="float" office:value="0.67623398176" calcext:value-type="float">
            <text:p>0.6762339818</text:p>
          </table:table-cell>
          <table:table-cell/>
          <table:table-cell table:formula="of:=[.E108]-[.F108]" office:value-type="float" office:value="0.019652" calcext:value-type="float">
            <text:p>0.019652</text:p>
          </table:table-cell>
          <table:table-cell table:formula="of:=1-[.J108]" office:value-type="float" office:value="0.980348" calcext:value-type="float">
            <text:p>0.980348</text:p>
          </table:table-cell>
          <table:table-cell table:formula="of:=[.K108]*[.D108]" office:value-type="float" office:value="0.648978611824" calcext:value-type="float">
            <text:p>0.648978611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322274" calcext:value-type="float">
            <text:p>0.322274</text:p>
          </table:table-cell>
          <table:table-cell table:formula="of:=1-[.C109]" office:value-type="float" office:value="0.677726" calcext:value-type="float">
            <text:p>0.677726</text:p>
          </table:table-cell>
          <table:table-cell office:value-type="float" office:value="0.944356" calcext:value-type="float">
            <text:p>0.944356</text:p>
          </table:table-cell>
          <table:table-cell office:value-type="float" office:value="0.905556" calcext:value-type="float">
            <text:p>0.905556</text:p>
          </table:table-cell>
          <table:table-cell office:value-type="float" office:value="1.04285" calcext:value-type="float">
            <text:p>1.04285</text:p>
          </table:table-cell>
          <table:table-cell table:formula="of:=[.D109]*[.G109]" office:value-type="float" office:value="0.7067665591" calcext:value-type="float">
            <text:p>0.7067665591</text:p>
          </table:table-cell>
          <table:table-cell/>
          <table:table-cell table:formula="of:=[.E109]-[.F109]" office:value-type="float" office:value="0.0388000000000001" calcext:value-type="float">
            <text:p>0.0388</text:p>
          </table:table-cell>
          <table:table-cell table:formula="of:=1-[.J109]" office:value-type="float" office:value="0.9612" calcext:value-type="float">
            <text:p>0.9612</text:p>
          </table:table-cell>
          <table:table-cell table:formula="of:=[.K109]*[.D109]" office:value-type="float" office:value="0.6514302312" calcext:value-type="float">
            <text:p>0.651430231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348698" calcext:value-type="float">
            <text:p>0.348698</text:p>
          </table:table-cell>
          <table:table-cell table:formula="of:=1-[.C110]" office:value-type="float" office:value="0.651302" calcext:value-type="float">
            <text:p>0.651302</text:p>
          </table:table-cell>
          <table:table-cell office:value-type="float" office:value="0.940747" calcext:value-type="float">
            <text:p>0.940747</text:p>
          </table:table-cell>
          <table:table-cell office:value-type="float" office:value="0.905444" calcext:value-type="float">
            <text:p>0.905444</text:p>
          </table:table-cell>
          <table:table-cell office:value-type="float" office:value="1.03899" calcext:value-type="float">
            <text:p>1.03899</text:p>
          </table:table-cell>
          <table:table-cell table:formula="of:=[.D110]*[.G110]" office:value-type="float" office:value="0.67669626498" calcext:value-type="float">
            <text:p>0.676696265</text:p>
          </table:table-cell>
          <table:table-cell/>
          <table:table-cell table:formula="of:=[.E110]-[.F110]" office:value-type="float" office:value="0.0353030000000001" calcext:value-type="float">
            <text:p>0.035303</text:p>
          </table:table-cell>
          <table:table-cell table:formula="of:=1-[.J110]" office:value-type="float" office:value="0.964697" calcext:value-type="float">
            <text:p>0.964697</text:p>
          </table:table-cell>
          <table:table-cell table:formula="of:=[.K110]*[.D110]" office:value-type="float" office:value="0.628309085494" calcext:value-type="float">
            <text:p>0.628309085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354935" calcext:value-type="float">
            <text:p>0.354935</text:p>
          </table:table-cell>
          <table:table-cell table:formula="of:=1-[.C111]" office:value-type="float" office:value="0.645065" calcext:value-type="float">
            <text:p>0.645065</text:p>
          </table:table-cell>
          <table:table-cell office:value-type="float" office:value="0.949841" calcext:value-type="float">
            <text:p>0.949841</text:p>
          </table:table-cell>
          <table:table-cell office:value-type="float" office:value="0.905817" calcext:value-type="float">
            <text:p>0.905817</text:p>
          </table:table-cell>
          <table:table-cell office:value-type="float" office:value="1.0486" calcext:value-type="float">
            <text:p>1.0486</text:p>
          </table:table-cell>
          <table:table-cell table:formula="of:=[.D111]*[.G111]" office:value-type="float" office:value="0.676415159" calcext:value-type="float">
            <text:p>0.676415159</text:p>
          </table:table-cell>
          <table:table-cell/>
          <table:table-cell table:formula="of:=[.E111]-[.F111]" office:value-type="float" office:value="0.044024" calcext:value-type="float">
            <text:p>0.044024</text:p>
          </table:table-cell>
          <table:table-cell table:formula="of:=1-[.J111]" office:value-type="float" office:value="0.955976" calcext:value-type="float">
            <text:p>0.955976</text:p>
          </table:table-cell>
          <table:table-cell table:formula="of:=[.K111]*[.D111]" office:value-type="float" office:value="0.61666665844" calcext:value-type="float">
            <text:p>0.616666658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31935" calcext:value-type="float">
            <text:p>0.31935</text:p>
          </table:table-cell>
          <table:table-cell table:formula="of:=1-[.C112]" office:value-type="float" office:value="0.68065" calcext:value-type="float">
            <text:p>0.68065</text:p>
          </table:table-cell>
          <table:table-cell office:value-type="float" office:value="0.934666" calcext:value-type="float">
            <text:p>0.934666</text:p>
          </table:table-cell>
          <table:table-cell office:value-type="float" office:value="0.907563" calcext:value-type="float">
            <text:p>0.907563</text:p>
          </table:table-cell>
          <table:table-cell office:value-type="float" office:value="1.02986" calcext:value-type="float">
            <text:p>1.02986</text:p>
          </table:table-cell>
          <table:table-cell table:formula="of:=[.D112]*[.G112]" office:value-type="float" office:value="0.700974209" calcext:value-type="float">
            <text:p>0.700974209</text:p>
          </table:table-cell>
          <table:table-cell/>
          <table:table-cell table:formula="of:=[.E112]-[.F112]" office:value-type="float" office:value="0.027103" calcext:value-type="float">
            <text:p>0.027103</text:p>
          </table:table-cell>
          <table:table-cell table:formula="of:=1-[.J112]" office:value-type="float" office:value="0.972897" calcext:value-type="float">
            <text:p>0.972897</text:p>
          </table:table-cell>
          <table:table-cell table:formula="of:=[.K112]*[.D112]" office:value-type="float" office:value="0.66220234305" calcext:value-type="float">
            <text:p>0.662202343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325837" calcext:value-type="float">
            <text:p>0.325837</text:p>
          </table:table-cell>
          <table:table-cell table:formula="of:=1-[.C113]" office:value-type="float" office:value="0.674163" calcext:value-type="float">
            <text:p>0.674163</text:p>
          </table:table-cell>
          <table:table-cell office:value-type="float" office:value="0.936944" calcext:value-type="float">
            <text:p>0.936944</text:p>
          </table:table-cell>
          <table:table-cell office:value-type="float" office:value="0.91831" calcext:value-type="float">
            <text:p>0.91831</text:p>
          </table:table-cell>
          <table:table-cell office:value-type="float" office:value="1.02029" calcext:value-type="float">
            <text:p>1.02029</text:p>
          </table:table-cell>
          <table:table-cell table:formula="of:=[.D113]*[.G113]" office:value-type="float" office:value="0.68784176727" calcext:value-type="float">
            <text:p>0.6878417673</text:p>
          </table:table-cell>
          <table:table-cell/>
          <table:table-cell table:formula="of:=[.E113]-[.F113]" office:value-type="float" office:value="0.0186339999999999" calcext:value-type="float">
            <text:p>0.018634</text:p>
          </table:table-cell>
          <table:table-cell table:formula="of:=1-[.J113]" office:value-type="float" office:value="0.981366" calcext:value-type="float">
            <text:p>0.981366</text:p>
          </table:table-cell>
          <table:table-cell table:formula="of:=[.K113]*[.D113]" office:value-type="float" office:value="0.661600646658" calcext:value-type="float">
            <text:p>0.661600646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317961" calcext:value-type="float">
            <text:p>0.317961</text:p>
          </table:table-cell>
          <table:table-cell table:formula="of:=1-[.C114]" office:value-type="float" office:value="0.682039" calcext:value-type="float">
            <text:p>0.682039</text:p>
          </table:table-cell>
          <table:table-cell office:value-type="float" office:value="0.948367" calcext:value-type="float">
            <text:p>0.948367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1.03458" calcext:value-type="float">
            <text:p>1.03458</text:p>
          </table:table-cell>
          <table:table-cell table:formula="of:=[.D114]*[.G114]" office:value-type="float" office:value="0.70562390862" calcext:value-type="float">
            <text:p>0.7056239086</text:p>
          </table:table-cell>
          <table:table-cell/>
          <table:table-cell table:formula="of:=[.E114]-[.F114]" office:value-type="float" office:value="0.0316999999999999" calcext:value-type="float">
            <text:p>0.0317</text:p>
          </table:table-cell>
          <table:table-cell table:formula="of:=1-[.J114]" office:value-type="float" office:value="0.9683" calcext:value-type="float">
            <text:p>0.9683</text:p>
          </table:table-cell>
          <table:table-cell table:formula="of:=[.K114]*[.D114]" office:value-type="float" office:value="0.6604183637" calcext:value-type="float">
            <text:p>0.660418363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313504" calcext:value-type="float">
            <text:p>0.313504</text:p>
          </table:table-cell>
          <table:table-cell table:formula="of:=1-[.C115]" office:value-type="float" office:value="0.686496" calcext:value-type="float">
            <text:p>0.686496</text:p>
          </table:table-cell>
          <table:table-cell office:value-type="float" office:value="0.935743" calcext:value-type="float">
            <text:p>0.935743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1.03254" calcext:value-type="float">
            <text:p>1.03254</text:p>
          </table:table-cell>
          <table:table-cell table:formula="of:=[.D115]*[.G115]" office:value-type="float" office:value="0.70883457984" calcext:value-type="float">
            <text:p>0.7088345798</text:p>
          </table:table-cell>
          <table:table-cell/>
          <table:table-cell table:formula="of:=[.E115]-[.F115]" office:value-type="float" office:value="0.0294929999999999" calcext:value-type="float">
            <text:p>0.029493</text:p>
          </table:table-cell>
          <table:table-cell table:formula="of:=1-[.J115]" office:value-type="float" office:value="0.970507" calcext:value-type="float">
            <text:p>0.970507</text:p>
          </table:table-cell>
          <table:table-cell table:formula="of:=[.K115]*[.D115]" office:value-type="float" office:value="0.666249173472" calcext:value-type="float">
            <text:p>0.666249173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376552" calcext:value-type="float">
            <text:p>0.376552</text:p>
          </table:table-cell>
          <table:table-cell table:formula="of:=1-[.C116]" office:value-type="float" office:value="0.623448" calcext:value-type="float">
            <text:p>0.623448</text:p>
          </table:table-cell>
          <table:table-cell office:value-type="float" office:value="0.953846" calcext:value-type="float">
            <text:p>0.953846</text:p>
          </table:table-cell>
          <table:table-cell office:value-type="float" office:value="0.911175" calcext:value-type="float">
            <text:p>0.911175</text:p>
          </table:table-cell>
          <table:table-cell office:value-type="float" office:value="1.04683" calcext:value-type="float">
            <text:p>1.04683</text:p>
          </table:table-cell>
          <table:table-cell table:formula="of:=[.D116]*[.G116]" office:value-type="float" office:value="0.65264406984" calcext:value-type="float">
            <text:p>0.6526440698</text:p>
          </table:table-cell>
          <table:table-cell/>
          <table:table-cell table:formula="of:=[.E116]-[.F116]" office:value-type="float" office:value="0.042671" calcext:value-type="float">
            <text:p>0.042671</text:p>
          </table:table-cell>
          <table:table-cell table:formula="of:=1-[.J116]" office:value-type="float" office:value="0.957329" calcext:value-type="float">
            <text:p>0.957329</text:p>
          </table:table-cell>
          <table:table-cell table:formula="of:=[.K116]*[.D116]" office:value-type="float" office:value="0.596844850392" calcext:value-type="float">
            <text:p>0.5968448504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354315" calcext:value-type="float">
            <text:p>0.354315</text:p>
          </table:table-cell>
          <table:table-cell table:formula="of:=1-[.C121]" office:value-type="float" office:value="0.645685" calcext:value-type="float">
            <text:p>0.645685</text:p>
          </table:table-cell>
          <table:table-cell office:value-type="float" office:value="0.946147" calcext:value-type="float">
            <text:p>0.946147</text:p>
          </table:table-cell>
          <table:table-cell office:value-type="float" office:value="0.911602" calcext:value-type="float">
            <text:p>0.911602</text:p>
          </table:table-cell>
          <table:table-cell office:value-type="float" office:value="1.0379" calcext:value-type="float">
            <text:p>1.0379</text:p>
          </table:table-cell>
          <table:table-cell table:formula="of:=[.D121]*[.G121]" office:value-type="float" office:value="0.6701564615" calcext:value-type="float">
            <text:p>0.6701564615</text:p>
          </table:table-cell>
          <table:table-cell/>
          <table:table-cell table:formula="of:=[.E121]-[.F121]" office:value-type="float" office:value="0.034545" calcext:value-type="float">
            <text:p>0.034545</text:p>
          </table:table-cell>
          <table:table-cell table:formula="of:=1-[.J121]" office:value-type="float" office:value="0.965455" calcext:value-type="float">
            <text:p>0.965455</text:p>
          </table:table-cell>
          <table:table-cell table:formula="of:=[.K121]*[.D121]" office:value-type="float" office:value="0.623379811675" calcext:value-type="float">
            <text:p>0.6233798117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278972" calcext:value-type="float">
            <text:p>0.278972</text:p>
          </table:table-cell>
          <table:table-cell table:formula="of:=1-[.C122]" office:value-type="float" office:value="0.721028" calcext:value-type="float">
            <text:p>0.721028</text:p>
          </table:table-cell>
          <table:table-cell office:value-type="float" office:value="0.941778" calcext:value-type="float">
            <text:p>0.941778</text:p>
          </table:table-cell>
          <table:table-cell office:value-type="float" office:value="0.904225" calcext:value-type="float">
            <text:p>0.904225</text:p>
          </table:table-cell>
          <table:table-cell office:value-type="float" office:value="1.04153" calcext:value-type="float">
            <text:p>1.04153</text:p>
          </table:table-cell>
          <table:table-cell table:formula="of:=[.D122]*[.G122]" office:value-type="float" office:value="0.75097229284" calcext:value-type="float">
            <text:p>0.7509722928</text:p>
          </table:table-cell>
          <table:table-cell/>
          <table:table-cell table:formula="of:=[.E122]-[.F122]" office:value-type="float" office:value="0.0375530000000001" calcext:value-type="float">
            <text:p>0.037553</text:p>
          </table:table-cell>
          <table:table-cell table:formula="of:=1-[.J122]" office:value-type="float" office:value="0.962447" calcext:value-type="float">
            <text:p>0.962447</text:p>
          </table:table-cell>
          <table:table-cell table:formula="of:=[.K122]*[.D122]" office:value-type="float" office:value="0.693951235516" calcext:value-type="float">
            <text:p>0.693951235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315393" calcext:value-type="float">
            <text:p>0.315393</text:p>
          </table:table-cell>
          <table:table-cell table:formula="of:=1-[.C123]" office:value-type="float" office:value="0.684607" calcext:value-type="float">
            <text:p>0.684607</text:p>
          </table:table-cell>
          <table:table-cell office:value-type="float" office:value="0.960866" calcext:value-type="float">
            <text:p>0.960866</text:p>
          </table:table-cell>
          <table:table-cell office:value-type="float" office:value="0.909589" calcext:value-type="float">
            <text:p>0.909589</text:p>
          </table:table-cell>
          <table:table-cell office:value-type="float" office:value="1.05637" calcext:value-type="float">
            <text:p>1.05637</text:p>
          </table:table-cell>
          <table:table-cell table:formula="of:=[.D123]*[.G123]" office:value-type="float" office:value="0.72319829659" calcext:value-type="float">
            <text:p>0.7231982966</text:p>
          </table:table-cell>
          <table:table-cell/>
          <table:table-cell table:formula="of:=[.E123]-[.F123]" office:value-type="float" office:value="0.051277" calcext:value-type="float">
            <text:p>0.051277</text:p>
          </table:table-cell>
          <table:table-cell table:formula="of:=1-[.J123]" office:value-type="float" office:value="0.948723" calcext:value-type="float">
            <text:p>0.948723</text:p>
          </table:table-cell>
          <table:table-cell table:formula="of:=[.K123]*[.D123]" office:value-type="float" office:value="0.649502406861" calcext:value-type="float">
            <text:p>0.6495024069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276407" calcext:value-type="float">
            <text:p>0.276407</text:p>
          </table:table-cell>
          <table:table-cell table:formula="of:=1-[.C124]" office:value-type="float" office:value="0.723593" calcext:value-type="float">
            <text:p>0.723593</text:p>
          </table:table-cell>
          <table:table-cell office:value-type="float" office:value="0.941277" calcext:value-type="float">
            <text:p>0.941277</text:p>
          </table:table-cell>
          <table:table-cell office:value-type="float" office:value="0.904225" calcext:value-type="float">
            <text:p>0.904225</text:p>
          </table:table-cell>
          <table:table-cell office:value-type="float" office:value="1.04098" calcext:value-type="float">
            <text:p>1.04098</text:p>
          </table:table-cell>
          <table:table-cell table:formula="of:=[.D124]*[.G124]" office:value-type="float" office:value="0.75324584114" calcext:value-type="float">
            <text:p>0.7532458411</text:p>
          </table:table-cell>
          <table:table-cell/>
          <table:table-cell table:formula="of:=[.E124]-[.F124]" office:value-type="float" office:value="0.037052" calcext:value-type="float">
            <text:p>0.037052</text:p>
          </table:table-cell>
          <table:table-cell table:formula="of:=1-[.J124]" office:value-type="float" office:value="0.962948" calcext:value-type="float">
            <text:p>0.962948</text:p>
          </table:table-cell>
          <table:table-cell table:formula="of:=[.K124]*[.D124]" office:value-type="float" office:value="0.696782432164" calcext:value-type="float">
            <text:p>0.696782432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250949" calcext:value-type="float">
            <text:p>0.250949</text:p>
          </table:table-cell>
          <table:table-cell table:formula="of:=1-[.C125]" office:value-type="float" office:value="0.749051" calcext:value-type="float">
            <text:p>0.749051</text:p>
          </table:table-cell>
          <table:table-cell office:value-type="float" office:value="0.960471" calcext:value-type="float">
            <text:p>0.960471</text:p>
          </table:table-cell>
          <table:table-cell office:value-type="float" office:value="0.900553" calcext:value-type="float">
            <text:p>0.900553</text:p>
          </table:table-cell>
          <table:table-cell office:value-type="float" office:value="1.06654" calcext:value-type="float">
            <text:p>1.06654</text:p>
          </table:table-cell>
          <table:table-cell table:formula="of:=[.D125]*[.G125]" office:value-type="float" office:value="0.79889285354" calcext:value-type="float">
            <text:p>0.7988928535</text:p>
          </table:table-cell>
          <table:table-cell/>
          <table:table-cell table:formula="of:=[.E125]-[.F125]" office:value-type="float" office:value="0.059918" calcext:value-type="float">
            <text:p>0.059918</text:p>
          </table:table-cell>
          <table:table-cell table:formula="of:=1-[.J125]" office:value-type="float" office:value="0.940082" calcext:value-type="float">
            <text:p>0.940082</text:p>
          </table:table-cell>
          <table:table-cell table:formula="of:=[.K125]*[.D125]" office:value-type="float" office:value="0.704169362182" calcext:value-type="float">
            <text:p>0.7041693622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298762" calcext:value-type="float">
            <text:p>0.298762</text:p>
          </table:table-cell>
          <table:table-cell table:formula="of:=1-[.C126]" office:value-type="float" office:value="0.701238" calcext:value-type="float">
            <text:p>0.701238</text:p>
          </table:table-cell>
          <table:table-cell office:value-type="float" office:value="0.940199" calcext:value-type="float">
            <text:p>0.940199</text:p>
          </table:table-cell>
          <table:table-cell office:value-type="float" office:value="0.902174" calcext:value-type="float">
            <text:p>0.902174</text:p>
          </table:table-cell>
          <table:table-cell office:value-type="float" office:value="1.04215" calcext:value-type="float">
            <text:p>1.04215</text:p>
          </table:table-cell>
          <table:table-cell table:formula="of:=[.D126]*[.G126]" office:value-type="float" office:value="0.7307951817" calcext:value-type="float">
            <text:p>0.7307951817</text:p>
          </table:table-cell>
          <table:table-cell/>
          <table:table-cell table:formula="of:=[.E126]-[.F126]" office:value-type="float" office:value="0.0380250000000001" calcext:value-type="float">
            <text:p>0.038025</text:p>
          </table:table-cell>
          <table:table-cell table:formula="of:=1-[.J126]" office:value-type="float" office:value="0.961975" calcext:value-type="float">
            <text:p>0.961975</text:p>
          </table:table-cell>
          <table:table-cell table:formula="of:=[.K126]*[.D126]" office:value-type="float" office:value="0.67457342505" calcext:value-type="float">
            <text:p>0.674573425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267395" calcext:value-type="float">
            <text:p>0.267395</text:p>
          </table:table-cell>
          <table:table-cell table:formula="of:=1-[.C127]" office:value-type="float" office:value="0.732605" calcext:value-type="float">
            <text:p>0.732605</text:p>
          </table:table-cell>
          <table:table-cell office:value-type="float" office:value="0.944125" calcext:value-type="float">
            <text:p>0.944125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1.03854" calcext:value-type="float">
            <text:p>1.03854</text:p>
          </table:table-cell>
          <table:table-cell table:formula="of:=[.D127]*[.G127]" office:value-type="float" office:value="0.7608395967" calcext:value-type="float">
            <text:p>0.7608395967</text:p>
          </table:table-cell>
          <table:table-cell/>
          <table:table-cell table:formula="of:=[.E127]-[.F127]" office:value-type="float" office:value="0.035034" calcext:value-type="float">
            <text:p>0.035034</text:p>
          </table:table-cell>
          <table:table-cell table:formula="of:=1-[.J127]" office:value-type="float" office:value="0.964966" calcext:value-type="float">
            <text:p>0.964966</text:p>
          </table:table-cell>
          <table:table-cell table:formula="of:=[.K127]*[.D127]" office:value-type="float" office:value="0.70693891643" calcext:value-type="float">
            <text:p>0.7069389164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274613" calcext:value-type="float">
            <text:p>0.274613</text:p>
          </table:table-cell>
          <table:table-cell table:formula="of:=1-[.C128]" office:value-type="float" office:value="0.725387" calcext:value-type="float">
            <text:p>0.725387</text:p>
          </table:table-cell>
          <table:table-cell office:value-type="float" office:value="0.949729" calcext:value-type="float">
            <text:p>0.949729</text:p>
          </table:table-cell>
          <table:table-cell office:value-type="float" office:value="0.904494" calcext:value-type="float">
            <text:p>0.904494</text:p>
          </table:table-cell>
          <table:table-cell office:value-type="float" office:value="1.05001" calcext:value-type="float">
            <text:p>1.05001</text:p>
          </table:table-cell>
          <table:table-cell table:formula="of:=[.D128]*[.G128]" office:value-type="float" office:value="0.76166360387" calcext:value-type="float">
            <text:p>0.7616636039</text:p>
          </table:table-cell>
          <table:table-cell/>
          <table:table-cell table:formula="of:=[.E128]-[.F128]" office:value-type="float" office:value="0.045235" calcext:value-type="float">
            <text:p>0.045235</text:p>
          </table:table-cell>
          <table:table-cell table:formula="of:=1-[.J128]" office:value-type="float" office:value="0.954765" calcext:value-type="float">
            <text:p>0.954765</text:p>
          </table:table-cell>
          <table:table-cell table:formula="of:=[.K128]*[.D128]" office:value-type="float" office:value="0.692574119055" calcext:value-type="float">
            <text:p>0.692574119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259623" calcext:value-type="float">
            <text:p>0.259623</text:p>
          </table:table-cell>
          <table:table-cell table:formula="of:=1-[.C129]" office:value-type="float" office:value="0.740377" calcext:value-type="float">
            <text:p>0.740377</text:p>
          </table:table-cell>
          <table:table-cell office:value-type="float" office:value="0.948276" calcext:value-type="float">
            <text:p>0.948276</text:p>
          </table:table-cell>
          <table:table-cell office:value-type="float" office:value="0.90678" calcext:value-type="float">
            <text:p>0.90678</text:p>
          </table:table-cell>
          <table:table-cell office:value-type="float" office:value="1.04576" calcext:value-type="float">
            <text:p>1.04576</text:p>
          </table:table-cell>
          <table:table-cell table:formula="of:=[.D129]*[.G129]" office:value-type="float" office:value="0.77425665152" calcext:value-type="float">
            <text:p>0.7742566515</text:p>
          </table:table-cell>
          <table:table-cell/>
          <table:table-cell table:formula="of:=[.E129]-[.F129]" office:value-type="float" office:value="0.041496" calcext:value-type="float">
            <text:p>0.041496</text:p>
          </table:table-cell>
          <table:table-cell table:formula="of:=1-[.J129]" office:value-type="float" office:value="0.958504" calcext:value-type="float">
            <text:p>0.958504</text:p>
          </table:table-cell>
          <table:table-cell table:formula="of:=[.K129]*[.D129]" office:value-type="float" office:value="0.709654316008" calcext:value-type="float">
            <text:p>0.70965431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221035" calcext:value-type="float">
            <text:p>0.221035</text:p>
          </table:table-cell>
          <table:table-cell table:formula="of:=1-[.C130]" office:value-type="float" office:value="0.778965" calcext:value-type="float">
            <text:p>0.778965</text:p>
          </table:table-cell>
          <table:table-cell office:value-type="float" office:value="0.948195" calcext:value-type="float">
            <text:p>0.948195</text:p>
          </table:table-cell>
          <table:table-cell office:value-type="float" office:value="0.911243" calcext:value-type="float">
            <text:p>0.911243</text:p>
          </table:table-cell>
          <table:table-cell office:value-type="float" office:value="1.04055" calcext:value-type="float">
            <text:p>1.04055</text:p>
          </table:table-cell>
          <table:table-cell table:formula="of:=[.D130]*[.G130]" office:value-type="float" office:value="0.81055203075" calcext:value-type="float">
            <text:p>0.8105520308</text:p>
          </table:table-cell>
          <table:table-cell/>
          <table:table-cell table:formula="of:=[.E130]-[.F130]" office:value-type="float" office:value="0.0369520000000001" calcext:value-type="float">
            <text:p>0.036952</text:p>
          </table:table-cell>
          <table:table-cell table:formula="of:=1-[.J130]" office:value-type="float" office:value="0.963048" calcext:value-type="float">
            <text:p>0.963048</text:p>
          </table:table-cell>
          <table:table-cell table:formula="of:=[.K130]*[.D130]" office:value-type="float" office:value="0.75018068532" calcext:value-type="float">
            <text:p>0.750180685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float" office:value="-0.56459995177923" calcext:value-type="float">
            <text:p>-0.5645999518</text:p>
          </table:table-cell>
          <table:table-cell table:style-name="ce1" table:formula="of:=CORREL([.B78:.B130];[.D78:.D130])" office:value-type="float" office:value="0.56459995177923" calcext:value-type="float">
            <text:p>0.5645999518</text:p>
          </table:table-cell>
          <table:table-cell table:formula="of:=CORREL([.B78:.B130];[.E78:.E130])" office:value-type="float" office:value="0.560509873096535" calcext:value-type="float">
            <text:p>0.5605098731</text:p>
          </table:table-cell>
          <table:table-cell table:formula="of:=CORREL([.B78:.B130];[.F78:.F130])" office:value-type="float" office:value="-0.249299781035893" calcext:value-type="float">
            <text:p>-0.249299781</text:p>
          </table:table-cell>
          <table:table-cell table:formula="of:=CORREL([.B78:.B130];[.G78:.G130])" office:value-type="float" office:value="0.593027065822104" calcext:value-type="float">
            <text:p>0.5930270658</text:p>
          </table:table-cell>
          <table:table-cell table:style-name="ce1" table:formula="of:=CORREL([.B78:.B130];[.H78:.H130])" office:value-type="float" office:value="0.625175934787036" calcext:value-type="float">
            <text:p>0.6251759348</text:p>
          </table:table-cell>
          <table:table-cell/>
          <table:table-cell table:formula="of:=[.E131]-[.F131]" office:value-type="float" office:value="0.809809654132427" calcext:value-type="float">
            <text:p>0.8098096541</text:p>
          </table:table-cell>
          <table:table-cell table:formula="of:=1-[.J131]" office:value-type="float" office:value="0.190190345867573" calcext:value-type="float">
            <text:p>0.1901903459</text:p>
          </table:table-cell>
          <table:table-cell table:style-name="ce1" table:formula="of:=CORREL([.B78:.B130];[.L78:.L130])" office:value-type="float" office:value="0.474225036314985" calcext:value-type="float">
            <text:p>0.4742250363</text:p>
          </table:table-cell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353603" calcext:value-type="float">
            <text:p>0.353603</text:p>
          </table:table-cell>
          <table:table-cell table:formula="of:=1-[.C134]" office:value-type="float" office:value="0.646397" calcext:value-type="float">
            <text:p>0.646397</text:p>
          </table:table-cell>
          <table:table-cell office:value-type="float" office:value="0.809735" calcext:value-type="float">
            <text:p>0.809735</text:p>
          </table:table-cell>
          <table:table-cell office:value-type="float" office:value="0.841363" calcext:value-type="float">
            <text:p>0.841363</text:p>
          </table:table-cell>
          <table:table-cell office:value-type="float" office:value="0.962408" calcext:value-type="float">
            <text:p>0.962408</text:p>
          </table:table-cell>
          <table:table-cell table:formula="of:=[.D134]*[.G134]" office:value-type="float" office:value="0.622097643976" calcext:value-type="float">
            <text:p>0.622097644</text:p>
          </table:table-cell>
          <table:table-cell/>
          <table:table-cell table:formula="of:=[.E134]-[.F134]" office:value-type="float" office:value="-0.031628" calcext:value-type="float">
            <text:p>-0.031628</text:p>
          </table:table-cell>
          <table:table-cell table:formula="of:=1-[.J134]" office:value-type="float" office:value="1.031628" calcext:value-type="float">
            <text:p>1.031628</text:p>
          </table:table-cell>
          <table:table-cell table:formula="of:=[.K134]*[.D134]" office:value-type="float" office:value="0.666841244316" calcext:value-type="float">
            <text:p>0.666841244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370833" calcext:value-type="float">
            <text:p>0.370833</text:p>
          </table:table-cell>
          <table:table-cell table:formula="of:=1-[.C135]" office:value-type="float" office:value="0.629167" calcext:value-type="float">
            <text:p>0.629167</text:p>
          </table:table-cell>
          <table:table-cell office:value-type="float" office:value="0.779449" calcext:value-type="float">
            <text:p>0.779449</text:p>
          </table:table-cell>
          <table:table-cell office:value-type="float" office:value="0.809581" calcext:value-type="float">
            <text:p>0.809581</text:p>
          </table:table-cell>
          <table:table-cell office:value-type="float" office:value="0.962781" calcext:value-type="float">
            <text:p>0.962781</text:p>
          </table:table-cell>
          <table:table-cell table:formula="of:=[.D135]*[.G135]" office:value-type="float" office:value="0.605750033427" calcext:value-type="float">
            <text:p>0.6057500334</text:p>
          </table:table-cell>
          <table:table-cell/>
          <table:table-cell table:formula="of:=[.E135]-[.F135]" office:value-type="float" office:value="-0.030132" calcext:value-type="float">
            <text:p>-0.030132</text:p>
          </table:table-cell>
          <table:table-cell table:formula="of:=1-[.J135]" office:value-type="float" office:value="1.030132" calcext:value-type="float">
            <text:p>1.030132</text:p>
          </table:table-cell>
          <table:table-cell table:formula="of:=[.K135]*[.D135]" office:value-type="float" office:value="0.648125060044" calcext:value-type="float">
            <text:p>0.6481250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299" calcext:value-type="float">
            <text:p>0.299</text:p>
          </table:table-cell>
          <table:table-cell table:formula="of:=1-[.C136]" office:value-type="float" office:value="0.701" calcext:value-type="float">
            <text:p>0.701</text:p>
          </table:table-cell>
          <table:table-cell office:value-type="float" office:value="0.745642" calcext:value-type="float">
            <text:p>0.745642</text:p>
          </table:table-cell>
          <table:table-cell office:value-type="float" office:value="0.836197" calcext:value-type="float">
            <text:p>0.836197</text:p>
          </table:table-cell>
          <table:table-cell office:value-type="float" office:value="0.891706" calcext:value-type="float">
            <text:p>0.891706</text:p>
          </table:table-cell>
          <table:table-cell table:formula="of:=[.D136]*[.G136]" office:value-type="float" office:value="0.625085906" calcext:value-type="float">
            <text:p>0.625085906</text:p>
          </table:table-cell>
          <table:table-cell/>
          <table:table-cell table:formula="of:=[.E136]-[.F136]" office:value-type="float" office:value="-0.0905550000000001" calcext:value-type="float">
            <text:p>-0.090555</text:p>
          </table:table-cell>
          <table:table-cell table:formula="of:=1-[.J136]" office:value-type="float" office:value="1.090555" calcext:value-type="float">
            <text:p>1.090555</text:p>
          </table:table-cell>
          <table:table-cell table:formula="of:=[.K136]*[.D136]" office:value-type="float" office:value="0.764479055" calcext:value-type="float">
            <text:p>0.76447905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397312" calcext:value-type="float">
            <text:p>0.397312</text:p>
          </table:table-cell>
          <table:table-cell table:formula="of:=1-[.C137]" office:value-type="float" office:value="0.602688" calcext:value-type="float">
            <text:p>0.602688</text:p>
          </table:table-cell>
          <table:table-cell office:value-type="float" office:value="0.82363" calcext:value-type="float">
            <text:p>0.82363</text:p>
          </table:table-cell>
          <table:table-cell office:value-type="float" office:value="0.834254" calcext:value-type="float">
            <text:p>0.834254</text:p>
          </table:table-cell>
          <table:table-cell office:value-type="float" office:value="0.987265" calcext:value-type="float">
            <text:p>0.987265</text:p>
          </table:table-cell>
          <table:table-cell table:formula="of:=[.D137]*[.G137]" office:value-type="float" office:value="0.59501276832" calcext:value-type="float">
            <text:p>0.5950127683</text:p>
          </table:table-cell>
          <table:table-cell/>
          <table:table-cell table:formula="of:=[.E137]-[.F137]" office:value-type="float" office:value="-0.0106239999999999" calcext:value-type="float">
            <text:p>-0.010624</text:p>
          </table:table-cell>
          <table:table-cell table:formula="of:=1-[.J137]" office:value-type="float" office:value="1.010624" calcext:value-type="float">
            <text:p>1.010624</text:p>
          </table:table-cell>
          <table:table-cell table:formula="of:=[.K137]*[.D137]" office:value-type="float" office:value="0.609090957312" calcext:value-type="float">
            <text:p>0.609090957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293227" calcext:value-type="float">
            <text:p>0.293227</text:p>
          </table:table-cell>
          <table:table-cell table:formula="of:=1-[.C138]" office:value-type="float" office:value="0.706773" calcext:value-type="float">
            <text:p>0.706773</text:p>
          </table:table-cell>
          <table:table-cell office:value-type="float" office:value="0.796581" calcext:value-type="float">
            <text:p>0.796581</text:p>
          </table:table-cell>
          <table:table-cell office:value-type="float" office:value="0.855856" calcext:value-type="float">
            <text:p>0.855856</text:p>
          </table:table-cell>
          <table:table-cell office:value-type="float" office:value="0.930742" calcext:value-type="float">
            <text:p>0.930742</text:p>
          </table:table-cell>
          <table:table-cell table:formula="of:=[.D138]*[.G138]" office:value-type="float" office:value="0.657823315566" calcext:value-type="float">
            <text:p>0.6578233156</text:p>
          </table:table-cell>
          <table:table-cell/>
          <table:table-cell table:formula="of:=[.E138]-[.F138]" office:value-type="float" office:value="-0.059275" calcext:value-type="float">
            <text:p>-0.059275</text:p>
          </table:table-cell>
          <table:table-cell table:formula="of:=1-[.J138]" office:value-type="float" office:value="1.059275" calcext:value-type="float">
            <text:p>1.059275</text:p>
          </table:table-cell>
          <table:table-cell table:formula="of:=[.K138]*[.D138]" office:value-type="float" office:value="0.748666969575" calcext:value-type="float">
            <text:p>0.748666969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224227" calcext:value-type="float">
            <text:p>0.224227</text:p>
          </table:table-cell>
          <table:table-cell table:formula="of:=1-[.C139]" office:value-type="float" office:value="0.775773" calcext:value-type="float">
            <text:p>0.775773</text:p>
          </table:table-cell>
          <table:table-cell office:value-type="float" office:value="0.826126" calcext:value-type="float">
            <text:p>0.826126</text:p>
          </table:table-cell>
          <table:table-cell office:value-type="float" office:value="0.787392" calcext:value-type="float">
            <text:p>0.787392</text:p>
          </table:table-cell>
          <table:table-cell office:value-type="float" office:value="1.04919" calcext:value-type="float">
            <text:p>1.04919</text:p>
          </table:table-cell>
          <table:table-cell table:formula="of:=[.D139]*[.G139]" office:value-type="float" office:value="0.81393327387" calcext:value-type="float">
            <text:p>0.8139332739</text:p>
          </table:table-cell>
          <table:table-cell/>
          <table:table-cell table:formula="of:=[.E139]-[.F139]" office:value-type="float" office:value="0.0387339999999999" calcext:value-type="float">
            <text:p>0.038734</text:p>
          </table:table-cell>
          <table:table-cell table:formula="of:=1-[.J139]" office:value-type="float" office:value="0.961266" calcext:value-type="float">
            <text:p>0.961266</text:p>
          </table:table-cell>
          <table:table-cell table:formula="of:=[.K139]*[.D139]" office:value-type="float" office:value="0.745724208618" calcext:value-type="float">
            <text:p>0.745724208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211698" calcext:value-type="float">
            <text:p>0.211698</text:p>
          </table:table-cell>
          <table:table-cell table:formula="of:=1-[.C140]" office:value-type="float" office:value="0.788302" calcext:value-type="float">
            <text:p>0.788302</text:p>
          </table:table-cell>
          <table:table-cell office:value-type="float" office:value="0.827957" calcext:value-type="float">
            <text:p>0.827957</text:p>
          </table:table-cell>
          <table:table-cell office:value-type="float" office:value="0.823204" calcext:value-type="float">
            <text:p>0.823204</text:p>
          </table:table-cell>
          <table:table-cell office:value-type="float" office:value="1.00577" calcext:value-type="float">
            <text:p>1.00577</text:p>
          </table:table-cell>
          <table:table-cell table:formula="of:=[.D140]*[.G140]" office:value-type="float" office:value="0.79285050254" calcext:value-type="float">
            <text:p>0.7928505025</text:p>
          </table:table-cell>
          <table:table-cell/>
          <table:table-cell table:formula="of:=[.E140]-[.F140]" office:value-type="float" office:value="0.00475300000000001" calcext:value-type="float">
            <text:p>0.004753</text:p>
          </table:table-cell>
          <table:table-cell table:formula="of:=1-[.J140]" office:value-type="float" office:value="0.995247" calcext:value-type="float">
            <text:p>0.995247</text:p>
          </table:table-cell>
          <table:table-cell table:formula="of:=[.K140]*[.D140]" office:value-type="float" office:value="0.784555200594" calcext:value-type="float">
            <text:p>0.784555200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337259" calcext:value-type="float">
            <text:p>0.337259</text:p>
          </table:table-cell>
          <table:table-cell table:formula="of:=1-[.C141]" office:value-type="float" office:value="0.662741" calcext:value-type="float">
            <text:p>0.662741</text:p>
          </table:table-cell>
          <table:table-cell office:value-type="float" office:value="0.805195" calcext:value-type="float">
            <text:p>0.805195</text:p>
          </table:table-cell>
          <table:table-cell office:value-type="float" office:value="0.795122" calcext:value-type="float">
            <text:p>0.795122</text:p>
          </table:table-cell>
          <table:table-cell office:value-type="float" office:value="1.01267" calcext:value-type="float">
            <text:p>1.01267</text:p>
          </table:table-cell>
          <table:table-cell table:formula="of:=[.D141]*[.G141]" office:value-type="float" office:value="0.67113792847" calcext:value-type="float">
            <text:p>0.6711379285</text:p>
          </table:table-cell>
          <table:table-cell/>
          <table:table-cell table:formula="of:=[.E141]-[.F141]" office:value-type="float" office:value="0.010073" calcext:value-type="float">
            <text:p>0.010073</text:p>
          </table:table-cell>
          <table:table-cell table:formula="of:=1-[.J141]" office:value-type="float" office:value="0.989927" calcext:value-type="float">
            <text:p>0.989927</text:p>
          </table:table-cell>
          <table:table-cell table:formula="of:=[.K141]*[.D141]" office:value-type="float" office:value="0.656065209907" calcext:value-type="float">
            <text:p>0.656065209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319743" calcext:value-type="float">
            <text:p>0.319743</text:p>
          </table:table-cell>
          <table:table-cell table:formula="of:=1-[.C142]" office:value-type="float" office:value="0.680257" calcext:value-type="float">
            <text:p>0.680257</text:p>
          </table:table-cell>
          <table:table-cell office:value-type="float" office:value="0.781804" calcext:value-type="float">
            <text:p>0.781804</text:p>
          </table:table-cell>
          <table:table-cell office:value-type="float" office:value="0.800241" calcext:value-type="float">
            <text:p>0.800241</text:p>
          </table:table-cell>
          <table:table-cell office:value-type="float" office:value="0.97696" calcext:value-type="float">
            <text:p>0.97696</text:p>
          </table:table-cell>
          <table:table-cell table:formula="of:=[.D142]*[.G142]" office:value-type="float" office:value="0.66458387872" calcext:value-type="float">
            <text:p>0.6645838787</text:p>
          </table:table-cell>
          <table:table-cell/>
          <table:table-cell table:formula="of:=[.E142]-[.F142]" office:value-type="float" office:value="-0.018437" calcext:value-type="float">
            <text:p>-0.018437</text:p>
          </table:table-cell>
          <table:table-cell table:formula="of:=1-[.J142]" office:value-type="float" office:value="1.018437" calcext:value-type="float">
            <text:p>1.018437</text:p>
          </table:table-cell>
          <table:table-cell table:formula="of:=[.K142]*[.D142]" office:value-type="float" office:value="0.692798898309" calcext:value-type="float">
            <text:p>0.69279889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45399" calcext:value-type="float">
            <text:p>0.45399</text:p>
          </table:table-cell>
          <table:table-cell table:formula="of:=1-[.C143]" office:value-type="float" office:value="0.54601" calcext:value-type="float">
            <text:p>0.54601</text:p>
          </table:table-cell>
          <table:table-cell office:value-type="float" office:value="0.846084" calcext:value-type="float">
            <text:p>0.846084</text:p>
          </table:table-cell>
          <table:table-cell office:value-type="float" office:value="0.836048" calcext:value-type="float">
            <text:p>0.836048</text:p>
          </table:table-cell>
          <table:table-cell office:value-type="float" office:value="1.012" calcext:value-type="float">
            <text:p>1.012</text:p>
          </table:table-cell>
          <table:table-cell table:formula="of:=[.D143]*[.G143]" office:value-type="float" office:value="0.55256212" calcext:value-type="float">
            <text:p>0.55256212</text:p>
          </table:table-cell>
          <table:table-cell/>
          <table:table-cell table:formula="of:=[.E143]-[.F143]" office:value-type="float" office:value="0.0100359999999999" calcext:value-type="float">
            <text:p>0.010036</text:p>
          </table:table-cell>
          <table:table-cell table:formula="of:=1-[.J143]" office:value-type="float" office:value="0.989964" calcext:value-type="float">
            <text:p>0.989964</text:p>
          </table:table-cell>
          <table:table-cell table:formula="of:=[.K143]*[.D143]" office:value-type="float" office:value="0.54053024364" calcext:value-type="float">
            <text:p>0.540530243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329518" calcext:value-type="float">
            <text:p>0.329518</text:p>
          </table:table-cell>
          <table:table-cell table:formula="of:=1-[.C144]" office:value-type="float" office:value="0.670482" calcext:value-type="float">
            <text:p>0.670482</text:p>
          </table:table-cell>
          <table:table-cell office:value-type="float" office:value="0.799669" calcext:value-type="float">
            <text:p>0.799669</text:p>
          </table:table-cell>
          <table:table-cell office:value-type="float" office:value="0.805627" calcext:value-type="float">
            <text:p>0.805627</text:p>
          </table:table-cell>
          <table:table-cell office:value-type="float" office:value="0.992605" calcext:value-type="float">
            <text:p>0.992605</text:p>
          </table:table-cell>
          <table:table-cell table:formula="of:=[.D144]*[.G144]" office:value-type="float" office:value="0.66552378561" calcext:value-type="float">
            <text:p>0.6655237856</text:p>
          </table:table-cell>
          <table:table-cell/>
          <table:table-cell table:formula="of:=[.E144]-[.F144]" office:value-type="float" office:value="-0.00595800000000002" calcext:value-type="float">
            <text:p>-0.005958</text:p>
          </table:table-cell>
          <table:table-cell table:formula="of:=1-[.J144]" office:value-type="float" office:value="1.005958" calcext:value-type="float">
            <text:p>1.005958</text:p>
          </table:table-cell>
          <table:table-cell table:formula="of:=[.K144]*[.D144]" office:value-type="float" office:value="0.674476731756" calcext:value-type="float">
            <text:p>0.674476731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322613" calcext:value-type="float">
            <text:p>0.322613</text:p>
          </table:table-cell>
          <table:table-cell table:formula="of:=1-[.C145]" office:value-type="float" office:value="0.677387" calcext:value-type="float">
            <text:p>0.677387</text:p>
          </table:table-cell>
          <table:table-cell office:value-type="float" office:value="0.775906" calcext:value-type="float">
            <text:p>0.775906</text:p>
          </table:table-cell>
          <table:table-cell office:value-type="float" office:value="0.808861" calcext:value-type="float">
            <text:p>0.808861</text:p>
          </table:table-cell>
          <table:table-cell office:value-type="float" office:value="0.959257" calcext:value-type="float">
            <text:p>0.959257</text:p>
          </table:table-cell>
          <table:table-cell table:formula="of:=[.D145]*[.G145]" office:value-type="float" office:value="0.649788221459" calcext:value-type="float">
            <text:p>0.6497882215</text:p>
          </table:table-cell>
          <table:table-cell/>
          <table:table-cell table:formula="of:=[.E145]-[.F145]" office:value-type="float" office:value="-0.032955" calcext:value-type="float">
            <text:p>-0.032955</text:p>
          </table:table-cell>
          <table:table-cell table:formula="of:=1-[.J145]" office:value-type="float" office:value="1.032955" calcext:value-type="float">
            <text:p>1.032955</text:p>
          </table:table-cell>
          <table:table-cell table:formula="of:=[.K145]*[.D145]" office:value-type="float" office:value="0.699710288585" calcext:value-type="float">
            <text:p>0.699710288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305748" calcext:value-type="float">
            <text:p>0.305748</text:p>
          </table:table-cell>
          <table:table-cell table:formula="of:=1-[.C146]" office:value-type="float" office:value="0.694252" calcext:value-type="float">
            <text:p>0.694252</text:p>
          </table:table-cell>
          <table:table-cell office:value-type="float" office:value="0.815702" calcext:value-type="float">
            <text:p>0.815702</text:p>
          </table:table-cell>
          <table:table-cell office:value-type="float" office:value="0.805419" calcext:value-type="float">
            <text:p>0.805419</text:p>
          </table:table-cell>
          <table:table-cell office:value-type="float" office:value="1.01277" calcext:value-type="float">
            <text:p>1.01277</text:p>
          </table:table-cell>
          <table:table-cell table:formula="of:=[.D146]*[.G146]" office:value-type="float" office:value="0.70311759804" calcext:value-type="float">
            <text:p>0.703117598</text:p>
          </table:table-cell>
          <table:table-cell/>
          <table:table-cell table:formula="of:=[.E146]-[.F146]" office:value-type="float" office:value="0.0102829999999999" calcext:value-type="float">
            <text:p>0.010283</text:p>
          </table:table-cell>
          <table:table-cell table:formula="of:=1-[.J146]" office:value-type="float" office:value="0.989717" calcext:value-type="float">
            <text:p>0.989717</text:p>
          </table:table-cell>
          <table:table-cell table:formula="of:=[.K146]*[.D146]" office:value-type="float" office:value="0.687113006684" calcext:value-type="float">
            <text:p>0.6871130067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34:.B146];[.C134:.C146])" office:value-type="float" office:value="-0.68973155013045" calcext:value-type="float">
            <text:p>-0.6897315501</text:p>
          </table:table-cell>
          <table:table-cell table:style-name="ce1" table:formula="of:=CORREL([.B134:.B146];[.D134:.D146])" office:value-type="float" office:value="0.68973155013045" calcext:value-type="float">
            <text:p>0.6897315501</text:p>
          </table:table-cell>
          <table:table-cell table:formula="of:=CORREL([.B133:.B146];[.E133:.E146])" office:value-type="float" office:value="-0.402863945584501" calcext:value-type="float">
            <text:p>-0.4028639456</text:p>
          </table:table-cell>
          <table:table-cell table:formula="of:=CORREL([.B133:.B146];[.F133:.F146])" office:value-type="float" office:value="-0.358159634997231" calcext:value-type="float">
            <text:p>-0.358159635</text:p>
          </table:table-cell>
          <table:table-cell table:formula="of:=CORREL([.B133:.B146];[.G133:.G146])" office:value-type="float" office:value="-0.0927251634466608" calcext:value-type="float">
            <text:p>-0.0927251634</text:p>
          </table:table-cell>
          <table:table-cell table:style-name="ce1" table:formula="of:=CORREL([.B133:.B146];[.H133:.H146])" office:value-type="float" office:value="0.571921239959009" calcext:value-type="float">
            <text:p>0.57192124</text:p>
          </table:table-cell>
          <table:table-cell/>
          <table:table-cell table:formula="of:=[.E147]-[.F147]" office:value-type="float" office:value="-0.0447043105872706" calcext:value-type="float">
            <text:p>-0.0447043106</text:p>
          </table:table-cell>
          <table:table-cell table:formula="of:=1-[.J147]" office:value-type="float" office:value="1.04470431058727" calcext:value-type="float">
            <text:p>1.0447043106</text:p>
          </table:table-cell>
          <table:table-cell table:style-name="ce1" table:formula="of:=CORREL([.B134:.B146];[.L134:.L146])" office:value-type="float" office:value="0.701788855101675" calcext:value-type="float">
            <text:p>0.7017888551</text:p>
          </table:table-cell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15187" calcext:value-type="float">
            <text:p>0.15187</text:p>
          </table:table-cell>
          <table:table-cell table:formula="of:=1-[.C150]" office:value-type="float" office:value="0.84813" calcext:value-type="float">
            <text:p>0.84813</text:p>
          </table:table-cell>
          <table:table-cell office:value-type="float" office:value="0.851955" calcext:value-type="float">
            <text:p>0.851955</text:p>
          </table:table-cell>
          <table:table-cell office:value-type="float" office:value="0.855615" calcext:value-type="float">
            <text:p>0.855615</text:p>
          </table:table-cell>
          <table:table-cell office:value-type="float" office:value="0.995723" calcext:value-type="float">
            <text:p>0.995723</text:p>
          </table:table-cell>
          <table:table-cell table:formula="of:=[.D150]*[.G150]" office:value-type="float" office:value="0.84450254799" calcext:value-type="float">
            <text:p>0.844502548</text:p>
          </table:table-cell>
          <table:table-cell/>
          <table:table-cell table:formula="of:=[.E150]-[.F150]" office:value-type="float" office:value="-0.00366000000000011" calcext:value-type="float">
            <text:p>-0.00366</text:p>
          </table:table-cell>
          <table:table-cell table:formula="of:=1-[.J150]" office:value-type="float" office:value="1.00366" calcext:value-type="float">
            <text:p>1.00366</text:p>
          </table:table-cell>
          <table:table-cell table:formula="of:=[.K150]*[.D150]" office:value-type="float" office:value="0.8512341558" calcext:value-type="float">
            <text:p>0.851234155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157738" calcext:value-type="float">
            <text:p>0.157738</text:p>
          </table:table-cell>
          <table:table-cell table:formula="of:=1-[.C151]" office:value-type="float" office:value="0.842262" calcext:value-type="float">
            <text:p>0.842262</text:p>
          </table:table-cell>
          <table:table-cell office:value-type="float" office:value="0.863402" calcext:value-type="float">
            <text:p>0.863402</text:p>
          </table:table-cell>
          <table:table-cell office:value-type="float" office:value="0.845714" calcext:value-type="float">
            <text:p>0.845714</text:p>
          </table:table-cell>
          <table:table-cell office:value-type="float" office:value="1.02091" calcext:value-type="float">
            <text:p>1.02091</text:p>
          </table:table-cell>
          <table:table-cell table:formula="of:=[.D151]*[.G151]" office:value-type="float" office:value="0.85987369842" calcext:value-type="float">
            <text:p>0.8598736984</text:p>
          </table:table-cell>
          <table:table-cell/>
          <table:table-cell table:formula="of:=[.E151]-[.F151]" office:value-type="float" office:value="0.017688" calcext:value-type="float">
            <text:p>0.017688</text:p>
          </table:table-cell>
          <table:table-cell table:formula="of:=1-[.J151]" office:value-type="float" office:value="0.982312" calcext:value-type="float">
            <text:p>0.982312</text:p>
          </table:table-cell>
          <table:table-cell table:formula="of:=[.K151]*[.D151]" office:value-type="float" office:value="0.827364069744" calcext:value-type="float">
            <text:p>0.827364069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239358" calcext:value-type="float">
            <text:p>0.239358</text:p>
          </table:table-cell>
          <table:table-cell table:formula="of:=1-[.C152]" office:value-type="float" office:value="0.760642" calcext:value-type="float">
            <text:p>0.760642</text:p>
          </table:table-cell>
          <table:table-cell office:value-type="float" office:value="0.888587" calcext:value-type="float">
            <text:p>0.888587</text:p>
          </table:table-cell>
          <table:table-cell office:value-type="float" office:value="0.844086" calcext:value-type="float">
            <text:p>0.844086</text:p>
          </table:table-cell>
          <table:table-cell office:value-type="float" office:value="1.05272" calcext:value-type="float">
            <text:p>1.05272</text:p>
          </table:table-cell>
          <table:table-cell table:formula="of:=[.D152]*[.G152]" office:value-type="float" office:value="0.80074304624" calcext:value-type="float">
            <text:p>0.8007430462</text:p>
          </table:table-cell>
          <table:table-cell/>
          <table:table-cell table:formula="of:=[.E152]-[.F152]" office:value-type="float" office:value="0.0445009999999999" calcext:value-type="float">
            <text:p>0.044501</text:p>
          </table:table-cell>
          <table:table-cell table:formula="of:=1-[.J152]" office:value-type="float" office:value="0.955499" calcext:value-type="float">
            <text:p>0.955499</text:p>
          </table:table-cell>
          <table:table-cell table:formula="of:=[.K152]*[.D152]" office:value-type="float" office:value="0.726792670358" calcext:value-type="float">
            <text:p>0.726792670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261122" calcext:value-type="float">
            <text:p>0.261122</text:p>
          </table:table-cell>
          <table:table-cell table:formula="of:=1-[.C153]" office:value-type="float" office:value="0.738878" calcext:value-type="float">
            <text:p>0.738878</text:p>
          </table:table-cell>
          <table:table-cell office:value-type="float" office:value="0.845745" calcext:value-type="float">
            <text:p>0.845745</text:p>
          </table:table-cell>
          <table:table-cell office:value-type="float" office:value="0.81768" calcext:value-type="float">
            <text:p>0.81768</text:p>
          </table:table-cell>
          <table:table-cell office:value-type="float" office:value="1.03432" calcext:value-type="float">
            <text:p>1.03432</text:p>
          </table:table-cell>
          <table:table-cell table:formula="of:=[.D153]*[.G153]" office:value-type="float" office:value="0.76423629296" calcext:value-type="float">
            <text:p>0.764236293</text:p>
          </table:table-cell>
          <table:table-cell/>
          <table:table-cell table:formula="of:=[.E153]-[.F153]" office:value-type="float" office:value="0.0280649999999999" calcext:value-type="float">
            <text:p>0.028065</text:p>
          </table:table-cell>
          <table:table-cell table:formula="of:=1-[.J153]" office:value-type="float" office:value="0.971935" calcext:value-type="float">
            <text:p>0.971935</text:p>
          </table:table-cell>
          <table:table-cell table:formula="of:=[.K153]*[.D153]" office:value-type="float" office:value="0.71814138893" calcext:value-type="float">
            <text:p>0.718141388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274852" calcext:value-type="float">
            <text:p>0.274852</text:p>
          </table:table-cell>
          <table:table-cell table:formula="of:=1-[.C154]" office:value-type="float" office:value="0.725148" calcext:value-type="float">
            <text:p>0.725148</text:p>
          </table:table-cell>
          <table:table-cell office:value-type="float" office:value="0.844221" calcext:value-type="float">
            <text:p>0.844221</text:p>
          </table:table-cell>
          <table:table-cell office:value-type="float" office:value="0.845714" calcext:value-type="float">
            <text:p>0.845714</text:p>
          </table:table-cell>
          <table:table-cell office:value-type="float" office:value="0.998234" calcext:value-type="float">
            <text:p>0.998234</text:p>
          </table:table-cell>
          <table:table-cell table:formula="of:=[.D154]*[.G154]" office:value-type="float" office:value="0.723867388632" calcext:value-type="float">
            <text:p>0.7238673886</text:p>
          </table:table-cell>
          <table:table-cell/>
          <table:table-cell table:formula="of:=[.E154]-[.F154]" office:value-type="float" office:value="-0.00149299999999997" calcext:value-type="float">
            <text:p>-0.001493</text:p>
          </table:table-cell>
          <table:table-cell table:formula="of:=1-[.J154]" office:value-type="float" office:value="1.001493" calcext:value-type="float">
            <text:p>1.001493</text:p>
          </table:table-cell>
          <table:table-cell table:formula="of:=[.K154]*[.D154]" office:value-type="float" office:value="0.726230645964" calcext:value-type="float">
            <text:p>0.72623064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141852" calcext:value-type="float">
            <text:p>0.141852</text:p>
          </table:table-cell>
          <table:table-cell table:formula="of:=1-[.C155]" office:value-type="float" office:value="0.858148" calcext:value-type="float">
            <text:p>0.858148</text:p>
          </table:table-cell>
          <table:table-cell office:value-type="float" office:value="0.852055" calcext:value-type="float">
            <text:p>0.852055</text:p>
          </table:table-cell>
          <table:table-cell office:value-type="float" office:value="0.852071" calcext:value-type="float">
            <text:p>0.852071</text:p>
          </table:table-cell>
          <table:table-cell office:value-type="float" office:value="0.999981" calcext:value-type="float">
            <text:p>0.999981</text:p>
          </table:table-cell>
          <table:table-cell table:formula="of:=[.D155]*[.G155]" office:value-type="float" office:value="0.858131695188" calcext:value-type="float">
            <text:p>0.8581316952</text:p>
          </table:table-cell>
          <table:table-cell/>
          <table:table-cell table:formula="of:=[.E155]-[.F155]" office:value-type="float" office:value="-0.000015999999999905" calcext:value-type="float">
            <text:p>-0.000016</text:p>
          </table:table-cell>
          <table:table-cell table:formula="of:=1-[.J155]" office:value-type="float" office:value="1.000016" calcext:value-type="float">
            <text:p>1.000016</text:p>
          </table:table-cell>
          <table:table-cell table:formula="of:=[.K155]*[.D155]" office:value-type="float" office:value="0.858161730368" calcext:value-type="float">
            <text:p>0.858161730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212992" calcext:value-type="float">
            <text:p>0.212992</text:p>
          </table:table-cell>
          <table:table-cell table:formula="of:=1-[.C156]" office:value-type="float" office:value="0.787008" calcext:value-type="float">
            <text:p>0.787008</text:p>
          </table:table-cell>
          <table:table-cell office:value-type="float" office:value="0.854227" calcext:value-type="float">
            <text:p>0.854227</text:p>
          </table:table-cell>
          <table:table-cell office:value-type="float" office:value="0.824242" calcext:value-type="float">
            <text:p>0.824242</text:p>
          </table:table-cell>
          <table:table-cell office:value-type="float" office:value="1.03638" calcext:value-type="float">
            <text:p>1.03638</text:p>
          </table:table-cell>
          <table:table-cell table:formula="of:=[.D156]*[.G156]" office:value-type="float" office:value="0.81563935104" calcext:value-type="float">
            <text:p>0.815639351</text:p>
          </table:table-cell>
          <table:table-cell/>
          <table:table-cell table:formula="of:=[.E156]-[.F156]" office:value-type="float" office:value="0.029985" calcext:value-type="float">
            <text:p>0.029985</text:p>
          </table:table-cell>
          <table:table-cell table:formula="of:=1-[.J156]" office:value-type="float" office:value="0.970015" calcext:value-type="float">
            <text:p>0.970015</text:p>
          </table:table-cell>
          <table:table-cell table:formula="of:=[.K156]*[.D156]" office:value-type="float" office:value="0.76340956512" calcext:value-type="float">
            <text:p>0.763409565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24906" calcext:value-type="float">
            <text:p>0.24906</text:p>
          </table:table-cell>
          <table:table-cell table:formula="of:=1-[.C157]" office:value-type="float" office:value="0.75094" calcext:value-type="float">
            <text:p>0.75094</text:p>
          </table:table-cell>
          <table:table-cell office:value-type="float" office:value="0.865546" calcext:value-type="float">
            <text:p>0.865546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1.01431" calcext:value-type="float">
            <text:p>1.01431</text:p>
          </table:table-cell>
          <table:table-cell table:formula="of:=[.D157]*[.G157]" office:value-type="float" office:value="0.7616859514" calcext:value-type="float">
            <text:p>0.7616859514</text:p>
          </table:table-cell>
          <table:table-cell/>
          <table:table-cell table:formula="of:=[.E157]-[.F157]" office:value-type="float" office:value="0.0122129999999999" calcext:value-type="float">
            <text:p>0.012213</text:p>
          </table:table-cell>
          <table:table-cell table:formula="of:=1-[.J157]" office:value-type="float" office:value="0.987787" calcext:value-type="float">
            <text:p>0.987787</text:p>
          </table:table-cell>
          <table:table-cell table:formula="of:=[.K157]*[.D157]" office:value-type="float" office:value="0.74176876978" calcext:value-type="float">
            <text:p>0.741768769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245064" calcext:value-type="float">
            <text:p>0.245064</text:p>
          </table:table-cell>
          <table:table-cell table:formula="of:=1-[.C158]" office:value-type="float" office:value="0.754936" calcext:value-type="float">
            <text:p>0.754936</text:p>
          </table:table-cell>
          <table:table-cell office:value-type="float" office:value="0.890909" calcext:value-type="float">
            <text:p>0.890909</text:p>
          </table:table-cell>
          <table:table-cell office:value-type="float" office:value="0.84" calcext:value-type="float">
            <text:p>0.84</text:p>
          </table:table-cell>
          <table:table-cell office:value-type="float" office:value="1.06061" calcext:value-type="float">
            <text:p>1.06061</text:p>
          </table:table-cell>
          <table:table-cell table:formula="of:=[.D158]*[.G158]" office:value-type="float" office:value="0.80069267096" calcext:value-type="float">
            <text:p>0.800692671</text:p>
          </table:table-cell>
          <table:table-cell/>
          <table:table-cell table:formula="of:=[.E158]-[.F158]" office:value-type="float" office:value="0.050909" calcext:value-type="float">
            <text:p>0.050909</text:p>
          </table:table-cell>
          <table:table-cell table:formula="of:=1-[.J158]" office:value-type="float" office:value="0.949091" calcext:value-type="float">
            <text:p>0.949091</text:p>
          </table:table-cell>
          <table:table-cell table:formula="of:=[.K158]*[.D158]" office:value-type="float" office:value="0.716502963176" calcext:value-type="float">
            <text:p>0.716502963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563018" calcext:value-type="float">
            <text:p>0.563018</text:p>
          </table:table-cell>
          <table:table-cell table:formula="of:=1-[.C159]" office:value-type="float" office:value="0.436982" calcext:value-type="float">
            <text:p>0.436982</text:p>
          </table:table-cell>
          <table:table-cell office:value-type="float" office:value="0.807339" calcext:value-type="float">
            <text:p>0.807339</text:p>
          </table:table-cell>
          <table:table-cell office:value-type="float" office:value="0.788462" calcext:value-type="float">
            <text:p>0.788462</text:p>
          </table:table-cell>
          <table:table-cell office:value-type="float" office:value="1.02394" calcext:value-type="float">
            <text:p>1.02394</text:p>
          </table:table-cell>
          <table:table-cell table:formula="of:=[.D159]*[.G159]" office:value-type="float" office:value="0.44744334908" calcext:value-type="float">
            <text:p>0.4474433491</text:p>
          </table:table-cell>
          <table:table-cell/>
          <table:table-cell table:formula="of:=[.E159]-[.F159]" office:value-type="float" office:value="0.0188769999999999" calcext:value-type="float">
            <text:p>0.018877</text:p>
          </table:table-cell>
          <table:table-cell table:formula="of:=1-[.J159]" office:value-type="float" office:value="0.981123" calcext:value-type="float">
            <text:p>0.981123</text:p>
          </table:table-cell>
          <table:table-cell table:formula="of:=[.K159]*[.D159]" office:value-type="float" office:value="0.428733090786" calcext:value-type="float">
            <text:p>0.428733090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220004" calcext:value-type="float">
            <text:p>0.220004</text:p>
          </table:table-cell>
          <table:table-cell table:formula="of:=1-[.C160]" office:value-type="float" office:value="0.779996" calcext:value-type="float">
            <text:p>0.779996</text:p>
          </table:table-cell>
          <table:table-cell office:value-type="float" office:value="0.816842" calcext:value-type="float">
            <text:p>0.816842</text:p>
          </table:table-cell>
          <table:table-cell office:value-type="float" office:value="0.813253" calcext:value-type="float">
            <text:p>0.813253</text:p>
          </table:table-cell>
          <table:table-cell office:value-type="float" office:value="1.00441" calcext:value-type="float">
            <text:p>1.00441</text:p>
          </table:table-cell>
          <table:table-cell table:formula="of:=[.D160]*[.G160]" office:value-type="float" office:value="0.78343578236" calcext:value-type="float">
            <text:p>0.7834357824</text:p>
          </table:table-cell>
          <table:table-cell/>
          <table:table-cell table:formula="of:=[.E160]-[.F160]" office:value-type="float" office:value="0.00358899999999995" calcext:value-type="float">
            <text:p>0.003589</text:p>
          </table:table-cell>
          <table:table-cell table:formula="of:=1-[.J160]" office:value-type="float" office:value="0.996411" calcext:value-type="float">
            <text:p>0.996411</text:p>
          </table:table-cell>
          <table:table-cell table:formula="of:=[.K160]*[.D160]" office:value-type="float" office:value="0.777196594356" calcext:value-type="float">
            <text:p>0.777196594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190705" calcext:value-type="float">
            <text:p>0.190705</text:p>
          </table:table-cell>
          <table:table-cell table:formula="of:=1-[.C161]" office:value-type="float" office:value="0.809295" calcext:value-type="float">
            <text:p>0.809295</text:p>
          </table:table-cell>
          <table:table-cell office:value-type="float" office:value="0.777096" calcext:value-type="float">
            <text:p>0.777096</text:p>
          </table:table-cell>
          <table:table-cell office:value-type="float" office:value="0.839196" calcext:value-type="float">
            <text:p>0.839196</text:p>
          </table:table-cell>
          <table:table-cell office:value-type="float" office:value="0.926001" calcext:value-type="float">
            <text:p>0.926001</text:p>
          </table:table-cell>
          <table:table-cell table:formula="of:=[.D161]*[.G161]" office:value-type="float" office:value="0.749407979295" calcext:value-type="float">
            <text:p>0.7494079793</text:p>
          </table:table-cell>
          <table:table-cell/>
          <table:table-cell table:formula="of:=[.E161]-[.F161]" office:value-type="float" office:value="-0.0620999999999999" calcext:value-type="float">
            <text:p>-0.0621</text:p>
          </table:table-cell>
          <table:table-cell table:formula="of:=1-[.J161]" office:value-type="float" office:value="1.0621" calcext:value-type="float">
            <text:p>1.0621</text:p>
          </table:table-cell>
          <table:table-cell table:formula="of:=[.K161]*[.D161]" office:value-type="float" office:value="0.8595522195" calcext:value-type="float">
            <text:p>0.859552219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241332" calcext:value-type="float">
            <text:p>0.241332</text:p>
          </table:table-cell>
          <table:table-cell table:formula="of:=1-[.C162]" office:value-type="float" office:value="0.758668" calcext:value-type="float">
            <text:p>0.758668</text:p>
          </table:table-cell>
          <table:table-cell office:value-type="float" office:value="0.842333" calcext:value-type="float">
            <text:p>0.842333</text:p>
          </table:table-cell>
          <table:table-cell office:value-type="float" office:value="0.793103" calcext:value-type="float">
            <text:p>0.793103</text:p>
          </table:table-cell>
          <table:table-cell office:value-type="float" office:value="1.06207" calcext:value-type="float">
            <text:p>1.06207</text:p>
          </table:table-cell>
          <table:table-cell table:formula="of:=[.D162]*[.G162]" office:value-type="float" office:value="0.80575852276" calcext:value-type="float">
            <text:p>0.8057585228</text:p>
          </table:table-cell>
          <table:table-cell/>
          <table:table-cell table:formula="of:=[.E162]-[.F162]" office:value-type="float" office:value="0.04923" calcext:value-type="float">
            <text:p>0.04923</text:p>
          </table:table-cell>
          <table:table-cell table:formula="of:=1-[.J162]" office:value-type="float" office:value="0.95077" calcext:value-type="float">
            <text:p>0.95077</text:p>
          </table:table-cell>
          <table:table-cell table:formula="of:=[.K162]*[.D162]" office:value-type="float" office:value="0.72131877436" calcext:value-type="float">
            <text:p>0.721318774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379905" calcext:value-type="float">
            <text:p>0.379905</text:p>
          </table:table-cell>
          <table:table-cell table:formula="of:=1-[.C163]" office:value-type="float" office:value="0.620095" calcext:value-type="float">
            <text:p>0.620095</text:p>
          </table:table-cell>
          <table:table-cell office:value-type="float" office:value="0.83038" calcext:value-type="float">
            <text:p>0.83038</text:p>
          </table:table-cell>
          <table:table-cell office:value-type="float" office:value="0.792952" calcext:value-type="float">
            <text:p>0.792952</text:p>
          </table:table-cell>
          <table:table-cell office:value-type="float" office:value="1.0472" calcext:value-type="float">
            <text:p>1.0472</text:p>
          </table:table-cell>
          <table:table-cell table:formula="of:=[.D163]*[.G163]" office:value-type="float" office:value="0.649363484" calcext:value-type="float">
            <text:p>0.649363484</text:p>
          </table:table-cell>
          <table:table-cell/>
          <table:table-cell table:formula="of:=[.E163]-[.F163]" office:value-type="float" office:value="0.0374280000000001" calcext:value-type="float">
            <text:p>0.037428</text:p>
          </table:table-cell>
          <table:table-cell table:formula="of:=1-[.J163]" office:value-type="float" office:value="0.962572" calcext:value-type="float">
            <text:p>0.962572</text:p>
          </table:table-cell>
          <table:table-cell table:formula="of:=[.K163]*[.D163]" office:value-type="float" office:value="0.59688608434" calcext:value-type="float">
            <text:p>0.596886084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50:.B163];[.C150:.C163])" office:value-type="float" office:value="-0.550874753726122" calcext:value-type="float">
            <text:p>-0.5508747537</text:p>
          </table:table-cell>
          <table:table-cell table:style-name="ce1" table:formula="of:=CORREL([.B150:.B163];[.D150:.D163])" office:value-type="float" office:value="0.550874753726122" calcext:value-type="float">
            <text:p>0.5508747537</text:p>
          </table:table-cell>
          <table:table-cell table:formula="of:=CORREL([.B150:.B163];[.E150:.E163])" office:value-type="float" office:value="0.0167307207923553" calcext:value-type="float">
            <text:p>0.0167307208</text:p>
          </table:table-cell>
          <table:table-cell table:formula="of:=CORREL([.B150:.B163];[.F150:.F163])" office:value-type="float" office:value="0.599619889955686" calcext:value-type="float">
            <text:p>0.59961989</text:p>
          </table:table-cell>
          <table:table-cell table:formula="of:=CORREL([.B150:.B163];[.G150:.G163])" office:value-type="float" office:value="-0.481993923959094" calcext:value-type="float">
            <text:p>-0.481993924</text:p>
          </table:table-cell>
          <table:table-cell table:style-name="ce1" table:formula="of:=CORREL([.B150:.B163];[.H150:.H163])" office:value-type="float" office:value="0.449180255578211" calcext:value-type="float">
            <text:p>0.4491802556</text:p>
          </table:table-cell>
          <table:table-cell table:number-columns-repeated="3"/>
          <table:table-cell table:style-name="ce1" table:formula="of:=CORREL([.B150:.B163];[.L150:.L163])" office:value-type="float" office:value="0.604361876315918" calcext:value-type="float">
            <text:p>0.6043618763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Diff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ETs1</text:p>
          </table:table-cell>
          <table:table-cell table:style-name="ce2" office:value-type="float" office:value="0.183770557845705" calcext:value-type="float">
            <text:p>0.1837705578</text:p>
          </table:table-cell>
          <table:table-cell table:style-name="ce2" office:value-type="float" office:value="0.163157244551855" calcext:value-type="float">
            <text:p>0.1631572446</text:p>
          </table:table-cell>
          <table:table-cell table:formula="of:=[.C170]-[.B170]" office:value-type="float" office:value="-0.0206133132938498" calcext:value-type="float">
            <text:p>-0.020613313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style-name="ce2" office:value-type="float" office:value="0.74308749786731" calcext:value-type="float">
            <text:p>0.7430874979</text:p>
          </table:table-cell>
          <table:table-cell table:style-name="ce2" office:value-type="float" office:value="0.737257147158851" calcext:value-type="float">
            <text:p>0.7372571472</text:p>
          </table:table-cell>
          <table:table-cell table:formula="of:=[.C171]-[.B171]" office:value-type="float" office:value="-0.00583035070845828" calcext:value-type="float">
            <text:p>-0.005830350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highway1</text:p>
          </table:table-cell>
          <table:table-cell table:style-name="ce2" office:value-type="float" office:value="0.592317661396828" calcext:value-type="float">
            <text:p>0.5923176614</text:p>
          </table:table-cell>
          <table:table-cell table:style-name="ce2" office:value-type="float" office:value="0.72851692866865" calcext:value-type="float">
            <text:p>0.7285169287</text:p>
          </table:table-cell>
          <table:table-cell table:formula="of:=[.C172]-[.B172]" office:value-type="float" office:value="0.136199267271822" calcext:value-type="float">
            <text:p>0.136199267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highway3</text:p>
          </table:table-cell>
          <table:table-cell table:style-name="ce2" office:value-type="float" office:value="0.801385684447592" calcext:value-type="float">
            <text:p>0.8013856844</text:p>
          </table:table-cell>
          <table:table-cell table:style-name="ce2" office:value-type="float" office:value="0.753743629216751" calcext:value-type="float">
            <text:p>0.7537436292</text:p>
          </table:table-cell>
          <table:table-cell table:formula="of:=[.C173]-[.B173]" office:value-type="float" office:value="-0.0476420552308414" calcext:value-type="float">
            <text:p>-0.047642055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oom</text:p>
          </table:table-cell>
          <table:table-cell table:style-name="ce2" office:value-type="float" office:value="0.622695704533127" calcext:value-type="float">
            <text:p>0.6226957045</text:p>
          </table:table-cell>
          <table:table-cell table:style-name="ce2" office:value-type="float" office:value="0.653562737147091" calcext:value-type="float">
            <text:p>0.6535627371</text:p>
          </table:table-cell>
          <table:table-cell table:formula="of:=[.C174]-[.B174]" office:value-type="float" office:value="0.0308670326139643" calcext:value-type="float">
            <text:p>0.030867032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campus</text:p>
          </table:table-cell>
          <table:table-cell table:style-name="ce2" office:value-type="float" office:value="0.56459995177923" calcext:value-type="float">
            <text:p>0.5645999518</text:p>
          </table:table-cell>
          <table:table-cell table:style-name="ce2" office:value-type="float" office:value="0.625175934787036" calcext:value-type="float">
            <text:p>0.6251759348</text:p>
          </table:table-cell>
          <table:table-cell table:formula="of:=[.C175]-[.B175]" office:value-type="float" office:value="0.0605759830078062" calcext:value-type="float">
            <text:p>0.06057598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hallway</text:p>
          </table:table-cell>
          <table:table-cell table:style-name="ce2" office:value-type="float" office:value="0.68973155013045" calcext:value-type="float">
            <text:p>0.6897315501</text:p>
          </table:table-cell>
          <table:table-cell table:style-name="ce2" office:value-type="float" office:value="0.571921239959009" calcext:value-type="float">
            <text:p>0.57192124</text:p>
          </table:table-cell>
          <table:table-cell table:formula="of:=[.C176]-[.B176]" office:value-type="float" office:value="-0.117810310171442" calcext:value-type="float">
            <text:p>-0.117810310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lab</text:p>
          </table:table-cell>
          <table:table-cell table:style-name="ce2" office:value-type="float" office:value="0.550874753726122" calcext:value-type="float">
            <text:p>0.5508747537</text:p>
          </table:table-cell>
          <table:table-cell table:style-name="ce2" office:value-type="float" office:value="0.449180255578211" calcext:value-type="float">
            <text:p>0.4491802556</text:p>
          </table:table-cell>
          <table:table-cell table:formula="of:=[.C177]-[.B177]" office:value-type="float" office:value="-0.101694498147912" calcext:value-type="float">
            <text:p>-0.1016944981</text:p>
          </table:table-cell>
          <table:table-cell table:number-columns-repeated="8"/>
        </table:table-row>
      </table:table>
      <table:table table:name="SIFT" table:style-name="ta1">
        <table:shapes>
          <draw:frame draw:z-index="0" draw:style-name="gr1" draw:text-style-name="P1" svg:width="0.0787in" svg:height="0.185in" svg:x="7.111in" svg:y="0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0004in" svg:y="31.289in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7.9854in" svg:y="31.2657in">
            <draw:object draw:notify-on-update-of-ranges="SIFT.K167:SIFT.K167 SIFT.K168:SIFT.K175 SIFT.L167:SIFT.L167 SIFT.L168:SIFT.L175 SIFT.M167:SIFT.M167 SIFT.M168:SIFT.M17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0.0004in" svg:y="35.0224in">
            <draw:object draw:notify-on-update-of-ranges="SIFT.G168:SIFT.G175 SIFT.J167:SIFT.J167 SIFT.J168:SIFT.J175 SIFT.N167:SIFT.N167 SIFT.N168:SIFT.N17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*SIFT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69.2827" calcext:value-type="float">
            <text:p>69.2827</text:p>
          </table:table-cell>
          <table:table-cell office:value-type="float" office:value="75.9517" calcext:value-type="float">
            <text:p>75.9517</text:p>
          </table:table-cell>
          <table:table-cell office:value-type="float" office:value="145.2344" calcext:value-type="float">
            <text:p>145.2344</text:p>
          </table:table-cell>
          <table:table-cell office:value-type="float" office:value="0.222918" calcext:value-type="float">
            <text:p>0.222918</text:p>
          </table:table-cell>
          <table:table-cell office:value-type="float" office:value="9.49451" calcext:value-type="float">
            <text:p>9.49451</text:p>
          </table:table-cell>
          <table:table-cell office:value-type="float" office:value="69.9578" calcext:value-type="float">
            <text:p>69.9578</text:p>
          </table:table-cell>
          <table:table-cell office:value-type="float" office:value="73.8369" calcext:value-type="float">
            <text:p>73.8369</text:p>
          </table:table-cell>
          <table:table-cell office:value-type="float" office:value="143.7947" calcext:value-type="float">
            <text:p>143.7947</text:p>
          </table:table-cell>
          <table:table-cell table:formula="of:=[.J3]-[.E3]" office:value-type="float" office:value="-1.43969999999999" calcext:value-type="float">
            <text:p>-1.4397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53.108" calcext:value-type="float">
            <text:p>53.108</text:p>
          </table:table-cell>
          <table:table-cell office:value-type="float" office:value="83.4889" calcext:value-type="float">
            <text:p>83.4889</text:p>
          </table:table-cell>
          <table:table-cell office:value-type="float" office:value="136.5969" calcext:value-type="float">
            <text:p>136.5969</text:p>
          </table:table-cell>
          <table:table-cell office:value-type="float" office:value="0.242605" calcext:value-type="float">
            <text:p>0.242605</text:p>
          </table:table-cell>
          <table:table-cell office:value-type="float" office:value="13.1638" calcext:value-type="float">
            <text:p>13.1638</text:p>
          </table:table-cell>
          <table:table-cell office:value-type="float" office:value="53.6512" calcext:value-type="float">
            <text:p>53.6512</text:p>
          </table:table-cell>
          <table:table-cell office:value-type="float" office:value="81.275" calcext:value-type="float">
            <text:p>81.275</text:p>
          </table:table-cell>
          <table:table-cell office:value-type="float" office:value="134.9262" calcext:value-type="float">
            <text:p>134.9262</text:p>
          </table:table-cell>
          <table:table-cell table:formula="of:=[.J4]-[.E4]" office:value-type="float" office:value="-1.67070000000001" calcext:value-type="float">
            <text:p>-1.670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65.6433" calcext:value-type="float">
            <text:p>65.6433</text:p>
          </table:table-cell>
          <table:table-cell office:value-type="float" office:value="67.6909" calcext:value-type="float">
            <text:p>67.6909</text:p>
          </table:table-cell>
          <table:table-cell office:value-type="float" office:value="133.3342" calcext:value-type="float">
            <text:p>133.3342</text:p>
          </table:table-cell>
          <table:table-cell office:value-type="float" office:value="0.404552" calcext:value-type="float">
            <text:p>0.404552</text:p>
          </table:table-cell>
          <table:table-cell office:value-type="float" office:value="8.83991" calcext:value-type="float">
            <text:p>8.83991</text:p>
          </table:table-cell>
          <table:table-cell office:value-type="float" office:value="58.9181" calcext:value-type="float">
            <text:p>58.9181</text:p>
          </table:table-cell>
          <table:table-cell office:value-type="float" office:value="71.2607" calcext:value-type="float">
            <text:p>71.2607</text:p>
          </table:table-cell>
          <table:table-cell office:value-type="float" office:value="130.1788" calcext:value-type="float">
            <text:p>130.1788</text:p>
          </table:table-cell>
          <table:table-cell table:formula="of:=[.J5]-[.E5]" office:value-type="float" office:value="-3.15540000000001" calcext:value-type="float">
            <text:p>-3.155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66.2295" calcext:value-type="float">
            <text:p>66.2295</text:p>
          </table:table-cell>
          <table:table-cell office:value-type="float" office:value="64.7059" calcext:value-type="float">
            <text:p>64.7059</text:p>
          </table:table-cell>
          <table:table-cell office:value-type="float" office:value="130.9354" calcext:value-type="float">
            <text:p>130.9354</text:p>
          </table:table-cell>
          <table:table-cell office:value-type="float" office:value="0.384929" calcext:value-type="float">
            <text:p>0.384929</text:p>
          </table:table-cell>
          <table:table-cell office:value-type="float" office:value="6.40328" calcext:value-type="float">
            <text:p>6.40328</text:p>
          </table:table-cell>
          <table:table-cell office:value-type="float" office:value="64.2623" calcext:value-type="float">
            <text:p>64.2623</text:p>
          </table:table-cell>
          <table:table-cell office:value-type="float" office:value="67.9392" calcext:value-type="float">
            <text:p>67.9392</text:p>
          </table:table-cell>
          <table:table-cell office:value-type="float" office:value="132.2015" calcext:value-type="float">
            <text:p>132.2015</text:p>
          </table:table-cell>
          <table:table-cell table:formula="of:=[.J6]-[.E6]" office:value-type="float" office:value="1.26610000000002" calcext:value-type="float">
            <text:p>1.266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79.6947" calcext:value-type="float">
            <text:p>79.6947</text:p>
          </table:table-cell>
          <table:table-cell office:value-type="float" office:value="76.039" calcext:value-type="float">
            <text:p>76.039</text:p>
          </table:table-cell>
          <table:table-cell office:value-type="float" office:value="155.7337" calcext:value-type="float">
            <text:p>155.7337</text:p>
          </table:table-cell>
          <table:table-cell office:value-type="float" office:value="0.179137" calcext:value-type="float">
            <text:p>0.179137</text:p>
          </table:table-cell>
          <table:table-cell office:value-type="float" office:value="17.0332" calcext:value-type="float">
            <text:p>17.0332</text:p>
          </table:table-cell>
          <table:table-cell office:value-type="float" office:value="82.1374" calcext:value-type="float">
            <text:p>82.1374</text:p>
          </table:table-cell>
          <table:table-cell office:value-type="float" office:value="72.2637" calcext:value-type="float">
            <text:p>72.2637</text:p>
          </table:table-cell>
          <table:table-cell office:value-type="float" office:value="154.4011" calcext:value-type="float">
            <text:p>154.4011</text:p>
          </table:table-cell>
          <table:table-cell table:formula="of:=[.J7]-[.E7]" office:value-type="float" office:value="-1.33259999999999" calcext:value-type="float">
            <text:p>-1.3326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78.6989" calcext:value-type="float">
            <text:p>78.6989</text:p>
          </table:table-cell>
          <table:table-cell office:value-type="float" office:value="73.8816" calcext:value-type="float">
            <text:p>73.8816</text:p>
          </table:table-cell>
          <table:table-cell office:value-type="float" office:value="152.5805" calcext:value-type="float">
            <text:p>152.5805</text:p>
          </table:table-cell>
          <table:table-cell office:value-type="float" office:value="0.211038" calcext:value-type="float">
            <text:p>0.211038</text:p>
          </table:table-cell>
          <table:table-cell office:value-type="float" office:value="12.2236" calcext:value-type="float">
            <text:p>12.2236</text:p>
          </table:table-cell>
          <table:table-cell office:value-type="float" office:value="80.4089" calcext:value-type="float">
            <text:p>80.4089</text:p>
          </table:table-cell>
          <table:table-cell office:value-type="float" office:value="68.9809" calcext:value-type="float">
            <text:p>68.9809</text:p>
          </table:table-cell>
          <table:table-cell office:value-type="float" office:value="149.3898" calcext:value-type="float">
            <text:p>149.3898</text:p>
          </table:table-cell>
          <table:table-cell table:formula="of:=[.J8]-[.E8]" office:value-type="float" office:value="-3.19069999999999" calcext:value-type="float">
            <text:p>-3.1907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68.8791" calcext:value-type="float">
            <text:p>68.8791</text:p>
          </table:table-cell>
          <table:table-cell office:value-type="float" office:value="66.9706" calcext:value-type="float">
            <text:p>66.9706</text:p>
          </table:table-cell>
          <table:table-cell office:value-type="float" office:value="135.8497" calcext:value-type="float">
            <text:p>135.8497</text:p>
          </table:table-cell>
          <table:table-cell office:value-type="float" office:value="0.249133" calcext:value-type="float">
            <text:p>0.249133</text:p>
          </table:table-cell>
          <table:table-cell office:value-type="float" office:value="11.0193" calcext:value-type="float">
            <text:p>11.0193</text:p>
          </table:table-cell>
          <table:table-cell office:value-type="float" office:value="69.7596" calcext:value-type="float">
            <text:p>69.7596</text:p>
          </table:table-cell>
          <table:table-cell office:value-type="float" office:value="64.0759" calcext:value-type="float">
            <text:p>64.0759</text:p>
          </table:table-cell>
          <table:table-cell office:value-type="float" office:value="133.8355" calcext:value-type="float">
            <text:p>133.8355</text:p>
          </table:table-cell>
          <table:table-cell table:formula="of:=[.J9]-[.E9]" office:value-type="float" office:value="-2.01420000000002" calcext:value-type="float">
            <text:p>-2.014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71.5467" calcext:value-type="float">
            <text:p>71.5467</text:p>
          </table:table-cell>
          <table:table-cell office:value-type="float" office:value="68.4584" calcext:value-type="float">
            <text:p>68.4584</text:p>
          </table:table-cell>
          <table:table-cell office:value-type="float" office:value="140.0051" calcext:value-type="float">
            <text:p>140.0051</text:p>
          </table:table-cell>
          <table:table-cell office:value-type="float" office:value="0.273831" calcext:value-type="float">
            <text:p>0.273831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72.2276" calcext:value-type="float">
            <text:p>72.2276</text:p>
          </table:table-cell>
          <table:table-cell office:value-type="float" office:value="67.3372" calcext:value-type="float">
            <text:p>67.3372</text:p>
          </table:table-cell>
          <table:table-cell office:value-type="float" office:value="139.5648" calcext:value-type="float">
            <text:p>139.5648</text:p>
          </table:table-cell>
          <table:table-cell table:formula="of:=[.J10]-[.E10]" office:value-type="float" office:value="-0.440300000000008" calcext:value-type="float">
            <text:p>-0.4403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63.1347" calcext:value-type="float">
            <text:p>63.1347</text:p>
          </table:table-cell>
          <table:table-cell office:value-type="float" office:value="80.6748" calcext:value-type="float">
            <text:p>80.6748</text:p>
          </table:table-cell>
          <table:table-cell office:value-type="float" office:value="143.8095" calcext:value-type="float">
            <text:p>143.8095</text:p>
          </table:table-cell>
          <table:table-cell office:value-type="float" office:value="0.0538383" calcext:value-type="float">
            <text:p>0.0538383</text:p>
          </table:table-cell>
          <table:table-cell office:value-type="float" office:value="35.1038" calcext:value-type="float">
            <text:p>35.1038</text:p>
          </table:table-cell>
          <table:table-cell office:value-type="float" office:value="64.4592" calcext:value-type="float">
            <text:p>64.4592</text:p>
          </table:table-cell>
          <table:table-cell office:value-type="float" office:value="71.2423" calcext:value-type="float">
            <text:p>71.2423</text:p>
          </table:table-cell>
          <table:table-cell office:value-type="float" office:value="135.7015" calcext:value-type="float">
            <text:p>135.7015</text:p>
          </table:table-cell>
          <table:table-cell table:formula="of:=[.J11]-[.E11]" office:value-type="float" office:value="-8.108" calcext:value-type="float">
            <text:p>-8.108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79.3729" calcext:value-type="float">
            <text:p>79.3729</text:p>
          </table:table-cell>
          <table:table-cell office:value-type="float" office:value="66.0321" calcext:value-type="float">
            <text:p>66.0321</text:p>
          </table:table-cell>
          <table:table-cell office:value-type="float" office:value="145.405" calcext:value-type="float">
            <text:p>145.405</text:p>
          </table:table-cell>
          <table:table-cell office:value-type="float" office:value="0.110798" calcext:value-type="float">
            <text:p>0.110798</text:p>
          </table:table-cell>
          <table:table-cell office:value-type="float" office:value="31.5454" calcext:value-type="float">
            <text:p>31.5454</text:p>
          </table:table-cell>
          <table:table-cell office:value-type="float" office:value="86.3036" calcext:value-type="float">
            <text:p>86.3036</text:p>
          </table:table-cell>
          <table:table-cell office:value-type="float" office:value="47.1443" calcext:value-type="float">
            <text:p>47.1443</text:p>
          </table:table-cell>
          <table:table-cell office:value-type="float" office:value="133.4479" calcext:value-type="float">
            <text:p>133.4479</text:p>
          </table:table-cell>
          <table:table-cell table:formula="of:=[.J12]-[.E12]" office:value-type="float" office:value="-11.9571" calcext:value-type="float">
            <text:p>-11.9571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89.7321" calcext:value-type="float">
            <text:p>89.7321</text:p>
          </table:table-cell>
          <table:table-cell office:value-type="float" office:value="57.1618" calcext:value-type="float">
            <text:p>57.1618</text:p>
          </table:table-cell>
          <table:table-cell office:value-type="float" office:value="146.8939" calcext:value-type="float">
            <text:p>146.8939</text:p>
          </table:table-cell>
          <table:table-cell office:value-type="float" office:value="0.318776" calcext:value-type="float">
            <text:p>0.318776</text:p>
          </table:table-cell>
          <table:table-cell office:value-type="float" office:value="5.07478" calcext:value-type="float">
            <text:p>5.07478</text:p>
          </table:table-cell>
          <table:table-cell office:value-type="float" office:value="89.2857" calcext:value-type="float">
            <text:p>89.2857</text:p>
          </table:table-cell>
          <table:table-cell office:value-type="float" office:value="57.3607" calcext:value-type="float">
            <text:p>57.3607</text:p>
          </table:table-cell>
          <table:table-cell office:value-type="float" office:value="146.6464" calcext:value-type="float">
            <text:p>146.6464</text:p>
          </table:table-cell>
          <table:table-cell table:formula="of:=[.J13]-[.E13]" office:value-type="float" office:value="-0.247500000000002" calcext:value-type="float">
            <text:p>-0.2475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88.5057" calcext:value-type="float">
            <text:p>88.5057</text:p>
          </table:table-cell>
          <table:table-cell office:value-type="float" office:value="80.3523" calcext:value-type="float">
            <text:p>80.3523</text:p>
          </table:table-cell>
          <table:table-cell office:value-type="float" office:value="168.858" calcext:value-type="float">
            <text:p>168.858</text:p>
          </table:table-cell>
          <table:table-cell office:value-type="float" office:value="0.162834" calcext:value-type="float">
            <text:p>0.162834</text:p>
          </table:table-cell>
          <table:table-cell office:value-type="float" office:value="18.7734" calcext:value-type="float">
            <text:p>18.7734</text:p>
          </table:table-cell>
          <table:table-cell office:value-type="float" office:value="89.1626" calcext:value-type="float">
            <text:p>89.1626</text:p>
          </table:table-cell>
          <table:table-cell office:value-type="float" office:value="76.9648" calcext:value-type="float">
            <text:p>76.9648</text:p>
          </table:table-cell>
          <table:table-cell office:value-type="float" office:value="166.1274" calcext:value-type="float">
            <text:p>166.1274</text:p>
          </table:table-cell>
          <table:table-cell table:formula="of:=[.J14]-[.E14]" office:value-type="float" office:value="-2.73060000000001" calcext:value-type="float">
            <text:p>-2.730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:.C14])" office:value-type="float" office:value="72.819025" calcext:value-type="float">
            <text:p>72.819025</text:p>
          </table:table-cell>
          <table:table-cell table:formula="of:=AVERAGE([.D3:.D14])" office:value-type="float" office:value="71.784" calcext:value-type="float">
            <text:p>71.784</text:p>
          </table:table-cell>
          <table:table-cell table:formula="of:=AVERAGE([.E3:.E14])" office:value-type="float" office:value="144.603025" calcext:value-type="float">
            <text:p>144.603025</text:p>
          </table:table-cell>
          <table:table-cell table:formula="of:=AVERAGE([.F3:.F14])" office:value-type="float" office:value="0.234532441666667" calcext:value-type="float">
            <text:p>0.2345324417</text:p>
          </table:table-cell>
          <table:table-cell table:formula="of:=AVERAGE([.G3:.G14])" office:value-type="float" office:value="15.0255233333333" calcext:value-type="float">
            <text:p>15.0255233333</text:p>
          </table:table-cell>
          <table:table-cell table:formula="of:=AVERAGE([.H3:.H14])" office:value-type="float" office:value="73.3778333333333" calcext:value-type="float">
            <text:p>73.3778333333</text:p>
          </table:table-cell>
          <table:table-cell table:formula="of:=AVERAGE([.I3:.I14])" office:value-type="float" office:value="68.3068" calcext:value-type="float">
            <text:p>68.3068</text:p>
          </table:table-cell>
          <table:table-cell table:formula="of:=AVERAGE([.J3:.J14])" office:value-type="float" office:value="141.684633333333" calcext:value-type="float">
            <text:p>141.6846333333</text:p>
          </table:table-cell>
          <table:table-cell table:formula="of:=AVERAGE([.K3:.K14])" office:value-type="float" office:value="-2.91839166666667" calcext:value-type="float">
            <text:p>-2.91839166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6.4585" calcext:value-type="float">
            <text:p>76.4585</text:p>
          </table:table-cell>
          <table:table-cell office:value-type="float" office:value="144.5464" calcext:value-type="float">
            <text:p>144.5464</text:p>
          </table:table-cell>
          <table:table-cell office:value-type="float" office:value="0.375417" calcext:value-type="float">
            <text:p>0.375417</text:p>
          </table:table-cell>
          <table:table-cell office:value-type="float" office:value="1.35043" calcext:value-type="float">
            <text:p>1.35043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8.1218" calcext:value-type="float">
            <text:p>78.1218</text:p>
          </table:table-cell>
          <table:table-cell office:value-type="float" office:value="146.2097" calcext:value-type="float">
            <text:p>146.2097</text:p>
          </table:table-cell>
          <table:table-cell table:formula="of:=[.J18]-[.E18]" office:value-type="float" office:value="1.66329999999999" calcext:value-type="float">
            <text:p>1.663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7328" calcext:value-type="float">
            <text:p>84.7328</text:p>
          </table:table-cell>
          <table:table-cell office:value-type="float" office:value="118.3266" calcext:value-type="float">
            <text:p>118.3266</text:p>
          </table:table-cell>
          <table:table-cell office:value-type="float" office:value="0.264661" calcext:value-type="float">
            <text:p>0.264661</text:p>
          </table:table-cell>
          <table:table-cell office:value-type="float" office:value="-3.86621" calcext:value-type="float">
            <text:p>-3.86621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2018" calcext:value-type="float">
            <text:p>84.2018</text:p>
          </table:table-cell>
          <table:table-cell office:value-type="float" office:value="117.7956" calcext:value-type="float">
            <text:p>117.7956</text:p>
          </table:table-cell>
          <table:table-cell table:formula="of:=[.J19]-[.E19]" office:value-type="float" office:value="-0.531000000000006" calcext:value-type="float">
            <text:p>-0.53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0453" calcext:value-type="float">
            <text:p>84.0453</text:p>
          </table:table-cell>
          <table:table-cell office:value-type="float" office:value="118.0374" calcext:value-type="float">
            <text:p>118.0374</text:p>
          </table:table-cell>
          <table:table-cell office:value-type="float" office:value="0.243604" calcext:value-type="float">
            <text:p>0.243604</text:p>
          </table:table-cell>
          <table:table-cell office:value-type="float" office:value="-0.184782" calcext:value-type="float">
            <text:p>-0.184782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3.0427" calcext:value-type="float">
            <text:p>83.0427</text:p>
          </table:table-cell>
          <table:table-cell office:value-type="float" office:value="117.0348" calcext:value-type="float">
            <text:p>117.0348</text:p>
          </table:table-cell>
          <table:table-cell table:formula="of:=[.J20]-[.E20]" office:value-type="float" office:value="-1.0026" calcext:value-type="float">
            <text:p>-1.002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99.115" calcext:value-type="float">
            <text:p>99.115</text:p>
          </table:table-cell>
          <table:table-cell office:value-type="float" office:value="66.7976" calcext:value-type="float">
            <text:p>66.7976</text:p>
          </table:table-cell>
          <table:table-cell office:value-type="float" office:value="165.9126" calcext:value-type="float">
            <text:p>165.9126</text:p>
          </table:table-cell>
          <table:table-cell office:value-type="float" office:value="0.101438" calcext:value-type="float">
            <text:p>0.101438</text:p>
          </table:table-cell>
          <table:table-cell office:value-type="float" office:value="14.1106" calcext:value-type="float">
            <text:p>14.1106</text:p>
          </table:table-cell>
          <table:table-cell office:value-type="float" office:value="99.115" calcext:value-type="float">
            <text:p>99.115</text:p>
          </table:table-cell>
          <table:table-cell office:value-type="float" office:value="31.0413" calcext:value-type="float">
            <text:p>31.0413</text:p>
          </table:table-cell>
          <table:table-cell office:value-type="float" office:value="130.1563" calcext:value-type="float">
            <text:p>130.1563</text:p>
          </table:table-cell>
          <table:table-cell table:formula="of:=[.J21]-[.E21]" office:value-type="float" office:value="-35.7563" calcext:value-type="float">
            <text:p>-35.7563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70.5216" calcext:value-type="float">
            <text:p>70.5216</text:p>
          </table:table-cell>
          <table:table-cell office:value-type="float" office:value="169.7434" calcext:value-type="float">
            <text:p>169.7434</text:p>
          </table:table-cell>
          <table:table-cell office:value-type="float" office:value="0.0977183" calcext:value-type="float">
            <text:p>0.0977183</text:p>
          </table:table-cell>
          <table:table-cell office:value-type="float" office:value="15.6394" calcext:value-type="float">
            <text:p>15.6394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57.3393" calcext:value-type="float">
            <text:p>57.3393</text:p>
          </table:table-cell>
          <table:table-cell office:value-type="float" office:value="156.5611" calcext:value-type="float">
            <text:p>156.5611</text:p>
          </table:table-cell>
          <table:table-cell table:formula="of:=[.J22]-[.E22]" office:value-type="float" office:value="-13.1823" calcext:value-type="float">
            <text:p>-13.1823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100" calcext:value-type="float">
            <text:p>100</text:p>
          </table:table-cell>
          <table:table-cell office:value-type="float" office:value="66.2837" calcext:value-type="float">
            <text:p>66.2837</text:p>
          </table:table-cell>
          <table:table-cell office:value-type="float" office:value="166.2837" calcext:value-type="float">
            <text:p>166.2837</text:p>
          </table:table-cell>
          <table:table-cell office:value-type="float" office:value="0.128924" calcext:value-type="float">
            <text:p>0.128924</text:p>
          </table:table-cell>
          <table:table-cell office:value-type="float" office:value="15.7166" calcext:value-type="float">
            <text:p>15.7166</text:p>
          </table:table-cell>
          <table:table-cell office:value-type="float" office:value="100" calcext:value-type="float">
            <text:p>100</text:p>
          </table:table-cell>
          <table:table-cell office:value-type="float" office:value="49.3593" calcext:value-type="float">
            <text:p>49.3593</text:p>
          </table:table-cell>
          <table:table-cell office:value-type="float" office:value="149.3593" calcext:value-type="float">
            <text:p>149.3593</text:p>
          </table:table-cell>
          <table:table-cell table:formula="of:=[.J23]-[.E23]" office:value-type="float" office:value="-16.9244" calcext:value-type="float">
            <text:p>-16.9244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96.9161" calcext:value-type="float">
            <text:p>96.9161</text:p>
          </table:table-cell>
          <table:table-cell office:value-type="float" office:value="76.2933" calcext:value-type="float">
            <text:p>76.2933</text:p>
          </table:table-cell>
          <table:table-cell office:value-type="float" office:value="173.2094" calcext:value-type="float">
            <text:p>173.2094</text:p>
          </table:table-cell>
          <table:table-cell office:value-type="float" office:value="0.144106" calcext:value-type="float">
            <text:p>0.144106</text:p>
          </table:table-cell>
          <table:table-cell office:value-type="float" office:value="17.8046" calcext:value-type="float">
            <text:p>17.8046</text:p>
          </table:table-cell>
          <table:table-cell office:value-type="float" office:value="97.1689" calcext:value-type="float">
            <text:p>97.1689</text:p>
          </table:table-cell>
          <table:table-cell office:value-type="float" office:value="70.0468" calcext:value-type="float">
            <text:p>70.0468</text:p>
          </table:table-cell>
          <table:table-cell office:value-type="float" office:value="167.2157" calcext:value-type="float">
            <text:p>167.2157</text:p>
          </table:table-cell>
          <table:table-cell table:formula="of:=[.J24]-[.E24]" office:value-type="float" office:value="-5.99369999999999" calcext:value-type="float">
            <text:p>-5.9937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92.2688" calcext:value-type="float">
            <text:p>92.2688</text:p>
          </table:table-cell>
          <table:table-cell office:value-type="float" office:value="74.164" calcext:value-type="float">
            <text:p>74.164</text:p>
          </table:table-cell>
          <table:table-cell office:value-type="float" office:value="166.4328" calcext:value-type="float">
            <text:p>166.4328</text:p>
          </table:table-cell>
          <table:table-cell office:value-type="float" office:value="0.15504" calcext:value-type="float">
            <text:p>0.15504</text:p>
          </table:table-cell>
          <table:table-cell office:value-type="float" office:value="25.2074" calcext:value-type="float">
            <text:p>25.2074</text:p>
          </table:table-cell>
          <table:table-cell office:value-type="float" office:value="92.6301" calcext:value-type="float">
            <text:p>92.6301</text:p>
          </table:table-cell>
          <table:table-cell office:value-type="float" office:value="69.3276" calcext:value-type="float">
            <text:p>69.3276</text:p>
          </table:table-cell>
          <table:table-cell office:value-type="float" office:value="161.9577" calcext:value-type="float">
            <text:p>161.9577</text:p>
          </table:table-cell>
          <table:table-cell table:formula="of:=[.J25]-[.E25]" office:value-type="float" office:value="-4.4751" calcext:value-type="float">
            <text:p>-4.475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100" calcext:value-type="float">
            <text:p>100</text:p>
          </table:table-cell>
          <table:table-cell office:value-type="float" office:value="62.7468" calcext:value-type="float">
            <text:p>62.7468</text:p>
          </table:table-cell>
          <table:table-cell office:value-type="float" office:value="162.7468" calcext:value-type="float">
            <text:p>162.7468</text:p>
          </table:table-cell>
          <table:table-cell office:value-type="float" office:value="0.116129" calcext:value-type="float">
            <text:p>0.116129</text:p>
          </table:table-cell>
          <table:table-cell office:value-type="float" office:value="15.5658" calcext:value-type="float">
            <text:p>15.5658</text:p>
          </table:table-cell>
          <table:table-cell office:value-type="float" office:value="100" calcext:value-type="float">
            <text:p>100</text:p>
          </table:table-cell>
          <table:table-cell office:value-type="float" office:value="43.4088" calcext:value-type="float">
            <text:p>43.4088</text:p>
          </table:table-cell>
          <table:table-cell office:value-type="float" office:value="143.4088" calcext:value-type="float">
            <text:p>143.4088</text:p>
          </table:table-cell>
          <table:table-cell table:formula="of:=[.J26]-[.E26]" office:value-type="float" office:value="-19.338" calcext:value-type="float">
            <text:p>-19.338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5.5239" calcext:value-type="float">
            <text:p>65.5239</text:p>
          </table:table-cell>
          <table:table-cell office:value-type="float" office:value="85.7693" calcext:value-type="float">
            <text:p>85.7693</text:p>
          </table:table-cell>
          <table:table-cell office:value-type="float" office:value="0.337077" calcext:value-type="float">
            <text:p>0.337077</text:p>
          </table:table-cell>
          <table:table-cell office:value-type="float" office:value="-19.4049" calcext:value-type="float">
            <text:p>-19.4049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6.5589" calcext:value-type="float">
            <text:p>66.5589</text:p>
          </table:table-cell>
          <table:table-cell office:value-type="float" office:value="86.8043" calcext:value-type="float">
            <text:p>86.8043</text:p>
          </table:table-cell>
          <table:table-cell table:formula="of:=[.J27]-[.E27]" office:value-type="float" office:value="1.035" calcext:value-type="float">
            <text:p>1.035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69.8562" calcext:value-type="float">
            <text:p>69.8562</text:p>
          </table:table-cell>
          <table:table-cell office:value-type="float" office:value="143.5068" calcext:value-type="float">
            <text:p>143.5068</text:p>
          </table:table-cell>
          <table:table-cell office:value-type="float" office:value="0.264542" calcext:value-type="float">
            <text:p>0.264542</text:p>
          </table:table-cell>
          <table:table-cell office:value-type="float" office:value="1.28294" calcext:value-type="float">
            <text:p>1.28294</text:p>
          </table:table-cell>
          <table:table-cell office:value-type="float" office:value="73.7667" calcext:value-type="float">
            <text:p>73.7667</text:p>
          </table:table-cell>
          <table:table-cell office:value-type="float" office:value="67.1394" calcext:value-type="float">
            <text:p>67.1394</text:p>
          </table:table-cell>
          <table:table-cell office:value-type="float" office:value="140.9061" calcext:value-type="float">
            <text:p>140.9061</text:p>
          </table:table-cell>
          <table:table-cell table:formula="of:=[.J28]-[.E28]" office:value-type="float" office:value="-2.60069999999999" calcext:value-type="float">
            <text:p>-2.600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8:.C28])" office:value-type="float" office:value="74.2810454545455" calcext:value-type="float">
            <text:p>74.2810454545</text:p>
          </table:table-cell>
          <table:table-cell table:formula="of:=AVERAGE([.D18:.D28])" office:value-type="float" office:value="72.4930636363636" calcext:value-type="float">
            <text:p>72.4930636364</text:p>
          </table:table-cell>
          <table:table-cell table:formula="of:=AVERAGE([.E18:.E28])" office:value-type="float" office:value="146.774109090909" calcext:value-type="float">
            <text:p>146.7741090909</text:p>
          </table:table-cell>
          <table:table-cell table:formula="of:=AVERAGE([.F18:.F28])" office:value-type="float" office:value="0.202605118181818" calcext:value-type="float">
            <text:p>0.2026051182</text:p>
          </table:table-cell>
          <table:table-cell table:formula="of:=AVERAGE([.G18:.G28])" office:value-type="float" office:value="7.56562527272727" calcext:value-type="float">
            <text:p>7.5656252727</text:p>
          </table:table-cell>
          <table:table-cell table:formula="of:=AVERAGE([.H18:.H28])" office:value-type="float" office:value="74.3474272727273" calcext:value-type="float">
            <text:p>74.3474272727</text:p>
          </table:table-cell>
          <table:table-cell table:formula="of:=AVERAGE([.I18:.I28])" office:value-type="float" office:value="63.5988818181818" calcext:value-type="float">
            <text:p>63.5988818182</text:p>
          </table:table-cell>
          <table:table-cell table:formula="of:=AVERAGE([.J18:.J28])" office:value-type="float" office:value="137.946309090909" calcext:value-type="float">
            <text:p>137.9463090909</text:p>
          </table:table-cell>
          <table:table-cell table:formula="of:=AVERAGE([.K18:.K28])" office:value-type="float" office:value="-8.8278" calcext:value-type="float">
            <text:p>-8.827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75.55" calcext:value-type="float">
            <text:p>75.55</text:p>
          </table:table-cell>
          <table:table-cell office:value-type="float" office:value="69.2299" calcext:value-type="float">
            <text:p>69.2299</text:p>
          </table:table-cell>
          <table:table-cell office:value-type="float" office:value="144.7799" calcext:value-type="float">
            <text:p>144.7799</text:p>
          </table:table-cell>
          <table:table-cell office:value-type="float" office:value="0.196508" calcext:value-type="float">
            <text:p>0.196508</text:p>
          </table:table-cell>
          <table:table-cell office:value-type="float" office:value="7.58197" calcext:value-type="float">
            <text:p>7.58197</text:p>
          </table:table-cell>
          <table:table-cell office:value-type="float" office:value="88.9461" calcext:value-type="float">
            <text:p>88.9461</text:p>
          </table:table-cell>
          <table:table-cell office:value-type="float" office:value="59.2356" calcext:value-type="float">
            <text:p>59.2356</text:p>
          </table:table-cell>
          <table:table-cell office:value-type="float" office:value="148.1817" calcext:value-type="float">
            <text:p>148.1817</text:p>
          </table:table-cell>
          <table:table-cell table:formula="of:=[.J32]-[.E32]" office:value-type="float" office:value="3.40180000000001" calcext:value-type="float">
            <text:p>3.401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67.158" calcext:value-type="float">
            <text:p>67.158</text:p>
          </table:table-cell>
          <table:table-cell office:value-type="float" office:value="65.4284" calcext:value-type="float">
            <text:p>65.4284</text:p>
          </table:table-cell>
          <table:table-cell office:value-type="float" office:value="132.5864" calcext:value-type="float">
            <text:p>132.5864</text:p>
          </table:table-cell>
          <table:table-cell office:value-type="float" office:value="0.215633" calcext:value-type="float">
            <text:p>0.215633</text:p>
          </table:table-cell>
          <table:table-cell office:value-type="float" office:value="6.20152" calcext:value-type="float">
            <text:p>6.20152</text:p>
          </table:table-cell>
          <table:table-cell office:value-type="float" office:value="72.2708" calcext:value-type="float">
            <text:p>72.2708</text:p>
          </table:table-cell>
          <table:table-cell office:value-type="float" office:value="52.008" calcext:value-type="float">
            <text:p>52.008</text:p>
          </table:table-cell>
          <table:table-cell office:value-type="float" office:value="124.2788" calcext:value-type="float">
            <text:p>124.2788</text:p>
          </table:table-cell>
          <table:table-cell table:formula="of:=[.J33]-[.E33]" office:value-type="float" office:value="-8.30759999999999" calcext:value-type="float">
            <text:p>-8.307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73.1796" calcext:value-type="float">
            <text:p>73.1796</text:p>
          </table:table-cell>
          <table:table-cell office:value-type="float" office:value="58.4456" calcext:value-type="float">
            <text:p>58.4456</text:p>
          </table:table-cell>
          <table:table-cell office:value-type="float" office:value="131.6252" calcext:value-type="float">
            <text:p>131.6252</text:p>
          </table:table-cell>
          <table:table-cell office:value-type="float" office:value="0.184937" calcext:value-type="float">
            <text:p>0.184937</text:p>
          </table:table-cell>
          <table:table-cell office:value-type="float" office:value="8.79309" calcext:value-type="float">
            <text:p>8.79309</text:p>
          </table:table-cell>
          <table:table-cell office:value-type="float" office:value="85.8602" calcext:value-type="float">
            <text:p>85.8602</text:p>
          </table:table-cell>
          <table:table-cell office:value-type="float" office:value="49.5836" calcext:value-type="float">
            <text:p>49.5836</text:p>
          </table:table-cell>
          <table:table-cell office:value-type="float" office:value="135.4438" calcext:value-type="float">
            <text:p>135.4438</text:p>
          </table:table-cell>
          <table:table-cell table:formula="of:=[.J34]-[.E34]" office:value-type="float" office:value="3.8186" calcext:value-type="float">
            <text:p>3.8186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82.7473" calcext:value-type="float">
            <text:p>82.7473</text:p>
          </table:table-cell>
          <table:table-cell office:value-type="float" office:value="69.9272" calcext:value-type="float">
            <text:p>69.9272</text:p>
          </table:table-cell>
          <table:table-cell office:value-type="float" office:value="152.6745" calcext:value-type="float">
            <text:p>152.6745</text:p>
          </table:table-cell>
          <table:table-cell office:value-type="float" office:value="0.209824" calcext:value-type="float">
            <text:p>0.209824</text:p>
          </table:table-cell>
          <table:table-cell office:value-type="float" office:value="3.86209" calcext:value-type="float">
            <text:p>3.86209</text:p>
          </table:table-cell>
          <table:table-cell office:value-type="float" office:value="88.022" calcext:value-type="float">
            <text:p>88.022</text:p>
          </table:table-cell>
          <table:table-cell office:value-type="float" office:value="62.8155" calcext:value-type="float">
            <text:p>62.8155</text:p>
          </table:table-cell>
          <table:table-cell office:value-type="float" office:value="150.8375" calcext:value-type="float">
            <text:p>150.8375</text:p>
          </table:table-cell>
          <table:table-cell table:formula="of:=[.J35]-[.E35]" office:value-type="float" office:value="-1.83699999999999" calcext:value-type="float">
            <text:p>-1.837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69.1618" calcext:value-type="float">
            <text:p>69.1618</text:p>
          </table:table-cell>
          <table:table-cell office:value-type="float" office:value="63.6085" calcext:value-type="float">
            <text:p>63.6085</text:p>
          </table:table-cell>
          <table:table-cell office:value-type="float" office:value="132.7703" calcext:value-type="float">
            <text:p>132.7703</text:p>
          </table:table-cell>
          <table:table-cell office:value-type="float" office:value="0.211331" calcext:value-type="float">
            <text:p>0.211331</text:p>
          </table:table-cell>
          <table:table-cell office:value-type="float" office:value="6.10877" calcext:value-type="float">
            <text:p>6.10877</text:p>
          </table:table-cell>
          <table:table-cell office:value-type="float" office:value="83.3754" calcext:value-type="float">
            <text:p>83.3754</text:p>
          </table:table-cell>
          <table:table-cell office:value-type="float" office:value="51.715" calcext:value-type="float">
            <text:p>51.715</text:p>
          </table:table-cell>
          <table:table-cell office:value-type="float" office:value="135.0904" calcext:value-type="float">
            <text:p>135.0904</text:p>
          </table:table-cell>
          <table:table-cell table:formula="of:=[.J36]-[.E36]" office:value-type="float" office:value="2.3201" calcext:value-type="float">
            <text:p>2.3201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72.2989" calcext:value-type="float">
            <text:p>72.2989</text:p>
          </table:table-cell>
          <table:table-cell office:value-type="float" office:value="64.8861" calcext:value-type="float">
            <text:p>64.8861</text:p>
          </table:table-cell>
          <table:table-cell office:value-type="float" office:value="137.185" calcext:value-type="float">
            <text:p>137.185</text:p>
          </table:table-cell>
          <table:table-cell office:value-type="float" office:value="0.186464" calcext:value-type="float">
            <text:p>0.186464</text:p>
          </table:table-cell>
          <table:table-cell office:value-type="float" office:value="8.60938" calcext:value-type="float">
            <text:p>8.60938</text:p>
          </table:table-cell>
          <table:table-cell office:value-type="float" office:value="81.9229" calcext:value-type="float">
            <text:p>81.9229</text:p>
          </table:table-cell>
          <table:table-cell office:value-type="float" office:value="51.9104" calcext:value-type="float">
            <text:p>51.9104</text:p>
          </table:table-cell>
          <table:table-cell office:value-type="float" office:value="133.8333" calcext:value-type="float">
            <text:p>133.8333</text:p>
          </table:table-cell>
          <table:table-cell table:formula="of:=[.J37]-[.E37]" office:value-type="float" office:value="-3.35169999999999" calcext:value-type="float">
            <text:p>-3.3517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67.2983" calcext:value-type="float">
            <text:p>67.2983</text:p>
          </table:table-cell>
          <table:table-cell office:value-type="float" office:value="63.1035" calcext:value-type="float">
            <text:p>63.1035</text:p>
          </table:table-cell>
          <table:table-cell office:value-type="float" office:value="130.4018" calcext:value-type="float">
            <text:p>130.4018</text:p>
          </table:table-cell>
          <table:table-cell office:value-type="float" office:value="0.203177" calcext:value-type="float">
            <text:p>0.203177</text:p>
          </table:table-cell>
          <table:table-cell office:value-type="float" office:value="6.29888" calcext:value-type="float">
            <text:p>6.29888</text:p>
          </table:table-cell>
          <table:table-cell office:value-type="float" office:value="78.352" calcext:value-type="float">
            <text:p>78.352</text:p>
          </table:table-cell>
          <table:table-cell office:value-type="float" office:value="53.6172" calcext:value-type="float">
            <text:p>53.6172</text:p>
          </table:table-cell>
          <table:table-cell office:value-type="float" office:value="131.9692" calcext:value-type="float">
            <text:p>131.9692</text:p>
          </table:table-cell>
          <table:table-cell table:formula="of:=[.J38]-[.E38]" office:value-type="float" office:value="1.56739999999999" calcext:value-type="float">
            <text:p>1.5674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65.7503" calcext:value-type="float">
            <text:p>65.7503</text:p>
          </table:table-cell>
          <table:table-cell office:value-type="float" office:value="67.1285" calcext:value-type="float">
            <text:p>67.1285</text:p>
          </table:table-cell>
          <table:table-cell office:value-type="float" office:value="132.8788" calcext:value-type="float">
            <text:p>132.8788</text:p>
          </table:table-cell>
          <table:table-cell office:value-type="float" office:value="0.197941" calcext:value-type="float">
            <text:p>0.197941</text:p>
          </table:table-cell>
          <table:table-cell office:value-type="float" office:value="6.09325" calcext:value-type="float">
            <text:p>6.09325</text:p>
          </table:table-cell>
          <table:table-cell office:value-type="float" office:value="79.0768" calcext:value-type="float">
            <text:p>79.0768</text:p>
          </table:table-cell>
          <table:table-cell office:value-type="float" office:value="56.9613" calcext:value-type="float">
            <text:p>56.9613</text:p>
          </table:table-cell>
          <table:table-cell office:value-type="float" office:value="136.0381" calcext:value-type="float">
            <text:p>136.0381</text:p>
          </table:table-cell>
          <table:table-cell table:formula="of:=[.J39]-[.E39]" office:value-type="float" office:value="3.15929999999997" calcext:value-type="float">
            <text:p>3.159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2:.C39])" office:value-type="float" office:value="71.643025" calcext:value-type="float">
            <text:p>71.643025</text:p>
          </table:table-cell>
          <table:table-cell table:formula="of:=AVERAGE([.D32:.D39])" office:value-type="float" office:value="65.2197125" calcext:value-type="float">
            <text:p>65.2197125</text:p>
          </table:table-cell>
          <table:table-cell table:formula="of:=AVERAGE([.E32:.E39])" office:value-type="float" office:value="136.8627375" calcext:value-type="float">
            <text:p>136.8627375</text:p>
          </table:table-cell>
          <table:table-cell table:formula="of:=AVERAGE([.F32:.F39])" office:value-type="float" office:value="0.200726875" calcext:value-type="float">
            <text:p>0.200726875</text:p>
          </table:table-cell>
          <table:table-cell table:formula="of:=AVERAGE([.G32:.G39])" office:value-type="float" office:value="6.69361875" calcext:value-type="float">
            <text:p>6.69361875</text:p>
          </table:table-cell>
          <table:table-cell table:formula="of:=AVERAGE([.H32:.H39])" office:value-type="float" office:value="82.228275" calcext:value-type="float">
            <text:p>82.228275</text:p>
          </table:table-cell>
          <table:table-cell table:formula="of:=AVERAGE([.I32:.I39])" office:value-type="float" office:value="54.730825" calcext:value-type="float">
            <text:p>54.730825</text:p>
          </table:table-cell>
          <table:table-cell table:formula="of:=AVERAGE([.J32:.J39])" office:value-type="float" office:value="136.9591" calcext:value-type="float">
            <text:p>136.9591</text:p>
          </table:table-cell>
          <table:table-cell table:formula="of:=AVERAGE([.K32:.K39])" office:value-type="float" office:value="0.0963624999999997" calcext:value-type="float">
            <text:p>0.096362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75.625" calcext:value-type="float">
            <text:p>75.625</text:p>
          </table:table-cell>
          <table:table-cell office:value-type="float" office:value="35.123" calcext:value-type="float">
            <text:p>35.123</text:p>
          </table:table-cell>
          <table:table-cell office:value-type="float" office:value="110.748" calcext:value-type="float">
            <text:p>110.748</text:p>
          </table:table-cell>
          <table:table-cell office:value-type="float" office:value="0.375236" calcext:value-type="float">
            <text:p>0.375236</text:p>
          </table:table-cell>
          <table:table-cell office:value-type="float" office:value="0.446877" calcext:value-type="float">
            <text:p>0.446877</text:p>
          </table:table-cell>
          <table:table-cell office:value-type="float" office:value="75.625" calcext:value-type="float">
            <text:p>75.625</text:p>
          </table:table-cell>
          <table:table-cell office:value-type="float" office:value="36.4653" calcext:value-type="float">
            <text:p>36.4653</text:p>
          </table:table-cell>
          <table:table-cell office:value-type="float" office:value="112.0903" calcext:value-type="float">
            <text:p>112.0903</text:p>
          </table:table-cell>
          <table:table-cell table:formula="of:=[.J43]-[.E43]" office:value-type="float" office:value="1.34229999999999" calcext:value-type="float">
            <text:p>1.3423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71.6456" calcext:value-type="float">
            <text:p>71.6456</text:p>
          </table:table-cell>
          <table:table-cell office:value-type="float" office:value="37.7417" calcext:value-type="float">
            <text:p>37.7417</text:p>
          </table:table-cell>
          <table:table-cell office:value-type="float" office:value="109.3873" calcext:value-type="float">
            <text:p>109.3873</text:p>
          </table:table-cell>
          <table:table-cell office:value-type="float" office:value="0.379631" calcext:value-type="float">
            <text:p>0.379631</text:p>
          </table:table-cell>
          <table:table-cell office:value-type="float" office:value="2.17215" calcext:value-type="float">
            <text:p>2.17215</text:p>
          </table:table-cell>
          <table:table-cell office:value-type="float" office:value="69.6203" calcext:value-type="float">
            <text:p>69.6203</text:p>
          </table:table-cell>
          <table:table-cell office:value-type="float" office:value="38.9791" calcext:value-type="float">
            <text:p>38.9791</text:p>
          </table:table-cell>
          <table:table-cell office:value-type="float" office:value="108.5994" calcext:value-type="float">
            <text:p>108.5994</text:p>
          </table:table-cell>
          <table:table-cell table:formula="of:=[.J44]-[.E44]" office:value-type="float" office:value="-0.787899999999993" calcext:value-type="float">
            <text:p>-0.7879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72.1311" calcext:value-type="float">
            <text:p>72.1311</text:p>
          </table:table-cell>
          <table:table-cell office:value-type="float" office:value="45.23" calcext:value-type="float">
            <text:p>45.23</text:p>
          </table:table-cell>
          <table:table-cell office:value-type="float" office:value="117.3611" calcext:value-type="float">
            <text:p>117.3611</text:p>
          </table:table-cell>
          <table:table-cell office:value-type="float" office:value="0.421923" calcext:value-type="float">
            <text:p>0.421923</text:p>
          </table:table-cell>
          <table:table-cell office:value-type="float" office:value="1.21926" calcext:value-type="float">
            <text:p>1.21926</text:p>
          </table:table-cell>
          <table:table-cell office:value-type="float" office:value="71.7213" calcext:value-type="float">
            <text:p>71.7213</text:p>
          </table:table-cell>
          <table:table-cell office:value-type="float" office:value="48.8075" calcext:value-type="float">
            <text:p>48.8075</text:p>
          </table:table-cell>
          <table:table-cell office:value-type="float" office:value="120.5288" calcext:value-type="float">
            <text:p>120.5288</text:p>
          </table:table-cell>
          <table:table-cell table:formula="of:=[.J45]-[.E45]" office:value-type="float" office:value="3.16770000000001" calcext:value-type="float">
            <text:p>3.1677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office:value-type="float" office:value="0.266028" calcext:value-type="float">
            <text:p>0.266028</text:p>
          </table:table-cell>
          <table:table-cell office:value-type="float" office:value="6.35188" calcext:value-type="float">
            <text:p>6.35188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table:formula="of:=[.J46]-[.E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85.1695" calcext:value-type="float">
            <text:p>85.1695</text:p>
          </table:table-cell>
          <table:table-cell office:value-type="float" office:value="36.7862" calcext:value-type="float">
            <text:p>36.7862</text:p>
          </table:table-cell>
          <table:table-cell office:value-type="float" office:value="121.9557" calcext:value-type="float">
            <text:p>121.9557</text:p>
          </table:table-cell>
          <table:table-cell office:value-type="float" office:value="0.438966" calcext:value-type="float">
            <text:p>0.438966</text:p>
          </table:table-cell>
          <table:table-cell office:value-type="float" office:value="1.47034" calcext:value-type="float">
            <text:p>1.47034</text:p>
          </table:table-cell>
          <table:table-cell office:value-type="float" office:value="83.4746" calcext:value-type="float">
            <text:p>83.4746</text:p>
          </table:table-cell>
          <table:table-cell office:value-type="float" office:value="41.3015" calcext:value-type="float">
            <text:p>41.3015</text:p>
          </table:table-cell>
          <table:table-cell office:value-type="float" office:value="124.7761" calcext:value-type="float">
            <text:p>124.7761</text:p>
          </table:table-cell>
          <table:table-cell table:formula="of:=[.J47]-[.E47]" office:value-type="float" office:value="2.82040000000001" calcext:value-type="float">
            <text:p>2.8204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5425" calcext:value-type="float">
            <text:p>34.5425</text:p>
          </table:table-cell>
          <table:table-cell office:value-type="float" office:value="108.5817" calcext:value-type="float">
            <text:p>108.5817</text:p>
          </table:table-cell>
          <table:table-cell office:value-type="float" office:value="0.253518" calcext:value-type="float">
            <text:p>0.253518</text:p>
          </table:table-cell>
          <table:table-cell office:value-type="float" office:value="5.95412" calcext:value-type="float">
            <text:p>5.95412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3.974" calcext:value-type="float">
            <text:p>33.974</text:p>
          </table:table-cell>
          <table:table-cell office:value-type="float" office:value="108.0132" calcext:value-type="float">
            <text:p>108.0132</text:p>
          </table:table-cell>
          <table:table-cell table:formula="of:=[.J48]-[.E48]" office:value-type="float" office:value="-0.5685" calcext:value-type="float">
            <text:p>-0.5685</text:p>
          </table:table-cell>
          <table:table-cell table:number-columns-repeated="3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80" calcext:value-type="float">
            <text:p>80</text:p>
          </table:table-cell>
          <table:table-cell office:value-type="float" office:value="41.2587" calcext:value-type="float">
            <text:p>41.2587</text:p>
          </table:table-cell>
          <table:table-cell office:value-type="float" office:value="121.2587" calcext:value-type="float">
            <text:p>121.2587</text:p>
          </table:table-cell>
          <table:table-cell office:value-type="float" office:value="0.541413" calcext:value-type="float">
            <text:p>0.541413</text:p>
          </table:table-cell>
          <table:table-cell office:value-type="float" office:value="0.32222" calcext:value-type="float">
            <text:p>0.32222</text:p>
          </table:table-cell>
          <table:table-cell office:value-type="float" office:value="80" calcext:value-type="float">
            <text:p>80</text:p>
          </table:table-cell>
          <table:table-cell office:value-type="float" office:value="50.3497" calcext:value-type="float">
            <text:p>50.3497</text:p>
          </table:table-cell>
          <table:table-cell office:value-type="float" office:value="130.3497" calcext:value-type="float">
            <text:p>130.3497</text:p>
          </table:table-cell>
          <table:table-cell table:formula="of:=[.J49]-[.E49]" office:value-type="float" office:value="9.09100000000001" calcext:value-type="float">
            <text:p>9.09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43:.C49])" office:value-type="float" office:value="76.0289857142857" calcext:value-type="float">
            <text:p>76.0289857143</text:p>
          </table:table-cell>
          <table:table-cell table:formula="of:=AVERAGE([.D43:.D49])" office:value-type="float" office:value="42.5428142857143" calcext:value-type="float">
            <text:p>42.5428142857</text:p>
          </table:table-cell>
          <table:table-cell table:formula="of:=AVERAGE([.E43:.E49])" office:value-type="float" office:value="118.5718" calcext:value-type="float">
            <text:p>118.5718</text:p>
          </table:table-cell>
          <table:table-cell table:formula="of:=AVERAGE([.F43:.F49])" office:value-type="float" office:value="0.382387857142857" calcext:value-type="float">
            <text:p>0.3823878571</text:p>
          </table:table-cell>
          <table:table-cell table:formula="of:=AVERAGE([.G43:.G49])" office:value-type="float" office:value="2.56240671428571" calcext:value-type="float">
            <text:p>2.5624067143</text:p>
          </table:table-cell>
          <table:table-cell table:formula="of:=AVERAGE([.H43:.H49])" office:value-type="float" office:value="75.4389857142857" calcext:value-type="float">
            <text:p>75.4389857143</text:p>
          </table:table-cell>
          <table:table-cell table:formula="of:=AVERAGE([.I43:.I49])" office:value-type="float" office:value="45.2849571428571" calcext:value-type="float">
            <text:p>45.2849571429</text:p>
          </table:table-cell>
          <table:table-cell table:formula="of:=AVERAGE([.J43:.J49])" office:value-type="float" office:value="120.723942857143" calcext:value-type="float">
            <text:p>120.7239428571</text:p>
          </table:table-cell>
          <table:table-cell table:formula="of:=AVERAGE([.K43:.K49])" office:value-type="float" office:value="2.15214285714286" calcext:value-type="float">
            <text:p>2.152142857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98.3146" calcext:value-type="float">
            <text:p>98.3146</text:p>
          </table:table-cell>
          <table:table-cell office:value-type="float" office:value="40.4321" calcext:value-type="float">
            <text:p>40.4321</text:p>
          </table:table-cell>
          <table:table-cell office:value-type="float" office:value="138.7467" calcext:value-type="float">
            <text:p>138.7467</text:p>
          </table:table-cell>
          <table:table-cell office:value-type="float" office:value="0.621655" calcext:value-type="float">
            <text:p>0.621655</text:p>
          </table:table-cell>
          <table:table-cell office:value-type="float" office:value="-1.24719" calcext:value-type="float">
            <text:p>-1.24719</text:p>
          </table:table-cell>
          <table:table-cell office:value-type="float" office:value="97.7528" calcext:value-type="float">
            <text:p>97.7528</text:p>
          </table:table-cell>
          <table:table-cell office:value-type="float" office:value="69.1358" calcext:value-type="float">
            <text:p>69.1358</text:p>
          </table:table-cell>
          <table:table-cell office:value-type="float" office:value="166.8886" calcext:value-type="float">
            <text:p>166.8886</text:p>
          </table:table-cell>
          <table:table-cell table:formula="of:=[.J53]-[.E53]" office:value-type="float" office:value="28.1419" calcext:value-type="float">
            <text:p>28.1419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96.2506" calcext:value-type="float">
            <text:p>96.2506</text:p>
          </table:table-cell>
          <table:table-cell office:value-type="float" office:value="65.4899" calcext:value-type="float">
            <text:p>65.4899</text:p>
          </table:table-cell>
          <table:table-cell office:value-type="float" office:value="161.7405" calcext:value-type="float">
            <text:p>161.7405</text:p>
          </table:table-cell>
          <table:table-cell office:value-type="float" office:value="0.499029" calcext:value-type="float">
            <text:p>0.499029</text:p>
          </table:table-cell>
          <table:table-cell office:value-type="float" office:value="0.395412" calcext:value-type="float">
            <text:p>0.395412</text:p>
          </table:table-cell>
          <table:table-cell office:value-type="float" office:value="95.7079" calcext:value-type="float">
            <text:p>95.7079</text:p>
          </table:table-cell>
          <table:table-cell office:value-type="float" office:value="81.4121" calcext:value-type="float">
            <text:p>81.4121</text:p>
          </table:table-cell>
          <table:table-cell office:value-type="float" office:value="177.12" calcext:value-type="float">
            <text:p>177.12</text:p>
          </table:table-cell>
          <table:table-cell table:formula="of:=[.J54]-[.E54]" office:value-type="float" office:value="15.3795" calcext:value-type="float">
            <text:p>15.3795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91.674" calcext:value-type="float">
            <text:p>91.674</text:p>
          </table:table-cell>
          <table:table-cell office:value-type="float" office:value="74.0519" calcext:value-type="float">
            <text:p>74.0519</text:p>
          </table:table-cell>
          <table:table-cell office:value-type="float" office:value="165.7259" calcext:value-type="float">
            <text:p>165.7259</text:p>
          </table:table-cell>
          <table:table-cell office:value-type="float" office:value="0.391754" calcext:value-type="float">
            <text:p>0.391754</text:p>
          </table:table-cell>
          <table:table-cell office:value-type="float" office:value="0.620461" calcext:value-type="float">
            <text:p>0.620461</text:p>
          </table:table-cell>
          <table:table-cell office:value-type="float" office:value="90.7883" calcext:value-type="float">
            <text:p>90.7883</text:p>
          </table:table-cell>
          <table:table-cell office:value-type="float" office:value="83.1337" calcext:value-type="float">
            <text:p>83.1337</text:p>
          </table:table-cell>
          <table:table-cell office:value-type="float" office:value="173.922" calcext:value-type="float">
            <text:p>173.922</text:p>
          </table:table-cell>
          <table:table-cell table:formula="of:=[.J55]-[.E55]" office:value-type="float" office:value="8.1961" calcext:value-type="float">
            <text:p>8.1961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6196" calcext:value-type="float">
            <text:p>82.6196</text:p>
          </table:table-cell>
          <table:table-cell office:value-type="float" office:value="175.6333" calcext:value-type="float">
            <text:p>175.6333</text:p>
          </table:table-cell>
          <table:table-cell office:value-type="float" office:value="0.301374" calcext:value-type="float">
            <text:p>0.301374</text:p>
          </table:table-cell>
          <table:table-cell office:value-type="float" office:value="0.147945" calcext:value-type="float">
            <text:p>0.147945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7456" calcext:value-type="float">
            <text:p>82.7456</text:p>
          </table:table-cell>
          <table:table-cell office:value-type="float" office:value="175.7593" calcext:value-type="float">
            <text:p>175.7593</text:p>
          </table:table-cell>
          <table:table-cell table:formula="of:=[.J56]-[.E56]" office:value-type="float" office:value="0.126000000000005" calcext:value-type="float">
            <text:p>0.126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0451" calcext:value-type="float">
            <text:p>78.0451</text:p>
          </table:table-cell>
          <table:table-cell office:value-type="float" office:value="167.6723" calcext:value-type="float">
            <text:p>167.6723</text:p>
          </table:table-cell>
          <table:table-cell office:value-type="float" office:value="0.327655" calcext:value-type="float">
            <text:p>0.327655</text:p>
          </table:table-cell>
          <table:table-cell office:value-type="float" office:value="1.19854" calcext:value-type="float">
            <text:p>1.1985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80.3008" calcext:value-type="float">
            <text:p>80.3008</text:p>
          </table:table-cell>
          <table:table-cell office:value-type="float" office:value="169.928" calcext:value-type="float">
            <text:p>169.928</text:p>
          </table:table-cell>
          <table:table-cell table:formula="of:=[.J57]-[.E57]" office:value-type="float" office:value="2.25569999999999" calcext:value-type="float">
            <text:p>2.2557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96.3006" calcext:value-type="float">
            <text:p>96.3006</text:p>
          </table:table-cell>
          <table:table-cell office:value-type="float" office:value="64.1892" calcext:value-type="float">
            <text:p>64.1892</text:p>
          </table:table-cell>
          <table:table-cell office:value-type="float" office:value="160.4898" calcext:value-type="float">
            <text:p>160.4898</text:p>
          </table:table-cell>
          <table:table-cell office:value-type="float" office:value="0.497857" calcext:value-type="float">
            <text:p>0.497857</text:p>
          </table:table-cell>
          <table:table-cell office:value-type="float" office:value="2.66012" calcext:value-type="float">
            <text:p>2.66012</text:p>
          </table:table-cell>
          <table:table-cell office:value-type="float" office:value="95.4913" calcext:value-type="float">
            <text:p>95.4913</text:p>
          </table:table-cell>
          <table:table-cell office:value-type="float" office:value="78.8851" calcext:value-type="float">
            <text:p>78.8851</text:p>
          </table:table-cell>
          <table:table-cell office:value-type="float" office:value="174.3764" calcext:value-type="float">
            <text:p>174.3764</text:p>
          </table:table-cell>
          <table:table-cell table:formula="of:=[.J58]-[.E58]" office:value-type="float" office:value="13.8866" calcext:value-type="float">
            <text:p>13.8866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96.7391" calcext:value-type="float">
            <text:p>96.7391</text:p>
          </table:table-cell>
          <table:table-cell office:value-type="float" office:value="65.8031" calcext:value-type="float">
            <text:p>65.8031</text:p>
          </table:table-cell>
          <table:table-cell office:value-type="float" office:value="162.5422" calcext:value-type="float">
            <text:p>162.5422</text:p>
          </table:table-cell>
          <table:table-cell office:value-type="float" office:value="0.571842" calcext:value-type="float">
            <text:p>0.571842</text:p>
          </table:table-cell>
          <table:table-cell office:value-type="float" office:value="3.40662" calcext:value-type="float">
            <text:p>3.40662</text:p>
          </table:table-cell>
          <table:table-cell office:value-type="float" office:value="95.9486" calcext:value-type="float">
            <text:p>95.9486</text:p>
          </table:table-cell>
          <table:table-cell office:value-type="float" office:value="79.5337" calcext:value-type="float">
            <text:p>79.5337</text:p>
          </table:table-cell>
          <table:table-cell office:value-type="float" office:value="175.4823" calcext:value-type="float">
            <text:p>175.4823</text:p>
          </table:table-cell>
          <table:table-cell table:formula="of:=[.J59]-[.E59]" office:value-type="float" office:value="12.9401" calcext:value-type="float">
            <text:p>12.9401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94.9045" calcext:value-type="float">
            <text:p>94.9045</text:p>
          </table:table-cell>
          <table:table-cell office:value-type="float" office:value="73.3198" calcext:value-type="float">
            <text:p>73.3198</text:p>
          </table:table-cell>
          <table:table-cell office:value-type="float" office:value="168.2243" calcext:value-type="float">
            <text:p>168.2243</text:p>
          </table:table-cell>
          <table:table-cell office:value-type="float" office:value="0.427872" calcext:value-type="float">
            <text:p>0.427872</text:p>
          </table:table-cell>
          <table:table-cell office:value-type="float" office:value="2.98195" calcext:value-type="float">
            <text:p>2.98195</text:p>
          </table:table-cell>
          <table:table-cell office:value-type="float" office:value="94.6921" calcext:value-type="float">
            <text:p>94.6921</text:p>
          </table:table-cell>
          <table:table-cell office:value-type="float" office:value="79.6334" calcext:value-type="float">
            <text:p>79.6334</text:p>
          </table:table-cell>
          <table:table-cell office:value-type="float" office:value="174.3255" calcext:value-type="float">
            <text:p>174.3255</text:p>
          </table:table-cell>
          <table:table-cell table:formula="of:=[.J60]-[.E60]" office:value-type="float" office:value="6.10120000000001" calcext:value-type="float">
            <text:p>6.1012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93.8378" calcext:value-type="float">
            <text:p>93.8378</text:p>
          </table:table-cell>
          <table:table-cell office:value-type="float" office:value="69.0015" calcext:value-type="float">
            <text:p>69.0015</text:p>
          </table:table-cell>
          <table:table-cell office:value-type="float" office:value="162.8393" calcext:value-type="float">
            <text:p>162.8393</text:p>
          </table:table-cell>
          <table:table-cell office:value-type="float" office:value="0.372176" calcext:value-type="float">
            <text:p>0.372176</text:p>
          </table:table-cell>
          <table:table-cell office:value-type="float" office:value="3.96595" calcext:value-type="float">
            <text:p>3.96595</text:p>
          </table:table-cell>
          <table:table-cell office:value-type="float" office:value="93.4054" calcext:value-type="float">
            <text:p>93.4054</text:p>
          </table:table-cell>
          <table:table-cell office:value-type="float" office:value="71.8331" calcext:value-type="float">
            <text:p>71.8331</text:p>
          </table:table-cell>
          <table:table-cell office:value-type="float" office:value="165.2385" calcext:value-type="float">
            <text:p>165.2385</text:p>
          </table:table-cell>
          <table:table-cell table:formula="of:=[.J61]-[.E61]" office:value-type="float" office:value="2.39919999999998" calcext:value-type="float">
            <text:p>2.3992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93.6877" calcext:value-type="float">
            <text:p>93.6877</text:p>
          </table:table-cell>
          <table:table-cell office:value-type="float" office:value="70.3377" calcext:value-type="float">
            <text:p>70.3377</text:p>
          </table:table-cell>
          <table:table-cell office:value-type="float" office:value="164.0254" calcext:value-type="float">
            <text:p>164.0254</text:p>
          </table:table-cell>
          <table:table-cell office:value-type="float" office:value="0.405509" calcext:value-type="float">
            <text:p>0.405509</text:p>
          </table:table-cell>
          <table:table-cell office:value-type="float" office:value="4.3433" calcext:value-type="float">
            <text:p>4.3433</text:p>
          </table:table-cell>
          <table:table-cell office:value-type="float" office:value="93.2447" calcext:value-type="float">
            <text:p>93.2447</text:p>
          </table:table-cell>
          <table:table-cell office:value-type="float" office:value="75.9178" calcext:value-type="float">
            <text:p>75.9178</text:p>
          </table:table-cell>
          <table:table-cell office:value-type="float" office:value="169.1625" calcext:value-type="float">
            <text:p>169.1625</text:p>
          </table:table-cell>
          <table:table-cell table:formula="of:=[.J62]-[.E62]" office:value-type="float" office:value="5.1371" calcext:value-type="float">
            <text:p>5.1371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82.381" calcext:value-type="float">
            <text:p>82.381</text:p>
          </table:table-cell>
          <table:table-cell office:value-type="float" office:value="73.8574" calcext:value-type="float">
            <text:p>73.8574</text:p>
          </table:table-cell>
          <table:table-cell office:value-type="float" office:value="156.2384" calcext:value-type="float">
            <text:p>156.2384</text:p>
          </table:table-cell>
          <table:table-cell office:value-type="float" office:value="0.157085" calcext:value-type="float">
            <text:p>0.157085</text:p>
          </table:table-cell>
          <table:table-cell office:value-type="float" office:value="5.21667" calcext:value-type="float">
            <text:p>5.21667</text:p>
          </table:table-cell>
          <table:table-cell office:value-type="float" office:value="83.3333" calcext:value-type="float">
            <text:p>83.3333</text:p>
          </table:table-cell>
          <table:table-cell office:value-type="float" office:value="58.8665" calcext:value-type="float">
            <text:p>58.8665</text:p>
          </table:table-cell>
          <table:table-cell office:value-type="float" office:value="142.1998" calcext:value-type="float">
            <text:p>142.1998</text:p>
          </table:table-cell>
          <table:table-cell table:formula="of:=[.J63]-[.E63]" office:value-type="float" office:value="-14.0386" calcext:value-type="float">
            <text:p>-14.0386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70.6796" calcext:value-type="float">
            <text:p>70.6796</text:p>
          </table:table-cell>
          <table:table-cell office:value-type="float" office:value="131.7907" calcext:value-type="float">
            <text:p>131.7907</text:p>
          </table:table-cell>
          <table:table-cell office:value-type="float" office:value="0.0443991" calcext:value-type="float">
            <text:p>0.0443991</text:p>
          </table:table-cell>
          <table:table-cell office:value-type="float" office:value="3.53704" calcext:value-type="float">
            <text:p>3.53704</text:p>
          </table:table-cell>
          <table:table-cell office:value-type="float" office:value="64.8148" calcext:value-type="float">
            <text:p>64.8148</text:p>
          </table:table-cell>
          <table:table-cell office:value-type="float" office:value="34.3689" calcext:value-type="float">
            <text:p>34.3689</text:p>
          </table:table-cell>
          <table:table-cell office:value-type="float" office:value="99.1837" calcext:value-type="float">
            <text:p>99.1837</text:p>
          </table:table-cell>
          <table:table-cell table:formula="of:=[.J64]-[.E64]" office:value-type="float" office:value="-32.607" calcext:value-type="float">
            <text:p>-32.607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70.8333" calcext:value-type="float">
            <text:p>70.8333</text:p>
          </table:table-cell>
          <table:table-cell office:value-type="float" office:value="125.672" calcext:value-type="float">
            <text:p>125.672</text:p>
          </table:table-cell>
          <table:table-cell office:value-type="float" office:value="0.0410402" calcext:value-type="float">
            <text:p>0.0410402</text:p>
          </table:table-cell>
          <table:table-cell office:value-type="float" office:value="7.03226" calcext:value-type="float">
            <text:p>7.03226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42.6136" calcext:value-type="float">
            <text:p>42.6136</text:p>
          </table:table-cell>
          <table:table-cell office:value-type="float" office:value="97.4523" calcext:value-type="float">
            <text:p>97.4523</text:p>
          </table:table-cell>
          <table:table-cell table:formula="of:=[.J65]-[.E65]" office:value-type="float" office:value="-28.2197" calcext:value-type="float">
            <text:p>-28.2197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48.913" calcext:value-type="float">
            <text:p>48.913</text:p>
          </table:table-cell>
          <table:table-cell office:value-type="float" office:value="70.3166" calcext:value-type="float">
            <text:p>70.3166</text:p>
          </table:table-cell>
          <table:table-cell office:value-type="float" office:value="119.2296" calcext:value-type="float">
            <text:p>119.2296</text:p>
          </table:table-cell>
          <table:table-cell office:value-type="float" office:value="0.102956" calcext:value-type="float">
            <text:p>0.102956</text:p>
          </table:table-cell>
          <table:table-cell office:value-type="float" office:value="2.94565" calcext:value-type="float">
            <text:p>2.94565</text:p>
          </table:table-cell>
          <table:table-cell office:value-type="float" office:value="50" calcext:value-type="float">
            <text:p>50</text:p>
          </table:table-cell>
          <table:table-cell office:value-type="float" office:value="49.0765" calcext:value-type="float">
            <text:p>49.0765</text:p>
          </table:table-cell>
          <table:table-cell office:value-type="float" office:value="99.0765" calcext:value-type="float">
            <text:p>99.0765</text:p>
          </table:table-cell>
          <table:table-cell table:formula="of:=[.J66]-[.E66]" office:value-type="float" office:value="-20.1531" calcext:value-type="float">
            <text:p>-20.1531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86.25" calcext:value-type="float">
            <text:p>86.25</text:p>
          </table:table-cell>
          <table:table-cell office:value-type="float" office:value="63.7487" calcext:value-type="float">
            <text:p>63.7487</text:p>
          </table:table-cell>
          <table:table-cell office:value-type="float" office:value="149.9987" calcext:value-type="float">
            <text:p>149.9987</text:p>
          </table:table-cell>
          <table:table-cell office:value-type="float" office:value="0.206062" calcext:value-type="float">
            <text:p>0.206062</text:p>
          </table:table-cell>
          <table:table-cell office:value-type="float" office:value="-0.264062" calcext:value-type="float">
            <text:p>-0.264062</text:p>
          </table:table-cell>
          <table:table-cell office:value-type="float" office:value="86.5625" calcext:value-type="float">
            <text:p>86.5625</text:p>
          </table:table-cell>
          <table:table-cell office:value-type="float" office:value="54.5829" calcext:value-type="float">
            <text:p>54.5829</text:p>
          </table:table-cell>
          <table:table-cell office:value-type="float" office:value="141.1454" calcext:value-type="float">
            <text:p>141.1454</text:p>
          </table:table-cell>
          <table:table-cell table:formula="of:=[.J67]-[.E67]" office:value-type="float" office:value="-8.85330000000002" calcext:value-type="float">
            <text:p>-8.8533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95.037" calcext:value-type="float">
            <text:p>95.037</text:p>
          </table:table-cell>
          <table:table-cell office:value-type="float" office:value="73.5849" calcext:value-type="float">
            <text:p>73.5849</text:p>
          </table:table-cell>
          <table:table-cell office:value-type="float" office:value="168.6219" calcext:value-type="float">
            <text:p>168.6219</text:p>
          </table:table-cell>
          <table:table-cell office:value-type="float" office:value="0.355278" calcext:value-type="float">
            <text:p>0.355278</text:p>
          </table:table-cell>
          <table:table-cell office:value-type="float" office:value="0.312038" calcext:value-type="float">
            <text:p>0.312038</text:p>
          </table:table-cell>
          <table:table-cell office:value-type="float" office:value="94.9314" calcext:value-type="float">
            <text:p>94.9314</text:p>
          </table:table-cell>
          <table:table-cell office:value-type="float" office:value="76.6509" calcext:value-type="float">
            <text:p>76.6509</text:p>
          </table:table-cell>
          <table:table-cell office:value-type="float" office:value="171.5823" calcext:value-type="float">
            <text:p>171.5823</text:p>
          </table:table-cell>
          <table:table-cell table:formula="of:=[.J68]-[.E68]" office:value-type="float" office:value="2.96039999999999" calcext:value-type="float">
            <text:p>2.9604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97.561" calcext:value-type="float">
            <text:p>97.561</text:p>
          </table:table-cell>
          <table:table-cell office:value-type="float" office:value="65.1096" calcext:value-type="float">
            <text:p>65.1096</text:p>
          </table:table-cell>
          <table:table-cell office:value-type="float" office:value="162.6706" calcext:value-type="float">
            <text:p>162.6706</text:p>
          </table:table-cell>
          <table:table-cell office:value-type="float" office:value="0.489872" calcext:value-type="float">
            <text:p>0.489872</text:p>
          </table:table-cell>
          <table:table-cell office:value-type="float" office:value="0.140373" calcext:value-type="float">
            <text:p>0.140373</text:p>
          </table:table-cell>
          <table:table-cell office:value-type="float" office:value="97.1458" calcext:value-type="float">
            <text:p>97.1458</text:p>
          </table:table-cell>
          <table:table-cell office:value-type="float" office:value="77.5663" calcext:value-type="float">
            <text:p>77.5663</text:p>
          </table:table-cell>
          <table:table-cell office:value-type="float" office:value="174.7121" calcext:value-type="float">
            <text:p>174.7121</text:p>
          </table:table-cell>
          <table:table-cell table:formula="of:=[.J69]-[.E69]" office:value-type="float" office:value="12.0415" calcext:value-type="float">
            <text:p>12.0415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99.0716" calcext:value-type="float">
            <text:p>99.0716</text:p>
          </table:table-cell>
          <table:table-cell office:value-type="float" office:value="65.9314" calcext:value-type="float">
            <text:p>65.9314</text:p>
          </table:table-cell>
          <table:table-cell office:value-type="float" office:value="165.003" calcext:value-type="float">
            <text:p>165.003</text:p>
          </table:table-cell>
          <table:table-cell office:value-type="float" office:value="0.671618" calcext:value-type="float">
            <text:p>0.671618</text:p>
          </table:table-cell>
          <table:table-cell office:value-type="float" office:value="-0.212937" calcext:value-type="float">
            <text:p>-0.212937</text:p>
          </table:table-cell>
          <table:table-cell office:value-type="float" office:value="98.5325" calcext:value-type="float">
            <text:p>98.5325</text:p>
          </table:table-cell>
          <table:table-cell office:value-type="float" office:value="87.3039" calcext:value-type="float">
            <text:p>87.3039</text:p>
          </table:table-cell>
          <table:table-cell office:value-type="float" office:value="185.8364" calcext:value-type="float">
            <text:p>185.8364</text:p>
          </table:table-cell>
          <table:table-cell table:formula="of:=[.J70]-[.E70]" office:value-type="float" office:value="20.8334" calcext:value-type="float">
            <text:p>20.8334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99.2512" calcext:value-type="float">
            <text:p>99.2512</text:p>
          </table:table-cell>
          <table:table-cell office:value-type="float" office:value="62.6719" calcext:value-type="float">
            <text:p>62.6719</text:p>
          </table:table-cell>
          <table:table-cell office:value-type="float" office:value="161.9231" calcext:value-type="float">
            <text:p>161.9231</text:p>
          </table:table-cell>
          <table:table-cell office:value-type="float" office:value="0.710059" calcext:value-type="float">
            <text:p>0.710059</text:p>
          </table:table-cell>
          <table:table-cell office:value-type="float" office:value="-0.289313" calcext:value-type="float">
            <text:p>-0.289313</text:p>
          </table:table-cell>
          <table:table-cell office:value-type="float" office:value="97.1182" calcext:value-type="float">
            <text:p>97.1182</text:p>
          </table:table-cell>
          <table:table-cell office:value-type="float" office:value="87.6621" calcext:value-type="float">
            <text:p>87.6621</text:p>
          </table:table-cell>
          <table:table-cell office:value-type="float" office:value="184.7803" calcext:value-type="float">
            <text:p>184.7803</text:p>
          </table:table-cell>
          <table:table-cell table:formula="of:=[.J71]-[.E71]" office:value-type="float" office:value="22.8572" calcext:value-type="float">
            <text:p>22.8572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98.8365" calcext:value-type="float">
            <text:p>98.8365</text:p>
          </table:table-cell>
          <table:table-cell office:value-type="float" office:value="66.711" calcext:value-type="float">
            <text:p>66.711</text:p>
          </table:table-cell>
          <table:table-cell office:value-type="float" office:value="165.5475" calcext:value-type="float">
            <text:p>165.5475</text:p>
          </table:table-cell>
          <table:table-cell office:value-type="float" office:value="0.647206" calcext:value-type="float">
            <text:p>0.647206</text:p>
          </table:table-cell>
          <table:table-cell office:value-type="float" office:value="-0.0917196" calcext:value-type="float">
            <text:p>-0.0917196</text:p>
          </table:table-cell>
          <table:table-cell office:value-type="float" office:value="97.6343" calcext:value-type="float">
            <text:p>97.6343</text:p>
          </table:table-cell>
          <table:table-cell office:value-type="float" office:value="88.7411" calcext:value-type="float">
            <text:p>88.7411</text:p>
          </table:table-cell>
          <table:table-cell office:value-type="float" office:value="186.3754" calcext:value-type="float">
            <text:p>186.3754</text:p>
          </table:table-cell>
          <table:table-cell table:formula="of:=[.J72]-[.E72]" office:value-type="float" office:value="20.8279" calcext:value-type="float">
            <text:p>20.8279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99.4827" calcext:value-type="float">
            <text:p>99.4827</text:p>
          </table:table-cell>
          <table:table-cell office:value-type="float" office:value="68.1431" calcext:value-type="float">
            <text:p>68.1431</text:p>
          </table:table-cell>
          <table:table-cell office:value-type="float" office:value="167.6258" calcext:value-type="float">
            <text:p>167.6258</text:p>
          </table:table-cell>
          <table:table-cell office:value-type="float" office:value="0.752348" calcext:value-type="float">
            <text:p>0.752348</text:p>
          </table:table-cell>
          <table:table-cell office:value-type="float" office:value="-0.323473" calcext:value-type="float">
            <text:p>-0.323473</text:p>
          </table:table-cell>
          <table:table-cell office:value-type="float" office:value="97.7853" calcext:value-type="float">
            <text:p>97.7853</text:p>
          </table:table-cell>
          <table:table-cell office:value-type="float" office:value="91.0988" calcext:value-type="float">
            <text:p>91.0988</text:p>
          </table:table-cell>
          <table:table-cell office:value-type="float" office:value="188.8841" calcext:value-type="float">
            <text:p>188.8841</text:p>
          </table:table-cell>
          <table:table-cell table:formula="of:=[.J73]-[.E73]" office:value-type="float" office:value="21.2583" calcext:value-type="float">
            <text:p>21.2583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99.0119" calcext:value-type="float">
            <text:p>99.0119</text:p>
          </table:table-cell>
          <table:table-cell office:value-type="float" office:value="62.855" calcext:value-type="float">
            <text:p>62.855</text:p>
          </table:table-cell>
          <table:table-cell office:value-type="float" office:value="161.8669" calcext:value-type="float">
            <text:p>161.8669</text:p>
          </table:table-cell>
          <table:table-cell office:value-type="float" office:value="0.708256" calcext:value-type="float">
            <text:p>0.708256</text:p>
          </table:table-cell>
          <table:table-cell office:value-type="float" office:value="-0.465531" calcext:value-type="float">
            <text:p>-0.465531</text:p>
          </table:table-cell>
          <table:table-cell office:value-type="float" office:value="96.7101" calcext:value-type="float">
            <text:p>96.7101</text:p>
          </table:table-cell>
          <table:table-cell office:value-type="float" office:value="85.5773" calcext:value-type="float">
            <text:p>85.5773</text:p>
          </table:table-cell>
          <table:table-cell office:value-type="float" office:value="182.2874" calcext:value-type="float">
            <text:p>182.2874</text:p>
          </table:table-cell>
          <table:table-cell table:formula="of:=[.J74]-[.E74]" office:value-type="float" office:value="20.4205" calcext:value-type="float">
            <text:p>20.420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53:.C74])" office:value-type="float" office:value="89.3679772727273" calcext:value-type="float">
            <text:p>89.3679772727</text:p>
          </table:table-cell>
          <table:table-cell table:formula="of:=AVERAGE([.D53:.D74])" office:value-type="float" office:value="68.0787454545455" calcext:value-type="float">
            <text:p>68.0787454545</text:p>
          </table:table-cell>
          <table:table-cell table:formula="of:=AVERAGE([.E53:.E74])" office:value-type="float" office:value="157.446722727273" calcext:value-type="float">
            <text:p>157.4467227273</text:p>
          </table:table-cell>
          <table:table-cell table:formula="of:=AVERAGE([.F53:.F74])" office:value-type="float" office:value="0.422859195454546" calcext:value-type="float">
            <text:p>0.4228591955</text:p>
          </table:table-cell>
          <table:table-cell table:formula="of:=AVERAGE([.G53:.G74])" office:value-type="float" office:value="1.63682288181818" calcext:value-type="float">
            <text:p>1.6368228818</text:p>
          </table:table-cell>
          <table:table-cell table:formula="of:=AVERAGE([.H53:.H74])" office:value-type="float" office:value="89.0490409090909" calcext:value-type="float">
            <text:p>89.0490409091</text:p>
          </table:table-cell>
          <table:table-cell table:formula="of:=AVERAGE([.I53:.I74])" office:value-type="float" office:value="73.4836318181818" calcext:value-type="float">
            <text:p>73.4836318182</text:p>
          </table:table-cell>
          <table:table-cell table:formula="of:=AVERAGE([.J53:.J74])" office:value-type="float" office:value="162.532672727273" calcext:value-type="float">
            <text:p>162.5326727273</text:p>
          </table:table-cell>
          <table:table-cell table:formula="of:=AVERAGE([.K53:.K74])" office:value-type="float" office:value="5.08595" calcext:value-type="float">
            <text:p>5.0859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office:value-type="float" office:value="102.139" calcext:value-type="float">
            <text:p>102.139</text:p>
          </table:table-cell>
          <table:table-cell office:value-type="float" office:value="0.443842" calcext:value-type="float">
            <text:p>0.443842</text:p>
          </table:table-cell>
          <table:table-cell office:value-type="float" office:value="8.72149" calcext:value-type="float">
            <text:p>8.72149</text:p>
          </table:table-cell>
          <table:table-cell office:value-type="float" office:value="100" calcext:value-type="float">
            <text:p>100</text:p>
          </table:table-cell>
          <table:table-cell office:value-type="float" office:value="23.6185" calcext:value-type="float">
            <text:p>23.6185</text:p>
          </table:table-cell>
          <table:table-cell office:value-type="float" office:value="123.6185" calcext:value-type="float">
            <text:p>123.6185</text:p>
          </table:table-cell>
          <table:table-cell table:formula="of:=[.J78]-[.E78]" office:value-type="float" office:value="21.4795" calcext:value-type="float">
            <text:p>21.479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99.9291" calcext:value-type="float">
            <text:p>99.9291</text:p>
          </table:table-cell>
          <table:table-cell office:value-type="float" office:value="11.5192" calcext:value-type="float">
            <text:p>11.5192</text:p>
          </table:table-cell>
          <table:table-cell office:value-type="float" office:value="111.4483" calcext:value-type="float">
            <text:p>111.4483</text:p>
          </table:table-cell>
          <table:table-cell office:value-type="float" office:value="0.47702" calcext:value-type="float">
            <text:p>0.47702</text:p>
          </table:table-cell>
          <table:table-cell office:value-type="float" office:value="16.578" calcext:value-type="float">
            <text:p>16.578</text:p>
          </table:table-cell>
          <table:table-cell office:value-type="float" office:value="99.2908" calcext:value-type="float">
            <text:p>99.2908</text:p>
          </table:table-cell>
          <table:table-cell office:value-type="float" office:value="35.6093" calcext:value-type="float">
            <text:p>35.6093</text:p>
          </table:table-cell>
          <table:table-cell office:value-type="float" office:value="134.9001" calcext:value-type="float">
            <text:p>134.9001</text:p>
          </table:table-cell>
          <table:table-cell table:formula="of:=[.J79]-[.E79]" office:value-type="float" office:value="23.4518" calcext:value-type="float">
            <text:p>23.4518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99.9034" calcext:value-type="float">
            <text:p>99.9034</text:p>
          </table:table-cell>
          <table:table-cell office:value-type="float" office:value="31.9713" calcext:value-type="float">
            <text:p>31.9713</text:p>
          </table:table-cell>
          <table:table-cell office:value-type="float" office:value="131.8747" calcext:value-type="float">
            <text:p>131.8747</text:p>
          </table:table-cell>
          <table:table-cell office:value-type="float" office:value="0.491809" calcext:value-type="float">
            <text:p>0.491809</text:p>
          </table:table-cell>
          <table:table-cell office:value-type="float" office:value="15.4342" calcext:value-type="float">
            <text:p>15.4342</text:p>
          </table:table-cell>
          <table:table-cell office:value-type="float" office:value="96.0709" calcext:value-type="float">
            <text:p>96.0709</text:p>
          </table:table-cell>
          <table:table-cell office:value-type="float" office:value="59.4513" calcext:value-type="float">
            <text:p>59.4513</text:p>
          </table:table-cell>
          <table:table-cell office:value-type="float" office:value="155.5222" calcext:value-type="float">
            <text:p>155.5222</text:p>
          </table:table-cell>
          <table:table-cell table:formula="of:=[.J80]-[.E80]" office:value-type="float" office:value="23.6475" calcext:value-type="float">
            <text:p>23.647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99.0625" calcext:value-type="float">
            <text:p>99.0625</text:p>
          </table:table-cell>
          <table:table-cell office:value-type="float" office:value="32.0908" calcext:value-type="float">
            <text:p>32.0908</text:p>
          </table:table-cell>
          <table:table-cell office:value-type="float" office:value="131.1533" calcext:value-type="float">
            <text:p>131.1533</text:p>
          </table:table-cell>
          <table:table-cell office:value-type="float" office:value="0.452388" calcext:value-type="float">
            <text:p>0.452388</text:p>
          </table:table-cell>
          <table:table-cell office:value-type="float" office:value="12.9662" calcext:value-type="float">
            <text:p>12.9662</text:p>
          </table:table-cell>
          <table:table-cell office:value-type="float" office:value="93.5577" calcext:value-type="float">
            <text:p>93.5577</text:p>
          </table:table-cell>
          <table:table-cell office:value-type="float" office:value="53.9276" calcext:value-type="float">
            <text:p>53.9276</text:p>
          </table:table-cell>
          <table:table-cell office:value-type="float" office:value="147.4853" calcext:value-type="float">
            <text:p>147.4853</text:p>
          </table:table-cell>
          <table:table-cell table:formula="of:=[.J81]-[.E81]" office:value-type="float" office:value="16.332" calcext:value-type="float">
            <text:p>16.33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96.8359" calcext:value-type="float">
            <text:p>96.8359</text:p>
          </table:table-cell>
          <table:table-cell office:value-type="float" office:value="29.5123" calcext:value-type="float">
            <text:p>29.5123</text:p>
          </table:table-cell>
          <table:table-cell office:value-type="float" office:value="126.3482" calcext:value-type="float">
            <text:p>126.3482</text:p>
          </table:table-cell>
          <table:table-cell office:value-type="float" office:value="0.45027" calcext:value-type="float">
            <text:p>0.45027</text:p>
          </table:table-cell>
          <table:table-cell office:value-type="float" office:value="9.69611" calcext:value-type="float">
            <text:p>9.69611</text:p>
          </table:table-cell>
          <table:table-cell office:value-type="float" office:value="91.1009" calcext:value-type="float">
            <text:p>91.1009</text:p>
          </table:table-cell>
          <table:table-cell office:value-type="float" office:value="47.0834" calcext:value-type="float">
            <text:p>47.0834</text:p>
          </table:table-cell>
          <table:table-cell office:value-type="float" office:value="138.1843" calcext:value-type="float">
            <text:p>138.1843</text:p>
          </table:table-cell>
          <table:table-cell table:formula="of:=[.J82]-[.E82]" office:value-type="float" office:value="11.8361" calcext:value-type="float">
            <text:p>11.836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98.3946" calcext:value-type="float">
            <text:p>98.3946</text:p>
          </table:table-cell>
          <table:table-cell office:value-type="float" office:value="36.9529" calcext:value-type="float">
            <text:p>36.9529</text:p>
          </table:table-cell>
          <table:table-cell office:value-type="float" office:value="135.3475" calcext:value-type="float">
            <text:p>135.3475</text:p>
          </table:table-cell>
          <table:table-cell office:value-type="float" office:value="0.472058" calcext:value-type="float">
            <text:p>0.472058</text:p>
          </table:table-cell>
          <table:table-cell office:value-type="float" office:value="4.69733" calcext:value-type="float">
            <text:p>4.69733</text:p>
          </table:table-cell>
          <table:table-cell office:value-type="float" office:value="94.5151" calcext:value-type="float">
            <text:p>94.5151</text:p>
          </table:table-cell>
          <table:table-cell office:value-type="float" office:value="52.6194" calcext:value-type="float">
            <text:p>52.6194</text:p>
          </table:table-cell>
          <table:table-cell office:value-type="float" office:value="147.1345" calcext:value-type="float">
            <text:p>147.1345</text:p>
          </table:table-cell>
          <table:table-cell table:formula="of:=[.J83]-[.E83]" office:value-type="float" office:value="11.787" calcext:value-type="float">
            <text:p>11.787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00" calcext:value-type="float">
            <text:p>100</text:p>
          </table:table-cell>
          <table:table-cell office:value-type="float" office:value="44.0171" calcext:value-type="float">
            <text:p>44.0171</text:p>
          </table:table-cell>
          <table:table-cell office:value-type="float" office:value="144.0171" calcext:value-type="float">
            <text:p>144.0171</text:p>
          </table:table-cell>
          <table:table-cell office:value-type="float" office:value="0.530115" calcext:value-type="float">
            <text:p>0.530115</text:p>
          </table:table-cell>
          <table:table-cell office:value-type="float" office:value="4.41219" calcext:value-type="float">
            <text:p>4.41219</text:p>
          </table:table-cell>
          <table:table-cell office:value-type="float" office:value="93.19" calcext:value-type="float">
            <text:p>93.19</text:p>
          </table:table-cell>
          <table:table-cell office:value-type="float" office:value="56.184" calcext:value-type="float">
            <text:p>56.184</text:p>
          </table:table-cell>
          <table:table-cell office:value-type="float" office:value="149.374" calcext:value-type="float">
            <text:p>149.374</text:p>
          </table:table-cell>
          <table:table-cell table:formula="of:=[.J84]-[.E84]" office:value-type="float" office:value="5.3569" calcext:value-type="float">
            <text:p>5.3569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58.1594" calcext:value-type="float">
            <text:p>58.1594</text:p>
          </table:table-cell>
          <table:table-cell office:value-type="float" office:value="155.2128" calcext:value-type="float">
            <text:p>155.2128</text:p>
          </table:table-cell>
          <table:table-cell office:value-type="float" office:value="0.559846" calcext:value-type="float">
            <text:p>0.559846</text:p>
          </table:table-cell>
          <table:table-cell office:value-type="float" office:value="0.116022" calcext:value-type="float">
            <text:p>0.11602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67.3623" calcext:value-type="float">
            <text:p>67.3623</text:p>
          </table:table-cell>
          <table:table-cell office:value-type="float" office:value="164.4157" calcext:value-type="float">
            <text:p>164.4157</text:p>
          </table:table-cell>
          <table:table-cell table:formula="of:=[.J85]-[.E85]" office:value-type="float" office:value="9.2029" calcext:value-type="float">
            <text:p>9.2029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97.4386" calcext:value-type="float">
            <text:p>97.4386</text:p>
          </table:table-cell>
          <table:table-cell office:value-type="float" office:value="38.9846" calcext:value-type="float">
            <text:p>38.9846</text:p>
          </table:table-cell>
          <table:table-cell office:value-type="float" office:value="136.4232" calcext:value-type="float">
            <text:p>136.4232</text:p>
          </table:table-cell>
          <table:table-cell office:value-type="float" office:value="0.506688" calcext:value-type="float">
            <text:p>0.506688</text:p>
          </table:table-cell>
          <table:table-cell office:value-type="float" office:value="3.3762" calcext:value-type="float">
            <text:p>3.3762</text:p>
          </table:table-cell>
          <table:table-cell office:value-type="float" office:value="92.2092" calcext:value-type="float">
            <text:p>92.2092</text:p>
          </table:table-cell>
          <table:table-cell office:value-type="float" office:value="54.9695" calcext:value-type="float">
            <text:p>54.9695</text:p>
          </table:table-cell>
          <table:table-cell office:value-type="float" office:value="147.1787" calcext:value-type="float">
            <text:p>147.1787</text:p>
          </table:table-cell>
          <table:table-cell table:formula="of:=[.J86]-[.E86]" office:value-type="float" office:value="10.7555" calcext:value-type="float">
            <text:p>10.755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96.8276" calcext:value-type="float">
            <text:p>96.8276</text:p>
          </table:table-cell>
          <table:table-cell office:value-type="float" office:value="32.298" calcext:value-type="float">
            <text:p>32.298</text:p>
          </table:table-cell>
          <table:table-cell office:value-type="float" office:value="129.1256" calcext:value-type="float">
            <text:p>129.1256</text:p>
          </table:table-cell>
          <table:table-cell office:value-type="float" office:value="0.460646" calcext:value-type="float">
            <text:p>0.460646</text:p>
          </table:table-cell>
          <table:table-cell office:value-type="float" office:value="0.784826" calcext:value-type="float">
            <text:p>0.784826</text:p>
          </table:table-cell>
          <table:table-cell office:value-type="float" office:value="90.7586" calcext:value-type="float">
            <text:p>90.7586</text:p>
          </table:table-cell>
          <table:table-cell office:value-type="float" office:value="48.474" calcext:value-type="float">
            <text:p>48.474</text:p>
          </table:table-cell>
          <table:table-cell office:value-type="float" office:value="139.2326" calcext:value-type="float">
            <text:p>139.2326</text:p>
          </table:table-cell>
          <table:table-cell table:formula="of:=[.J87]-[.E87]" office:value-type="float" office:value="10.107" calcext:value-type="float">
            <text:p>10.107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52.2929" calcext:value-type="float">
            <text:p>52.2929</text:p>
          </table:table-cell>
          <table:table-cell office:value-type="float" office:value="142.9906" calcext:value-type="float">
            <text:p>142.9906</text:p>
          </table:table-cell>
          <table:table-cell office:value-type="float" office:value="0.423636" calcext:value-type="float">
            <text:p>0.423636</text:p>
          </table:table-cell>
          <table:table-cell office:value-type="float" office:value="-3.32429" calcext:value-type="float">
            <text:p>-3.32429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70.5621" calcext:value-type="float">
            <text:p>70.5621</text:p>
          </table:table-cell>
          <table:table-cell office:value-type="float" office:value="161.2598" calcext:value-type="float">
            <text:p>161.2598</text:p>
          </table:table-cell>
          <table:table-cell table:formula="of:=[.J88]-[.E88]" office:value-type="float" office:value="18.2692" calcext:value-type="float">
            <text:p>18.2692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3412" calcext:value-type="float">
            <text:p>38.3412</text:p>
          </table:table-cell>
          <table:table-cell office:value-type="float" office:value="111.2226" calcext:value-type="float">
            <text:p>111.2226</text:p>
          </table:table-cell>
          <table:table-cell office:value-type="float" office:value="0.307295" calcext:value-type="float">
            <text:p>0.307295</text:p>
          </table:table-cell>
          <table:table-cell office:value-type="float" office:value="5.4322" calcext:value-type="float">
            <text:p>5.4322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9.2891" calcext:value-type="float">
            <text:p>39.2891</text:p>
          </table:table-cell>
          <table:table-cell office:value-type="float" office:value="112.1705" calcext:value-type="float">
            <text:p>112.1705</text:p>
          </table:table-cell>
          <table:table-cell table:formula="of:=[.J89]-[.E89]" office:value-type="float" office:value="0.947900000000004" calcext:value-type="float">
            <text:p>0.9479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3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00" calcext:value-type="float">
            <text:p>100</text:p>
          </table:table-cell>
          <table:table-cell office:value-type="float" office:value="49.2236" calcext:value-type="float">
            <text:p>49.2236</text:p>
          </table:table-cell>
          <table:table-cell office:value-type="float" office:value="149.2236" calcext:value-type="float">
            <text:p>149.2236</text:p>
          </table:table-cell>
          <table:table-cell office:value-type="float" office:value="0.6781" calcext:value-type="float">
            <text:p>0.6781</text:p>
          </table:table-cell>
          <table:table-cell office:value-type="float" office:value="-1.4902" calcext:value-type="float">
            <text:p>-1.4902</text:p>
          </table:table-cell>
          <table:table-cell office:value-type="float" office:value="100" calcext:value-type="float">
            <text:p>100</text:p>
          </table:table-cell>
          <table:table-cell office:value-type="float" office:value="79.3478" calcext:value-type="float">
            <text:p>79.3478</text:p>
          </table:table-cell>
          <table:table-cell office:value-type="float" office:value="179.3478" calcext:value-type="float">
            <text:p>179.3478</text:p>
          </table:table-cell>
          <table:table-cell table:formula="of:=[.J101]-[.E101]" office:value-type="float" office:value="30.1242" calcext:value-type="float">
            <text:p>30.1242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00" calcext:value-type="float">
            <text:p>100</text:p>
          </table:table-cell>
          <table:table-cell office:value-type="float" office:value="40.597" calcext:value-type="float">
            <text:p>40.597</text:p>
          </table:table-cell>
          <table:table-cell office:value-type="float" office:value="140.597" calcext:value-type="float">
            <text:p>140.597</text:p>
          </table:table-cell>
          <table:table-cell office:value-type="float" office:value="0.677547" calcext:value-type="float">
            <text:p>0.677547</text:p>
          </table:table-cell>
          <table:table-cell office:value-type="float" office:value="0.759259" calcext:value-type="float">
            <text:p>0.759259</text:p>
          </table:table-cell>
          <table:table-cell office:value-type="float" office:value="100" calcext:value-type="float">
            <text:p>100</text:p>
          </table:table-cell>
          <table:table-cell office:value-type="float" office:value="74.8259" calcext:value-type="float">
            <text:p>74.8259</text:p>
          </table:table-cell>
          <table:table-cell office:value-type="float" office:value="174.8259" calcext:value-type="float">
            <text:p>174.8259</text:p>
          </table:table-cell>
          <table:table-cell table:formula="of:=[.J102]-[.E102]" office:value-type="float" office:value="34.2289" calcext:value-type="float">
            <text:p>34.2289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00" calcext:value-type="float">
            <text:p>100</text:p>
          </table:table-cell>
          <table:table-cell office:value-type="float" office:value="39.1304" calcext:value-type="float">
            <text:p>39.1304</text:p>
          </table:table-cell>
          <table:table-cell office:value-type="float" office:value="139.1304" calcext:value-type="float">
            <text:p>139.1304</text:p>
          </table:table-cell>
          <table:table-cell office:value-type="float" office:value="0.676925" calcext:value-type="float">
            <text:p>0.676925</text:p>
          </table:table-cell>
          <table:table-cell office:value-type="float" office:value="0.502049" calcext:value-type="float">
            <text:p>0.502049</text:p>
          </table:table-cell>
          <table:table-cell office:value-type="float" office:value="100" calcext:value-type="float">
            <text:p>100</text:p>
          </table:table-cell>
          <table:table-cell office:value-type="float" office:value="72.5254" calcext:value-type="float">
            <text:p>72.5254</text:p>
          </table:table-cell>
          <table:table-cell office:value-type="float" office:value="172.5254" calcext:value-type="float">
            <text:p>172.5254</text:p>
          </table:table-cell>
          <table:table-cell table:formula="of:=[.J103]-[.E103]" office:value-type="float" office:value="33.395" calcext:value-type="float">
            <text:p>33.395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4.2506" calcext:value-type="float">
            <text:p>44.2506</text:p>
          </table:table-cell>
          <table:table-cell office:value-type="float" office:value="143.7215" calcext:value-type="float">
            <text:p>143.7215</text:p>
          </table:table-cell>
          <table:table-cell office:value-type="float" office:value="0.631318" calcext:value-type="float">
            <text:p>0.631318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74.1475" calcext:value-type="float">
            <text:p>74.1475</text:p>
          </table:table-cell>
          <table:table-cell office:value-type="float" office:value="173.6184" calcext:value-type="float">
            <text:p>173.6184</text:p>
          </table:table-cell>
          <table:table-cell table:formula="of:=[.J104]-[.E104]" office:value-type="float" office:value="29.8969" calcext:value-type="float">
            <text:p>29.8969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00" calcext:value-type="float">
            <text:p>100</text:p>
          </table:table-cell>
          <table:table-cell office:value-type="float" office:value="41.1673" calcext:value-type="float">
            <text:p>41.1673</text:p>
          </table:table-cell>
          <table:table-cell office:value-type="float" office:value="141.1673" calcext:value-type="float">
            <text:p>141.1673</text:p>
          </table:table-cell>
          <table:table-cell office:value-type="float" office:value="0.58983" calcext:value-type="float">
            <text:p>0.58983</text:p>
          </table:table-cell>
          <table:table-cell office:value-type="float" office:value="-2.72857" calcext:value-type="float">
            <text:p>-2.72857</text:p>
          </table:table-cell>
          <table:table-cell office:value-type="float" office:value="100" calcext:value-type="float">
            <text:p>100</text:p>
          </table:table-cell>
          <table:table-cell office:value-type="float" office:value="67.7043" calcext:value-type="float">
            <text:p>67.7043</text:p>
          </table:table-cell>
          <table:table-cell office:value-type="float" office:value="167.7043" calcext:value-type="float">
            <text:p>167.7043</text:p>
          </table:table-cell>
          <table:table-cell table:formula="of:=[.J105]-[.E105]" office:value-type="float" office:value="26.537" calcext:value-type="float">
            <text:p>26.537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00" calcext:value-type="float">
            <text:p>100</text:p>
          </table:table-cell>
          <table:table-cell office:value-type="float" office:value="40.3864" calcext:value-type="float">
            <text:p>40.3864</text:p>
          </table:table-cell>
          <table:table-cell office:value-type="float" office:value="140.3864" calcext:value-type="float">
            <text:p>140.3864</text:p>
          </table:table-cell>
          <table:table-cell office:value-type="float" office:value="0.668346" calcext:value-type="float">
            <text:p>0.668346</text:p>
          </table:table-cell>
          <table:table-cell office:value-type="float" office:value="1.53582" calcext:value-type="float">
            <text:p>1.53582</text:p>
          </table:table-cell>
          <table:table-cell office:value-type="float" office:value="100" calcext:value-type="float">
            <text:p>100</text:p>
          </table:table-cell>
          <table:table-cell office:value-type="float" office:value="75.253" calcext:value-type="float">
            <text:p>75.253</text:p>
          </table:table-cell>
          <table:table-cell office:value-type="float" office:value="175.253" calcext:value-type="float">
            <text:p>175.253</text:p>
          </table:table-cell>
          <table:table-cell table:formula="of:=[.J106]-[.E106]" office:value-type="float" office:value="34.8666" calcext:value-type="float">
            <text:p>34.8666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00" calcext:value-type="float">
            <text:p>100</text:p>
          </table:table-cell>
          <table:table-cell office:value-type="float" office:value="28.903" calcext:value-type="float">
            <text:p>28.903</text:p>
          </table:table-cell>
          <table:table-cell office:value-type="float" office:value="128.903" calcext:value-type="float">
            <text:p>128.903</text:p>
          </table:table-cell>
          <table:table-cell office:value-type="float" office:value="0.646169" calcext:value-type="float">
            <text:p>0.646169</text:p>
          </table:table-cell>
          <table:table-cell office:value-type="float" office:value="2.89943" calcext:value-type="float">
            <text:p>2.89943</text:p>
          </table:table-cell>
          <table:table-cell office:value-type="float" office:value="100" calcext:value-type="float">
            <text:p>100</text:p>
          </table:table-cell>
          <table:table-cell office:value-type="float" office:value="68.3544" calcext:value-type="float">
            <text:p>68.3544</text:p>
          </table:table-cell>
          <table:table-cell office:value-type="float" office:value="168.3544" calcext:value-type="float">
            <text:p>168.3544</text:p>
          </table:table-cell>
          <table:table-cell table:formula="of:=[.J107]-[.E107]" office:value-type="float" office:value="39.4514" calcext:value-type="float">
            <text:p>39.4514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21.3919" calcext:value-type="float">
            <text:p>21.3919</text:p>
          </table:table-cell>
          <table:table-cell office:value-type="float" office:value="120.7311" calcext:value-type="float">
            <text:p>120.7311</text:p>
          </table:table-cell>
          <table:table-cell office:value-type="float" office:value="0.546584" calcext:value-type="float">
            <text:p>0.546584</text:p>
          </table:table-cell>
          <table:table-cell office:value-type="float" office:value="2.77203" calcext:value-type="float">
            <text:p>2.77203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57.3303" calcext:value-type="float">
            <text:p>57.3303</text:p>
          </table:table-cell>
          <table:table-cell office:value-type="float" office:value="156.6695" calcext:value-type="float">
            <text:p>156.6695</text:p>
          </table:table-cell>
          <table:table-cell table:formula="of:=[.J108]-[.E108]" office:value-type="float" office:value="35.9384" calcext:value-type="float">
            <text:p>35.9384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99.3342" calcext:value-type="float">
            <text:p>99.3342</text:p>
          </table:table-cell>
          <table:table-cell office:value-type="float" office:value="16.0519" calcext:value-type="float">
            <text:p>16.0519</text:p>
          </table:table-cell>
          <table:table-cell office:value-type="float" office:value="115.3861" calcext:value-type="float">
            <text:p>115.3861</text:p>
          </table:table-cell>
          <table:table-cell office:value-type="float" office:value="0.583326" calcext:value-type="float">
            <text:p>0.583326</text:p>
          </table:table-cell>
          <table:table-cell office:value-type="float" office:value="1.45539" calcext:value-type="float">
            <text:p>1.45539</text:p>
          </table:table-cell>
          <table:table-cell office:value-type="float" office:value="98.8016" calcext:value-type="float">
            <text:p>98.8016</text:p>
          </table:table-cell>
          <table:table-cell office:value-type="float" office:value="62.9091" calcext:value-type="float">
            <text:p>62.9091</text:p>
          </table:table-cell>
          <table:table-cell office:value-type="float" office:value="161.7107" calcext:value-type="float">
            <text:p>161.7107</text:p>
          </table:table-cell>
          <table:table-cell table:formula="of:=[.J109]-[.E109]" office:value-type="float" office:value="46.3246" calcext:value-type="float">
            <text:p>46.3246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99.729" calcext:value-type="float">
            <text:p>99.729</text:p>
          </table:table-cell>
          <table:table-cell office:value-type="float" office:value="18.6912" calcext:value-type="float">
            <text:p>18.6912</text:p>
          </table:table-cell>
          <table:table-cell office:value-type="float" office:value="118.4202" calcext:value-type="float">
            <text:p>118.4202</text:p>
          </table:table-cell>
          <table:table-cell office:value-type="float" office:value="0.541809" calcext:value-type="float">
            <text:p>0.541809</text:p>
          </table:table-cell>
          <table:table-cell office:value-type="float" office:value="3.10569" calcext:value-type="float">
            <text:p>3.10569</text:p>
          </table:table-cell>
          <table:table-cell office:value-type="float" office:value="99.729" calcext:value-type="float">
            <text:p>99.729</text:p>
          </table:table-cell>
          <table:table-cell office:value-type="float" office:value="53.2531" calcext:value-type="float">
            <text:p>53.2531</text:p>
          </table:table-cell>
          <table:table-cell office:value-type="float" office:value="152.9821" calcext:value-type="float">
            <text:p>152.9821</text:p>
          </table:table-cell>
          <table:table-cell table:formula="of:=[.J110]-[.E110]" office:value-type="float" office:value="34.5619" calcext:value-type="float">
            <text:p>34.5619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13.4861" calcext:value-type="float">
            <text:p>13.4861</text:p>
          </table:table-cell>
          <table:table-cell office:value-type="float" office:value="109.1049" calcext:value-type="float">
            <text:p>109.1049</text:p>
          </table:table-cell>
          <table:table-cell office:value-type="float" office:value="0.533422" calcext:value-type="float">
            <text:p>0.533422</text:p>
          </table:table-cell>
          <table:table-cell office:value-type="float" office:value="3.75356" calcext:value-type="float">
            <text:p>3.75356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50.9656" calcext:value-type="float">
            <text:p>50.9656</text:p>
          </table:table-cell>
          <table:table-cell office:value-type="float" office:value="146.5844" calcext:value-type="float">
            <text:p>146.5844</text:p>
          </table:table-cell>
          <table:table-cell table:formula="of:=[.J111]-[.E111]" office:value-type="float" office:value="37.4795" calcext:value-type="float">
            <text:p>37.4795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20.6265" calcext:value-type="float">
            <text:p>20.6265</text:p>
          </table:table-cell>
          <table:table-cell office:value-type="float" office:value="119.9909" calcext:value-type="float">
            <text:p>119.9909</text:p>
          </table:table-cell>
          <table:table-cell office:value-type="float" office:value="0.561329" calcext:value-type="float">
            <text:p>0.561329</text:p>
          </table:table-cell>
          <table:table-cell office:value-type="float" office:value="6.16702" calcext:value-type="float">
            <text:p>6.16702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72.2132" calcext:value-type="float">
            <text:p>72.2132</text:p>
          </table:table-cell>
          <table:table-cell office:value-type="float" office:value="171.5776" calcext:value-type="float">
            <text:p>171.5776</text:p>
          </table:table-cell>
          <table:table-cell table:formula="of:=[.J112]-[.E112]" office:value-type="float" office:value="51.5867" calcext:value-type="float">
            <text:p>51.5867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92.4701" calcext:value-type="float">
            <text:p>92.4701</text:p>
          </table:table-cell>
          <table:table-cell office:value-type="float" office:value="21.9302" calcext:value-type="float">
            <text:p>21.9302</text:p>
          </table:table-cell>
          <table:table-cell office:value-type="float" office:value="114.4003" calcext:value-type="float">
            <text:p>114.4003</text:p>
          </table:table-cell>
          <table:table-cell office:value-type="float" office:value="0.544919" calcext:value-type="float">
            <text:p>0.544919</text:p>
          </table:table-cell>
          <table:table-cell office:value-type="float" office:value="5.3392" calcext:value-type="float">
            <text:p>5.3392</text:p>
          </table:table-cell>
          <table:table-cell office:value-type="float" office:value="92.3997" calcext:value-type="float">
            <text:p>92.3997</text:p>
          </table:table-cell>
          <table:table-cell office:value-type="float" office:value="68.6242" calcext:value-type="float">
            <text:p>68.6242</text:p>
          </table:table-cell>
          <table:table-cell office:value-type="float" office:value="161.0239" calcext:value-type="float">
            <text:p>161.0239</text:p>
          </table:table-cell>
          <table:table-cell table:formula="of:=[.J113]-[.E113]" office:value-type="float" office:value="46.6236" calcext:value-type="float">
            <text:p>46.6236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94.5976" calcext:value-type="float">
            <text:p>94.5976</text:p>
          </table:table-cell>
          <table:table-cell office:value-type="float" office:value="22.5201" calcext:value-type="float">
            <text:p>22.5201</text:p>
          </table:table-cell>
          <table:table-cell office:value-type="float" office:value="117.1177" calcext:value-type="float">
            <text:p>117.1177</text:p>
          </table:table-cell>
          <table:table-cell office:value-type="float" office:value="0.560695" calcext:value-type="float">
            <text:p>0.560695</text:p>
          </table:table-cell>
          <table:table-cell office:value-type="float" office:value="7.55177" calcext:value-type="float">
            <text:p>7.55177</text:p>
          </table:table-cell>
          <table:table-cell office:value-type="float" office:value="94.3725" calcext:value-type="float">
            <text:p>94.3725</text:p>
          </table:table-cell>
          <table:table-cell office:value-type="float" office:value="76.9054" calcext:value-type="float">
            <text:p>76.9054</text:p>
          </table:table-cell>
          <table:table-cell office:value-type="float" office:value="171.2779" calcext:value-type="float">
            <text:p>171.2779</text:p>
          </table:table-cell>
          <table:table-cell table:formula="of:=[.J114]-[.E114]" office:value-type="float" office:value="54.1602" calcext:value-type="float">
            <text:p>54.1602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92.452" calcext:value-type="float">
            <text:p>92.452</text:p>
          </table:table-cell>
          <table:table-cell office:value-type="float" office:value="23.6516" calcext:value-type="float">
            <text:p>23.6516</text:p>
          </table:table-cell>
          <table:table-cell office:value-type="float" office:value="116.1036" calcext:value-type="float">
            <text:p>116.1036</text:p>
          </table:table-cell>
          <table:table-cell office:value-type="float" office:value="0.558678" calcext:value-type="float">
            <text:p>0.558678</text:p>
          </table:table-cell>
          <table:table-cell office:value-type="float" office:value="7.64136" calcext:value-type="float">
            <text:p>7.64136</text:p>
          </table:table-cell>
          <table:table-cell office:value-type="float" office:value="92.452" calcext:value-type="float">
            <text:p>92.452</text:p>
          </table:table-cell>
          <table:table-cell office:value-type="float" office:value="77.1866" calcext:value-type="float">
            <text:p>77.1866</text:p>
          </table:table-cell>
          <table:table-cell office:value-type="float" office:value="169.6386" calcext:value-type="float">
            <text:p>169.6386</text:p>
          </table:table-cell>
          <table:table-cell table:formula="of:=[.J115]-[.E115]" office:value-type="float" office:value="53.535" calcext:value-type="float">
            <text:p>53.535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25.9178" calcext:value-type="float">
            <text:p>25.9178</text:p>
          </table:table-cell>
          <table:table-cell office:value-type="float" office:value="118.0336" calcext:value-type="float">
            <text:p>118.0336</text:p>
          </table:table-cell>
          <table:table-cell office:value-type="float" office:value="0.471801" calcext:value-type="float">
            <text:p>0.471801</text:p>
          </table:table-cell>
          <table:table-cell office:value-type="float" office:value="4.3938" calcext:value-type="float">
            <text:p>4.3938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66.5932" calcext:value-type="float">
            <text:p>66.5932</text:p>
          </table:table-cell>
          <table:table-cell office:value-type="float" office:value="158.709" calcext:value-type="float">
            <text:p>158.709</text:p>
          </table:table-cell>
          <table:table-cell table:formula="of:=[.J116]-[.E116]" office:value-type="float" office:value="40.6754" calcext:value-type="float">
            <text:p>40.6754</text:p>
          </table:table-cell>
          <table:table-cell table:number-columns-repeated="3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00" calcext:value-type="float">
            <text:p>100</text:p>
          </table:table-cell>
          <table:table-cell office:value-type="float" office:value="14.4099" calcext:value-type="float">
            <text:p>14.4099</text:p>
          </table:table-cell>
          <table:table-cell office:value-type="float" office:value="114.4099" calcext:value-type="float">
            <text:p>114.4099</text:p>
          </table:table-cell>
          <table:table-cell office:value-type="float" office:value="0.535494" calcext:value-type="float">
            <text:p>0.535494</text:p>
          </table:table-cell>
          <table:table-cell office:value-type="float" office:value="1.72308" calcext:value-type="float">
            <text:p>1.72308</text:p>
          </table:table-cell>
          <table:table-cell office:value-type="float" office:value="100" calcext:value-type="float">
            <text:p>100</text:p>
          </table:table-cell>
          <table:table-cell office:value-type="float" office:value="43.8509" calcext:value-type="float">
            <text:p>43.8509</text:p>
          </table:table-cell>
          <table:table-cell office:value-type="float" office:value="143.8509" calcext:value-type="float">
            <text:p>143.8509</text:p>
          </table:table-cell>
          <table:table-cell table:formula="of:=[.J121]-[.E121]" office:value-type="float" office:value="29.441" calcext:value-type="float">
            <text:p>29.441</text:p>
          </table:table-cell>
          <table:table-cell table:number-columns-repeated="3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00" calcext:value-type="float">
            <text:p>100</text:p>
          </table:table-cell>
          <table:table-cell office:value-type="float" office:value="15.9018" calcext:value-type="float">
            <text:p>15.9018</text:p>
          </table:table-cell>
          <table:table-cell office:value-type="float" office:value="115.9018" calcext:value-type="float">
            <text:p>115.9018</text:p>
          </table:table-cell>
          <table:table-cell office:value-type="float" office:value="0.663341" calcext:value-type="float">
            <text:p>0.663341</text:p>
          </table:table-cell>
          <table:table-cell office:value-type="float" office:value="4.16667" calcext:value-type="float">
            <text:p>4.16667</text:p>
          </table:table-cell>
          <table:table-cell office:value-type="float" office:value="100" calcext:value-type="float">
            <text:p>100</text:p>
          </table:table-cell>
          <table:table-cell office:value-type="float" office:value="57.524" calcext:value-type="float">
            <text:p>57.524</text:p>
          </table:table-cell>
          <table:table-cell office:value-type="float" office:value="157.524" calcext:value-type="float">
            <text:p>157.524</text:p>
          </table:table-cell>
          <table:table-cell table:formula="of:=[.J122]-[.E122]" office:value-type="float" office:value="41.6222" calcext:value-type="float">
            <text:p>41.6222</text:p>
          </table:table-cell>
          <table:table-cell table:number-columns-repeated="3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00" calcext:value-type="float">
            <text:p>100</text:p>
          </table:table-cell>
          <table:table-cell office:value-type="float" office:value="28.5558" calcext:value-type="float">
            <text:p>28.5558</text:p>
          </table:table-cell>
          <table:table-cell office:value-type="float" office:value="128.5558" calcext:value-type="float">
            <text:p>128.5558</text:p>
          </table:table-cell>
          <table:table-cell office:value-type="float" office:value="0.616153" calcext:value-type="float">
            <text:p>0.616153</text:p>
          </table:table-cell>
          <table:table-cell office:value-type="float" office:value="2.64189" calcext:value-type="float">
            <text:p>2.64189</text:p>
          </table:table-cell>
          <table:table-cell office:value-type="float" office:value="100" calcext:value-type="float">
            <text:p>100</text:p>
          </table:table-cell>
          <table:table-cell office:value-type="float" office:value="56.4551" calcext:value-type="float">
            <text:p>56.4551</text:p>
          </table:table-cell>
          <table:table-cell office:value-type="float" office:value="156.4551" calcext:value-type="float">
            <text:p>156.4551</text:p>
          </table:table-cell>
          <table:table-cell table:formula="of:=[.J123]-[.E123]" office:value-type="float" office:value="27.8993" calcext:value-type="float">
            <text:p>27.8993</text:p>
          </table:table-cell>
          <table:table-cell table:number-columns-repeated="3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24.4784" calcext:value-type="float">
            <text:p>24.4784</text:p>
          </table:table-cell>
          <table:table-cell office:value-type="float" office:value="122.724" calcext:value-type="float">
            <text:p>122.724</text:p>
          </table:table-cell>
          <table:table-cell office:value-type="float" office:value="0.654114" calcext:value-type="float">
            <text:p>0.654114</text:p>
          </table:table-cell>
          <table:table-cell office:value-type="float" office:value="-1.70175" calcext:value-type="float">
            <text:p>-1.70175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51.8776" calcext:value-type="float">
            <text:p>51.8776</text:p>
          </table:table-cell>
          <table:table-cell office:value-type="float" office:value="150.1232" calcext:value-type="float">
            <text:p>150.1232</text:p>
          </table:table-cell>
          <table:table-cell table:formula="of:=[.J124]-[.E124]" office:value-type="float" office:value="27.3992" calcext:value-type="float">
            <text:p>27.3992</text:p>
          </table:table-cell>
          <table:table-cell table:number-columns-repeated="3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00" calcext:value-type="float">
            <text:p>100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110.1961" calcext:value-type="float">
            <text:p>110.1961</text:p>
          </table:table-cell>
          <table:table-cell office:value-type="float" office:value="0.703519" calcext:value-type="float">
            <text:p>0.703519</text:p>
          </table:table-cell>
          <table:table-cell office:value-type="float" office:value="-1.64029" calcext:value-type="float">
            <text:p>-1.64029</text:p>
          </table:table-cell>
          <table:table-cell office:value-type="float" office:value="100" calcext:value-type="float">
            <text:p>100</text:p>
          </table:table-cell>
          <table:table-cell office:value-type="float" office:value="51.1765" calcext:value-type="float">
            <text:p>51.1765</text:p>
          </table:table-cell>
          <table:table-cell office:value-type="float" office:value="151.1765" calcext:value-type="float">
            <text:p>151.1765</text:p>
          </table:table-cell>
          <table:table-cell table:formula="of:=[.J125]-[.E125]" office:value-type="float" office:value="40.9804" calcext:value-type="float">
            <text:p>40.9804</text:p>
          </table:table-cell>
          <table:table-cell table:number-columns-repeated="3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96.2025" calcext:value-type="float">
            <text:p>96.2025</text:p>
          </table:table-cell>
          <table:table-cell office:value-type="float" office:value="12.0468" calcext:value-type="float">
            <text:p>12.0468</text:p>
          </table:table-cell>
          <table:table-cell office:value-type="float" office:value="108.2493" calcext:value-type="float">
            <text:p>108.2493</text:p>
          </table:table-cell>
          <table:table-cell office:value-type="float" office:value="0.611021" calcext:value-type="float">
            <text:p>0.611021</text:p>
          </table:table-cell>
          <table:table-cell office:value-type="float" office:value="1.53165" calcext:value-type="float">
            <text:p>1.53165</text:p>
          </table:table-cell>
          <table:table-cell office:value-type="float" office:value="95.5696" calcext:value-type="float">
            <text:p>95.5696</text:p>
          </table:table-cell>
          <table:table-cell office:value-type="float" office:value="59.5322" calcext:value-type="float">
            <text:p>59.5322</text:p>
          </table:table-cell>
          <table:table-cell office:value-type="float" office:value="155.1018" calcext:value-type="float">
            <text:p>155.1018</text:p>
          </table:table-cell>
          <table:table-cell table:formula="of:=[.J126]-[.E126]" office:value-type="float" office:value="46.8525" calcext:value-type="float">
            <text:p>46.8525</text:p>
          </table:table-cell>
          <table:table-cell table:number-columns-repeated="3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98.75" calcext:value-type="float">
            <text:p>98.75</text:p>
          </table:table-cell>
          <table:table-cell office:value-type="float" office:value="17.64" calcext:value-type="float">
            <text:p>17.64</text:p>
          </table:table-cell>
          <table:table-cell office:value-type="float" office:value="116.39" calcext:value-type="float">
            <text:p>116.39</text:p>
          </table:table-cell>
          <table:table-cell office:value-type="float" office:value="0.655454" calcext:value-type="float">
            <text:p>0.655454</text:p>
          </table:table-cell>
          <table:table-cell office:value-type="float" office:value="0.103126" calcext:value-type="float">
            <text:p>0.103126</text:p>
          </table:table-cell>
          <table:table-cell office:value-type="float" office:value="98.75" calcext:value-type="float">
            <text:p>98.75</text:p>
          </table:table-cell>
          <table:table-cell office:value-type="float" office:value="59.3564" calcext:value-type="float">
            <text:p>59.3564</text:p>
          </table:table-cell>
          <table:table-cell office:value-type="float" office:value="158.1064" calcext:value-type="float">
            <text:p>158.1064</text:p>
          </table:table-cell>
          <table:table-cell table:formula="of:=[.J127]-[.E127]" office:value-type="float" office:value="41.7164" calcext:value-type="float">
            <text:p>41.7164</text:p>
          </table:table-cell>
          <table:table-cell table:number-columns-repeated="3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18.595" calcext:value-type="float">
            <text:p>18.595</text:p>
          </table:table-cell>
          <table:table-cell office:value-type="float" office:value="116.5117" calcext:value-type="float">
            <text:p>116.5117</text:p>
          </table:table-cell>
          <table:table-cell office:value-type="float" office:value="0.647512" calcext:value-type="float">
            <text:p>0.647512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62.1901" calcext:value-type="float">
            <text:p>62.1901</text:p>
          </table:table-cell>
          <table:table-cell office:value-type="float" office:value="160.1068" calcext:value-type="float">
            <text:p>160.1068</text:p>
          </table:table-cell>
          <table:table-cell table:formula="of:=[.J128]-[.E128]" office:value-type="float" office:value="43.5951" calcext:value-type="float">
            <text:p>43.5951</text:p>
          </table:table-cell>
          <table:table-cell table:number-columns-repeated="3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15.9574" calcext:value-type="float">
            <text:p>15.9574</text:p>
          </table:table-cell>
          <table:table-cell office:value-type="float" office:value="114.3445" calcext:value-type="float">
            <text:p>114.3445</text:p>
          </table:table-cell>
          <table:table-cell office:value-type="float" office:value="0.667311" calcext:value-type="float">
            <text:p>0.667311</text:p>
          </table:table-cell>
          <table:table-cell office:value-type="float" office:value="-3.37903" calcext:value-type="float">
            <text:p>-3.37903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65.2482" calcext:value-type="float">
            <text:p>65.2482</text:p>
          </table:table-cell>
          <table:table-cell office:value-type="float" office:value="163.6353" calcext:value-type="float">
            <text:p>163.6353</text:p>
          </table:table-cell>
          <table:table-cell table:formula="of:=[.J129]-[.E129]" office:value-type="float" office:value="49.2908" calcext:value-type="float">
            <text:p>49.2908</text:p>
          </table:table-cell>
          <table:table-cell table:number-columns-repeated="3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6.2691" calcext:value-type="float">
            <text:p>6.2691</text:p>
          </table:table-cell>
          <table:table-cell office:value-type="float" office:value="105.7414" calcext:value-type="float">
            <text:p>105.7414</text:p>
          </table:table-cell>
          <table:table-cell office:value-type="float" office:value="0.729142" calcext:value-type="float">
            <text:p>0.729142</text:p>
          </table:table-cell>
          <table:table-cell office:value-type="float" office:value="-0.674143" calcext:value-type="float">
            <text:p>-0.67414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61.7737" calcext:value-type="float">
            <text:p>61.7737</text:p>
          </table:table-cell>
          <table:table-cell office:value-type="float" office:value="161.246" calcext:value-type="float">
            <text:p>161.246</text:p>
          </table:table-cell>
          <table:table-cell table:formula="of:=[.J130]-[.E130]" office:value-type="float" office:value="55.5046" calcext:value-type="float">
            <text:p>55.504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78:.C130])" office:value-type="float" office:value="97.4339578947369" calcext:value-type="float">
            <text:p>97.4339578947</text:p>
          </table:table-cell>
          <table:table-cell table:formula="of:=AVERAGE([.D78:.D130])" office:value-type="float" office:value="27.3751210526316" calcext:value-type="float">
            <text:p>27.3751210526</text:p>
          </table:table-cell>
          <table:table-cell table:formula="of:=AVERAGE([.E78:.E130])" office:value-type="float" office:value="124.809078947368" calcext:value-type="float">
            <text:p>124.8090789474</text:p>
          </table:table-cell>
          <table:table-cell table:formula="of:=AVERAGE([.F78:.F130])" office:value-type="float" office:value="0.566565052631579" calcext:value-type="float">
            <text:p>0.5665650526</text:p>
          </table:table-cell>
          <table:table-cell table:formula="of:=AVERAGE([.G78:.G130])" office:value-type="float" office:value="3.31942513157895" calcext:value-type="float">
            <text:p>3.3194251316</text:p>
          </table:table-cell>
          <table:table-cell table:formula="of:=AVERAGE([.H78:.H130])" office:value-type="float" office:value="96.4034447368421" calcext:value-type="float">
            <text:p>96.4034447368</text:p>
          </table:table-cell>
          <table:table-cell table:formula="of:=AVERAGE([.I78:.I130])" office:value-type="float" office:value="59.901952631579" calcext:value-type="float">
            <text:p>59.9019526316</text:p>
          </table:table-cell>
          <table:table-cell table:formula="of:=AVERAGE([.J78:.J130])" office:value-type="float" office:value="156.305397368421" calcext:value-type="float">
            <text:p>156.3053973684</text:p>
          </table:table-cell>
          <table:table-cell table:formula="of:=AVERAGE([.K78:.K130])" office:value-type="float" office:value="31.4963184210526" calcext:value-type="float">
            <text:p>31.49631842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91.8856" calcext:value-type="float">
            <text:p>91.8856</text:p>
          </table:table-cell>
          <table:table-cell office:value-type="float" office:value="64.1346" calcext:value-type="float">
            <text:p>64.1346</text:p>
          </table:table-cell>
          <table:table-cell office:value-type="float" office:value="156.0202" calcext:value-type="float">
            <text:p>156.0202</text:p>
          </table:table-cell>
          <table:table-cell office:value-type="float" office:value="0.442461" calcext:value-type="float">
            <text:p>0.442461</text:p>
          </table:table-cell>
          <table:table-cell office:value-type="float" office:value="1.33304" calcext:value-type="float">
            <text:p>1.33304</text:p>
          </table:table-cell>
          <table:table-cell office:value-type="float" office:value="91.5937" calcext:value-type="float">
            <text:p>91.5937</text:p>
          </table:table-cell>
          <table:table-cell office:value-type="float" office:value="73.3044" calcext:value-type="float">
            <text:p>73.3044</text:p>
          </table:table-cell>
          <table:table-cell office:value-type="float" office:value="164.8981" calcext:value-type="float">
            <text:p>164.8981</text:p>
          </table:table-cell>
          <table:table-cell table:formula="of:=[.J134]-[.E134]" office:value-type="float" office:value="8.87790000000001" calcext:value-type="float">
            <text:p>8.8779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99.6218" calcext:value-type="float">
            <text:p>99.6218</text:p>
          </table:table-cell>
          <table:table-cell office:value-type="float" office:value="69.3347" calcext:value-type="float">
            <text:p>69.3347</text:p>
          </table:table-cell>
          <table:table-cell office:value-type="float" office:value="168.9565" calcext:value-type="float">
            <text:p>168.9565</text:p>
          </table:table-cell>
          <table:table-cell office:value-type="float" office:value="0.418066" calcext:value-type="float">
            <text:p>0.418066</text:p>
          </table:table-cell>
          <table:table-cell office:value-type="float" office:value="2.97371" calcext:value-type="float">
            <text:p>2.97371</text:p>
          </table:table-cell>
          <table:table-cell office:value-type="float" office:value="99.5083" calcext:value-type="float">
            <text:p>99.5083</text:p>
          </table:table-cell>
          <table:table-cell office:value-type="float" office:value="77.6447" calcext:value-type="float">
            <text:p>77.6447</text:p>
          </table:table-cell>
          <table:table-cell office:value-type="float" office:value="177.153" calcext:value-type="float">
            <text:p>177.153</text:p>
          </table:table-cell>
          <table:table-cell table:formula="of:=[.J135]-[.E135]" office:value-type="float" office:value="8.19649999999999" calcext:value-type="float">
            <text:p>8.196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97.5408" calcext:value-type="float">
            <text:p>97.5408</text:p>
          </table:table-cell>
          <table:table-cell office:value-type="float" office:value="55.5124" calcext:value-type="float">
            <text:p>55.5124</text:p>
          </table:table-cell>
          <table:table-cell office:value-type="float" office:value="153.0532" calcext:value-type="float">
            <text:p>153.0532</text:p>
          </table:table-cell>
          <table:table-cell office:value-type="float" office:value="0.48051" calcext:value-type="float">
            <text:p>0.48051</text:p>
          </table:table-cell>
          <table:table-cell office:value-type="float" office:value="0.262473" calcext:value-type="float">
            <text:p>0.262473</text:p>
          </table:table-cell>
          <table:table-cell office:value-type="float" office:value="97.5093" calcext:value-type="float">
            <text:p>97.5093</text:p>
          </table:table-cell>
          <table:table-cell office:value-type="float" office:value="67.3219" calcext:value-type="float">
            <text:p>67.3219</text:p>
          </table:table-cell>
          <table:table-cell office:value-type="float" office:value="164.8312" calcext:value-type="float">
            <text:p>164.8312</text:p>
          </table:table-cell>
          <table:table-cell table:formula="of:=[.J136]-[.E136]" office:value-type="float" office:value="11.778" calcext:value-type="float">
            <text:p>11.778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87.1708" calcext:value-type="float">
            <text:p>87.1708</text:p>
          </table:table-cell>
          <table:table-cell office:value-type="float" office:value="63.6149" calcext:value-type="float">
            <text:p>63.6149</text:p>
          </table:table-cell>
          <table:table-cell office:value-type="float" office:value="150.7857" calcext:value-type="float">
            <text:p>150.7857</text:p>
          </table:table-cell>
          <table:table-cell office:value-type="float" office:value="0.386089" calcext:value-type="float">
            <text:p>0.386089</text:p>
          </table:table-cell>
          <table:table-cell office:value-type="float" office:value="-11.4892" calcext:value-type="float">
            <text:p>-11.4892</text:p>
          </table:table-cell>
          <table:table-cell office:value-type="float" office:value="83.3221" calcext:value-type="float">
            <text:p>83.3221</text:p>
          </table:table-cell>
          <table:table-cell office:value-type="float" office:value="67.6689" calcext:value-type="float">
            <text:p>67.6689</text:p>
          </table:table-cell>
          <table:table-cell office:value-type="float" office:value="150.991" calcext:value-type="float">
            <text:p>150.991</text:p>
          </table:table-cell>
          <table:table-cell table:formula="of:=[.J137]-[.E137]" office:value-type="float" office:value="0.205300000000022" calcext:value-type="float">
            <text:p>0.2053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76.1484" calcext:value-type="float">
            <text:p>76.1484</text:p>
          </table:table-cell>
          <table:table-cell office:value-type="float" office:value="175.4821" calcext:value-type="float">
            <text:p>175.4821</text:p>
          </table:table-cell>
          <table:table-cell office:value-type="float" office:value="0.545743" calcext:value-type="float">
            <text:p>0.545743</text:p>
          </table:table-cell>
          <table:table-cell office:value-type="float" office:value="-0.438076" calcext:value-type="float">
            <text:p>-0.438076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82.8622" calcext:value-type="float">
            <text:p>82.8622</text:p>
          </table:table-cell>
          <table:table-cell office:value-type="float" office:value="182.1959" calcext:value-type="float">
            <text:p>182.1959</text:p>
          </table:table-cell>
          <table:table-cell table:formula="of:=[.J138]-[.E138]" office:value-type="float" office:value="6.71379999999999" calcext:value-type="float">
            <text:p>6.7138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1.7981" calcext:value-type="float">
            <text:p>81.7981</text:p>
          </table:table-cell>
          <table:table-cell office:value-type="float" office:value="164.0092" calcext:value-type="float">
            <text:p>164.0092</text:p>
          </table:table-cell>
          <table:table-cell office:value-type="float" office:value="0.697295" calcext:value-type="float">
            <text:p>0.697295</text:p>
          </table:table-cell>
          <table:table-cell office:value-type="float" office:value="-2.17437" calcext:value-type="float">
            <text:p>-2.17437</text:p>
          </table:table-cell>
          <table:table-cell office:value-type="float" office:value="80.804" calcext:value-type="float">
            <text:p>80.804</text:p>
          </table:table-cell>
          <table:table-cell office:value-type="float" office:value="87.6197" calcext:value-type="float">
            <text:p>87.6197</text:p>
          </table:table-cell>
          <table:table-cell office:value-type="float" office:value="168.4237" calcext:value-type="float">
            <text:p>168.4237</text:p>
          </table:table-cell>
          <table:table-cell table:formula="of:=[.J139]-[.E139]" office:value-type="float" office:value="4.4145" calcext:value-type="float">
            <text:p>4.4145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78.8321" calcext:value-type="float">
            <text:p>78.8321</text:p>
          </table:table-cell>
          <table:table-cell office:value-type="float" office:value="177.586" calcext:value-type="float">
            <text:p>177.586</text:p>
          </table:table-cell>
          <table:table-cell office:value-type="float" office:value="0.694574" calcext:value-type="float">
            <text:p>0.694574</text:p>
          </table:table-cell>
          <table:table-cell office:value-type="float" office:value="4.43925" calcext:value-type="float">
            <text:p>4.43925</text:p>
          </table:table-cell>
          <table:table-cell office:value-type="float" office:value="97.1963" calcext:value-type="float">
            <text:p>97.1963</text:p>
          </table:table-cell>
          <table:table-cell office:value-type="float" office:value="88.0779" calcext:value-type="float">
            <text:p>88.0779</text:p>
          </table:table-cell>
          <table:table-cell office:value-type="float" office:value="185.2742" calcext:value-type="float">
            <text:p>185.2742</text:p>
          </table:table-cell>
          <table:table-cell table:formula="of:=[.J140]-[.E140]" office:value-type="float" office:value="7.6882" calcext:value-type="float">
            <text:p>7.6882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99.407" calcext:value-type="float">
            <text:p>99.407</text:p>
          </table:table-cell>
          <table:table-cell office:value-type="float" office:value="59.2399" calcext:value-type="float">
            <text:p>59.2399</text:p>
          </table:table-cell>
          <table:table-cell office:value-type="float" office:value="158.6469" calcext:value-type="float">
            <text:p>158.6469</text:p>
          </table:table-cell>
          <table:table-cell office:value-type="float" office:value="0.477695" calcext:value-type="float">
            <text:p>0.477695</text:p>
          </table:table-cell>
          <table:table-cell office:value-type="float" office:value="-2.96011" calcext:value-type="float">
            <text:p>-2.96011</text:p>
          </table:table-cell>
          <table:table-cell office:value-type="float" office:value="99.2453" calcext:value-type="float">
            <text:p>99.2453</text:p>
          </table:table-cell>
          <table:table-cell office:value-type="float" office:value="68.3308" calcext:value-type="float">
            <text:p>68.3308</text:p>
          </table:table-cell>
          <table:table-cell office:value-type="float" office:value="167.5761" calcext:value-type="float">
            <text:p>167.5761</text:p>
          </table:table-cell>
          <table:table-cell table:formula="of:=[.J141]-[.E141]" office:value-type="float" office:value="8.92920000000001" calcext:value-type="float">
            <text:p>8.9292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99.3588" calcext:value-type="float">
            <text:p>99.3588</text:p>
          </table:table-cell>
          <table:table-cell office:value-type="float" office:value="80.6987" calcext:value-type="float">
            <text:p>80.6987</text:p>
          </table:table-cell>
          <table:table-cell office:value-type="float" office:value="180.0575" calcext:value-type="float">
            <text:p>180.0575</text:p>
          </table:table-cell>
          <table:table-cell office:value-type="float" office:value="0.529777" calcext:value-type="float">
            <text:p>0.529777</text:p>
          </table:table-cell>
          <table:table-cell office:value-type="float" office:value="1.16728" calcext:value-type="float">
            <text:p>1.16728</text:p>
          </table:table-cell>
          <table:table-cell office:value-type="float" office:value="99.2145" calcext:value-type="float">
            <text:p>99.2145</text:p>
          </table:table-cell>
          <table:table-cell office:value-type="float" office:value="85.8204" calcext:value-type="float">
            <text:p>85.8204</text:p>
          </table:table-cell>
          <table:table-cell office:value-type="float" office:value="185.0349" calcext:value-type="float">
            <text:p>185.0349</text:p>
          </table:table-cell>
          <table:table-cell table:formula="of:=[.J142]-[.E142]" office:value-type="float" office:value="4.97739999999999" calcext:value-type="float">
            <text:p>4.9774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3.7265" calcext:value-type="float">
            <text:p>73.7265</text:p>
          </table:table-cell>
          <table:table-cell office:value-type="float" office:value="137.188" calcext:value-type="float">
            <text:p>137.188</text:p>
          </table:table-cell>
          <table:table-cell office:value-type="float" office:value="0.383778" calcext:value-type="float">
            <text:p>0.383778</text:p>
          </table:table-cell>
          <table:table-cell office:value-type="float" office:value="5.26442" calcext:value-type="float">
            <text:p>5.26442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5.067" calcext:value-type="float">
            <text:p>75.067</text:p>
          </table:table-cell>
          <table:table-cell office:value-type="float" office:value="138.5285" calcext:value-type="float">
            <text:p>138.5285</text:p>
          </table:table-cell>
          <table:table-cell table:formula="of:=[.J143]-[.E143]" office:value-type="float" office:value="1.34050000000002" calcext:value-type="float">
            <text:p>1.3405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99.6299" calcext:value-type="float">
            <text:p>99.6299</text:p>
          </table:table-cell>
          <table:table-cell office:value-type="float" office:value="48.4927" calcext:value-type="float">
            <text:p>48.4927</text:p>
          </table:table-cell>
          <table:table-cell office:value-type="float" office:value="148.1226" calcext:value-type="float">
            <text:p>148.1226</text:p>
          </table:table-cell>
          <table:table-cell office:value-type="float" office:value="0.475397" calcext:value-type="float">
            <text:p>0.475397</text:p>
          </table:table-cell>
          <table:table-cell office:value-type="float" office:value="2.12253" calcext:value-type="float">
            <text:p>2.12253</text:p>
          </table:table-cell>
          <table:table-cell office:value-type="float" office:value="98.9309" calcext:value-type="float">
            <text:p>98.9309</text:p>
          </table:table-cell>
          <table:table-cell office:value-type="float" office:value="60.3575" calcext:value-type="float">
            <text:p>60.3575</text:p>
          </table:table-cell>
          <table:table-cell office:value-type="float" office:value="159.2884" calcext:value-type="float">
            <text:p>159.2884</text:p>
          </table:table-cell>
          <table:table-cell table:formula="of:=[.J144]-[.E144]" office:value-type="float" office:value="11.1658" calcext:value-type="float">
            <text:p>11.1658</text:p>
          </table:table-cell>
          <table:table-cell table:number-columns-repeated="3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98.4813" calcext:value-type="float">
            <text:p>98.4813</text:p>
          </table:table-cell>
          <table:table-cell office:value-type="float" office:value="83.9228" calcext:value-type="float">
            <text:p>83.9228</text:p>
          </table:table-cell>
          <table:table-cell office:value-type="float" office:value="182.4041" calcext:value-type="float">
            <text:p>182.4041</text:p>
          </table:table-cell>
          <table:table-cell office:value-type="float" office:value="0.467705" calcext:value-type="float">
            <text:p>0.467705</text:p>
          </table:table-cell>
          <table:table-cell office:value-type="float" office:value="-0.127995" calcext:value-type="float">
            <text:p>-0.127995</text:p>
          </table:table-cell>
          <table:table-cell office:value-type="float" office:value="98.4343" calcext:value-type="float">
            <text:p>98.4343</text:p>
          </table:table-cell>
          <table:table-cell office:value-type="float" office:value="89.0139" calcext:value-type="float">
            <text:p>89.0139</text:p>
          </table:table-cell>
          <table:table-cell office:value-type="float" office:value="187.4482" calcext:value-type="float">
            <text:p>187.4482</text:p>
          </table:table-cell>
          <table:table-cell table:formula="of:=[.J145]-[.E145]" office:value-type="float" office:value="5.04410000000001" calcext:value-type="float">
            <text:p>5.0441</text:p>
          </table:table-cell>
          <table:table-cell table:number-columns-repeated="3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99.572" calcext:value-type="float">
            <text:p>99.572</text:p>
          </table:table-cell>
          <table:table-cell office:value-type="float" office:value="83.2968" calcext:value-type="float">
            <text:p>83.2968</text:p>
          </table:table-cell>
          <table:table-cell office:value-type="float" office:value="182.8688" calcext:value-type="float">
            <text:p>182.8688</text:p>
          </table:table-cell>
          <table:table-cell office:value-type="float" office:value="0.561449" calcext:value-type="float">
            <text:p>0.561449</text:p>
          </table:table-cell>
          <table:table-cell office:value-type="float" office:value="-3.77257" calcext:value-type="float">
            <text:p>-3.77257</text:p>
          </table:table-cell>
          <table:table-cell office:value-type="float" office:value="98.9883" calcext:value-type="float">
            <text:p>98.9883</text:p>
          </table:table-cell>
          <table:table-cell office:value-type="float" office:value="87.6232" calcext:value-type="float">
            <text:p>87.6232</text:p>
          </table:table-cell>
          <table:table-cell office:value-type="float" office:value="186.6115" calcext:value-type="float">
            <text:p>186.6115</text:p>
          </table:table-cell>
          <table:table-cell table:formula="of:=[.J146]-[.E146]" office:value-type="float" office:value="3.74270000000001" calcext:value-type="float">
            <text:p>3.742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34:.C146])" office:value-type="float" office:value="93.5714" calcext:value-type="float">
            <text:p>93.5714</text:p>
          </table:table-cell>
          <table:table-cell table:formula="of:=AVERAGE([.D134:.D146])" office:value-type="float" office:value="70.6732769230769" calcext:value-type="float">
            <text:p>70.6732769231</text:p>
          </table:table-cell>
          <table:table-cell table:formula="of:=AVERAGE([.E134:.E146])" office:value-type="float" office:value="164.244676923077" calcext:value-type="float">
            <text:p>164.2446769231</text:p>
          </table:table-cell>
          <table:table-cell table:formula="of:=AVERAGE([.F134:.F146])" office:value-type="float" office:value="0.504656846153846" calcext:value-type="float">
            <text:p>0.5046568462</text:p>
          </table:table-cell>
          <table:table-cell table:formula="of:=AVERAGE([.G134:.G146])" office:value-type="float" office:value="-0.261509076923077" calcext:value-type="float">
            <text:p>-0.2615090769</text:p>
          </table:table-cell>
          <table:table-cell table:formula="of:=AVERAGE([.H134:.H146])" office:value-type="float" office:value="92.8878615384615" calcext:value-type="float">
            <text:p>92.8878615385</text:p>
          </table:table-cell>
          <table:table-cell table:formula="of:=AVERAGE([.I134:.I146])" office:value-type="float" office:value="77.7471153846154" calcext:value-type="float">
            <text:p>77.7471153846</text:p>
          </table:table-cell>
          <table:table-cell table:formula="of:=AVERAGE([.J134:.J146])" office:value-type="float" office:value="170.634976923077" calcext:value-type="float">
            <text:p>170.6349769231</text:p>
          </table:table-cell>
          <table:table-cell table:formula="of:=AVERAGE([.K134:.K146])" office:value-type="float" office:value="6.3903" calcext:value-type="float">
            <text:p>6.39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98.2784" calcext:value-type="float">
            <text:p>98.2784</text:p>
          </table:table-cell>
          <table:table-cell office:value-type="float" office:value="44.6844" calcext:value-type="float">
            <text:p>44.6844</text:p>
          </table:table-cell>
          <table:table-cell office:value-type="float" office:value="142.9628" calcext:value-type="float">
            <text:p>142.9628</text:p>
          </table:table-cell>
          <table:table-cell office:value-type="float" office:value="0.744463" calcext:value-type="float">
            <text:p>0.744463</text:p>
          </table:table-cell>
          <table:table-cell office:value-type="float" office:value="-0.0375843" calcext:value-type="float">
            <text:p>-0.0375843</text:p>
          </table:table-cell>
          <table:table-cell office:value-type="float" office:value="96.2415" calcext:value-type="float">
            <text:p>96.2415</text:p>
          </table:table-cell>
          <table:table-cell office:value-type="float" office:value="64.2857" calcext:value-type="float">
            <text:p>64.2857</text:p>
          </table:table-cell>
          <table:table-cell office:value-type="float" office:value="160.5272" calcext:value-type="float">
            <text:p>160.5272</text:p>
          </table:table-cell>
          <table:table-cell table:formula="of:=[.J150]-[.E150]" office:value-type="float" office:value="17.5644" calcext:value-type="float">
            <text:p>17.5644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97.5334" calcext:value-type="float">
            <text:p>97.5334</text:p>
          </table:table-cell>
          <table:table-cell office:value-type="float" office:value="39.4961" calcext:value-type="float">
            <text:p>39.4961</text:p>
          </table:table-cell>
          <table:table-cell office:value-type="float" office:value="137.0295" calcext:value-type="float">
            <text:p>137.0295</text:p>
          </table:table-cell>
          <table:table-cell office:value-type="float" office:value="0.744923" calcext:value-type="float">
            <text:p>0.744923</text:p>
          </table:table-cell>
          <table:table-cell office:value-type="float" office:value="0.219054" calcext:value-type="float">
            <text:p>0.219054</text:p>
          </table:table-cell>
          <table:table-cell office:value-type="float" office:value="97.4881" calcext:value-type="float">
            <text:p>97.4881</text:p>
          </table:table-cell>
          <table:table-cell office:value-type="float" office:value="65.3543" calcext:value-type="float">
            <text:p>65.3543</text:p>
          </table:table-cell>
          <table:table-cell office:value-type="float" office:value="162.8424" calcext:value-type="float">
            <text:p>162.8424</text:p>
          </table:table-cell>
          <table:table-cell table:formula="of:=[.J151]-[.E151]" office:value-type="float" office:value="25.8129" calcext:value-type="float">
            <text:p>25.8129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95.804" calcext:value-type="float">
            <text:p>95.804</text:p>
          </table:table-cell>
          <table:table-cell office:value-type="float" office:value="82.9254" calcext:value-type="float">
            <text:p>82.9254</text:p>
          </table:table-cell>
          <table:table-cell office:value-type="float" office:value="178.7294" calcext:value-type="float">
            <text:p>178.7294</text:p>
          </table:table-cell>
          <table:table-cell office:value-type="float" office:value="0.603307" calcext:value-type="float">
            <text:p>0.603307</text:p>
          </table:table-cell>
          <table:table-cell table:style-name="ce3" office:value-type="float" office:value="-0.00967026" calcext:value-type="float">
            <text:p>-9.67E-003</text:p>
          </table:table-cell>
          <table:table-cell office:value-type="float" office:value="95.4434" calcext:value-type="float">
            <text:p>95.4434</text:p>
          </table:table-cell>
          <table:table-cell office:value-type="float" office:value="94.0163" calcext:value-type="float">
            <text:p>94.0163</text:p>
          </table:table-cell>
          <table:table-cell office:value-type="float" office:value="189.4597" calcext:value-type="float">
            <text:p>189.4597</text:p>
          </table:table-cell>
          <table:table-cell table:formula="of:=[.J152]-[.E152]" office:value-type="float" office:value="10.7303" calcext:value-type="float">
            <text:p>10.7303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93.4618" calcext:value-type="float">
            <text:p>93.4618</text:p>
          </table:table-cell>
          <table:table-cell office:value-type="float" office:value="80.3861" calcext:value-type="float">
            <text:p>80.3861</text:p>
          </table:table-cell>
          <table:table-cell office:value-type="float" office:value="173.8479" calcext:value-type="float">
            <text:p>173.8479</text:p>
          </table:table-cell>
          <table:table-cell office:value-type="float" office:value="0.55864" calcext:value-type="float">
            <text:p>0.55864</text:p>
          </table:table-cell>
          <table:table-cell office:value-type="float" office:value="0.342136" calcext:value-type="float">
            <text:p>0.342136</text:p>
          </table:table-cell>
          <table:table-cell office:value-type="float" office:value="93.1177" calcext:value-type="float">
            <text:p>93.1177</text:p>
          </table:table-cell>
          <table:table-cell office:value-type="float" office:value="89.944" calcext:value-type="float">
            <text:p>89.944</text:p>
          </table:table-cell>
          <table:table-cell office:value-type="float" office:value="183.0617" calcext:value-type="float">
            <text:p>183.0617</text:p>
          </table:table-cell>
          <table:table-cell table:formula="of:=[.J153]-[.E153]" office:value-type="float" office:value="9.21379999999999" calcext:value-type="float">
            <text:p>9.2138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66.7318" calcext:value-type="float">
            <text:p>66.7318</text:p>
          </table:table-cell>
          <table:table-cell office:value-type="float" office:value="154.7051" calcext:value-type="float">
            <text:p>154.7051</text:p>
          </table:table-cell>
          <table:table-cell office:value-type="float" office:value="0.509017" calcext:value-type="float">
            <text:p>0.509017</text:p>
          </table:table-cell>
          <table:table-cell office:value-type="float" office:value="2.28619" calcext:value-type="float">
            <text:p>2.28619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70.371" calcext:value-type="float">
            <text:p>70.371</text:p>
          </table:table-cell>
          <table:table-cell office:value-type="float" office:value="158.3443" calcext:value-type="float">
            <text:p>158.3443</text:p>
          </table:table-cell>
          <table:table-cell table:formula="of:=[.J154]-[.E154]" office:value-type="float" office:value="3.63920000000002" calcext:value-type="float">
            <text:p>3.6392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95.973" calcext:value-type="float">
            <text:p>95.973</text:p>
          </table:table-cell>
          <table:table-cell office:value-type="float" office:value="61.1534" calcext:value-type="float">
            <text:p>61.1534</text:p>
          </table:table-cell>
          <table:table-cell office:value-type="float" office:value="157.1264" calcext:value-type="float">
            <text:p>157.1264</text:p>
          </table:table-cell>
          <table:table-cell office:value-type="float" office:value="0.771248" calcext:value-type="float">
            <text:p>0.771248</text:p>
          </table:table-cell>
          <table:table-cell office:value-type="float" office:value="0.0894442" calcext:value-type="float">
            <text:p>0.0894442</text:p>
          </table:table-cell>
          <table:table-cell office:value-type="float" office:value="94.2403" calcext:value-type="float">
            <text:p>94.2403</text:p>
          </table:table-cell>
          <table:table-cell office:value-type="float" office:value="81.9075" calcext:value-type="float">
            <text:p>81.9075</text:p>
          </table:table-cell>
          <table:table-cell office:value-type="float" office:value="176.1478" calcext:value-type="float">
            <text:p>176.1478</text:p>
          </table:table-cell>
          <table:table-cell table:formula="of:=[.J155]-[.E155]" office:value-type="float" office:value="19.0214" calcext:value-type="float">
            <text:p>19.0214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94.8925" calcext:value-type="float">
            <text:p>94.8925</text:p>
          </table:table-cell>
          <table:table-cell office:value-type="float" office:value="79.6353" calcext:value-type="float">
            <text:p>79.6353</text:p>
          </table:table-cell>
          <table:table-cell office:value-type="float" office:value="174.5278" calcext:value-type="float">
            <text:p>174.5278</text:p>
          </table:table-cell>
          <table:table-cell office:value-type="float" office:value="0.652386" calcext:value-type="float">
            <text:p>0.652386</text:p>
          </table:table-cell>
          <table:table-cell office:value-type="float" office:value="0.0910549" calcext:value-type="float">
            <text:p>0.0910549</text:p>
          </table:table-cell>
          <table:table-cell office:value-type="float" office:value="93.8526" calcext:value-type="float">
            <text:p>93.8526</text:p>
          </table:table-cell>
          <table:table-cell office:value-type="float" office:value="90.7512" calcext:value-type="float">
            <text:p>90.7512</text:p>
          </table:table-cell>
          <table:table-cell office:value-type="float" office:value="184.6038" calcext:value-type="float">
            <text:p>184.6038</text:p>
          </table:table-cell>
          <table:table-cell table:formula="of:=[.J156]-[.E156]" office:value-type="float" office:value="10.076" calcext:value-type="float">
            <text:p>10.076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77.8626" calcext:value-type="float">
            <text:p>77.8626</text:p>
          </table:table-cell>
          <table:table-cell office:value-type="float" office:value="174.9359" calcext:value-type="float">
            <text:p>174.9359</text:p>
          </table:table-cell>
          <table:table-cell office:value-type="float" office:value="0.563711" calcext:value-type="float">
            <text:p>0.563711</text:p>
          </table:table-cell>
          <table:table-cell office:value-type="float" office:value="-0.364752" calcext:value-type="float">
            <text:p>-0.364752</text:p>
          </table:table-cell>
          <table:table-cell office:value-type="float" office:value="97.0369" calcext:value-type="float">
            <text:p>97.0369</text:p>
          </table:table-cell>
          <table:table-cell office:value-type="float" office:value="92.2392" calcext:value-type="float">
            <text:p>92.2392</text:p>
          </table:table-cell>
          <table:table-cell office:value-type="float" office:value="189.2761" calcext:value-type="float">
            <text:p>189.2761</text:p>
          </table:table-cell>
          <table:table-cell table:formula="of:=[.J157]-[.E157]" office:value-type="float" office:value="14.3402" calcext:value-type="float">
            <text:p>14.3402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88.5236" calcext:value-type="float">
            <text:p>88.5236</text:p>
          </table:table-cell>
          <table:table-cell office:value-type="float" office:value="85.6973" calcext:value-type="float">
            <text:p>85.6973</text:p>
          </table:table-cell>
          <table:table-cell office:value-type="float" office:value="174.2209" calcext:value-type="float">
            <text:p>174.2209</text:p>
          </table:table-cell>
          <table:table-cell office:value-type="float" office:value="0.595863" calcext:value-type="float">
            <text:p>0.595863</text:p>
          </table:table-cell>
          <table:table-cell office:value-type="float" office:value="0.77264" calcext:value-type="float">
            <text:p>0.77264</text:p>
          </table:table-cell>
          <table:table-cell office:value-type="float" office:value="88.3592" calcext:value-type="float">
            <text:p>88.3592</text:p>
          </table:table-cell>
          <table:table-cell office:value-type="float" office:value="96.2157" calcext:value-type="float">
            <text:p>96.2157</text:p>
          </table:table-cell>
          <table:table-cell office:value-type="float" office:value="184.5749" calcext:value-type="float">
            <text:p>184.5749</text:p>
          </table:table-cell>
          <table:table-cell table:formula="of:=[.J158]-[.E158]" office:value-type="float" office:value="10.354" calcext:value-type="float">
            <text:p>10.354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78.898" calcext:value-type="float">
            <text:p>78.898</text:p>
          </table:table-cell>
          <table:table-cell office:value-type="float" office:value="83.0598" calcext:value-type="float">
            <text:p>83.0598</text:p>
          </table:table-cell>
          <table:table-cell office:value-type="float" office:value="161.9578" calcext:value-type="float">
            <text:p>161.9578</text:p>
          </table:table-cell>
          <table:table-cell office:value-type="float" office:value="0.132663" calcext:value-type="float">
            <text:p>0.132663</text:p>
          </table:table-cell>
          <table:table-cell office:value-type="float" office:value="1.87046" calcext:value-type="float">
            <text:p>1.87046</text:p>
          </table:table-cell>
          <table:table-cell office:value-type="float" office:value="90.1524" calcext:value-type="float">
            <text:p>90.1524</text:p>
          </table:table-cell>
          <table:table-cell office:value-type="float" office:value="58.8448" calcext:value-type="float">
            <text:p>58.8448</text:p>
          </table:table-cell>
          <table:table-cell office:value-type="float" office:value="148.9972" calcext:value-type="float">
            <text:p>148.9972</text:p>
          </table:table-cell>
          <table:table-cell table:formula="of:=[.J159]-[.E159]" office:value-type="float" office:value="-12.9606" calcext:value-type="float">
            <text:p>-12.9606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97.2113" calcext:value-type="float">
            <text:p>97.2113</text:p>
          </table:table-cell>
          <table:table-cell office:value-type="float" office:value="76.6697" calcext:value-type="float">
            <text:p>76.6697</text:p>
          </table:table-cell>
          <table:table-cell office:value-type="float" office:value="173.881" calcext:value-type="float">
            <text:p>173.881</text:p>
          </table:table-cell>
          <table:table-cell office:value-type="float" office:value="0.617716" calcext:value-type="float">
            <text:p>0.617716</text:p>
          </table:table-cell>
          <table:table-cell office:value-type="float" office:value="-0.953842" calcext:value-type="float">
            <text:p>-0.953842</text:p>
          </table:table-cell>
          <table:table-cell office:value-type="float" office:value="96.8843" calcext:value-type="float">
            <text:p>96.8843</text:p>
          </table:table-cell>
          <table:table-cell office:value-type="float" office:value="86.9296" calcext:value-type="float">
            <text:p>86.9296</text:p>
          </table:table-cell>
          <table:table-cell office:value-type="float" office:value="183.8139" calcext:value-type="float">
            <text:p>183.8139</text:p>
          </table:table-cell>
          <table:table-cell table:formula="of:=[.J160]-[.E160]" office:value-type="float" office:value="9.93289999999999" calcext:value-type="float">
            <text:p>9.9329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97.4796" calcext:value-type="float">
            <text:p>97.4796</text:p>
          </table:table-cell>
          <table:table-cell office:value-type="float" office:value="60.1613" calcext:value-type="float">
            <text:p>60.1613</text:p>
          </table:table-cell>
          <table:table-cell office:value-type="float" office:value="157.6409" calcext:value-type="float">
            <text:p>157.6409</text:p>
          </table:table-cell>
          <table:table-cell office:value-type="float" office:value="0.620473" calcext:value-type="float">
            <text:p>0.620473</text:p>
          </table:table-cell>
          <table:table-cell office:value-type="float" office:value="-0.140545" calcext:value-type="float">
            <text:p>-0.140545</text:p>
          </table:table-cell>
          <table:table-cell office:value-type="float" office:value="96.5221" calcext:value-type="float">
            <text:p>96.5221</text:p>
          </table:table-cell>
          <table:table-cell office:value-type="float" office:value="72.1228" calcext:value-type="float">
            <text:p>72.1228</text:p>
          </table:table-cell>
          <table:table-cell office:value-type="float" office:value="168.6449" calcext:value-type="float">
            <text:p>168.6449</text:p>
          </table:table-cell>
          <table:table-cell table:formula="of:=[.J161]-[.E161]" office:value-type="float" office:value="11.004" calcext:value-type="float">
            <text:p>11.004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95.7642" calcext:value-type="float">
            <text:p>95.7642</text:p>
          </table:table-cell>
          <table:table-cell office:value-type="float" office:value="62.9807" calcext:value-type="float">
            <text:p>62.9807</text:p>
          </table:table-cell>
          <table:table-cell office:value-type="float" office:value="158.7449" calcext:value-type="float">
            <text:p>158.7449</text:p>
          </table:table-cell>
          <table:table-cell office:value-type="float" office:value="0.625869" calcext:value-type="float">
            <text:p>0.625869</text:p>
          </table:table-cell>
          <table:table-cell office:value-type="float" office:value="-0.261133" calcext:value-type="float">
            <text:p>-0.261133</text:p>
          </table:table-cell>
          <table:table-cell office:value-type="float" office:value="93.7951" calcext:value-type="float">
            <text:p>93.7951</text:p>
          </table:table-cell>
          <table:table-cell office:value-type="float" office:value="77.529" calcext:value-type="float">
            <text:p>77.529</text:p>
          </table:table-cell>
          <table:table-cell office:value-type="float" office:value="171.3241" calcext:value-type="float">
            <text:p>171.3241</text:p>
          </table:table-cell>
          <table:table-cell table:formula="of:=[.J162]-[.E162]" office:value-type="float" office:value="12.5792" calcext:value-type="float">
            <text:p>12.5792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3.7588" calcext:value-type="float">
            <text:p>83.7588</text:p>
          </table:table-cell>
          <table:table-cell office:value-type="float" office:value="165.8795" calcext:value-type="float">
            <text:p>165.8795</text:p>
          </table:table-cell>
          <table:table-cell office:value-type="float" office:value="0.367515" calcext:value-type="float">
            <text:p>0.367515</text:p>
          </table:table-cell>
          <table:table-cell office:value-type="float" office:value="1.05302" calcext:value-type="float">
            <text:p>1.05302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5.4427" calcext:value-type="float">
            <text:p>85.4427</text:p>
          </table:table-cell>
          <table:table-cell office:value-type="float" office:value="167.5634" calcext:value-type="float">
            <text:p>167.5634</text:p>
          </table:table-cell>
          <table:table-cell table:formula="of:=[.J163]-[.E163]" office:value-type="float" office:value="1.68389999999999" calcext:value-type="float">
            <text:p>1.683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50:.C163])" office:value-type="float" office:value="92.92765" calcext:value-type="float">
            <text:p>92.92765</text:p>
          </table:table-cell>
          <table:table-cell table:formula="of:=AVERAGE([.D150:.D163])" office:value-type="float" office:value="70.3716214285714" calcext:value-type="float">
            <text:p>70.3716214286</text:p>
          </table:table-cell>
          <table:table-cell table:formula="of:=AVERAGE([.E150:.E163])" office:value-type="float" office:value="163.299271428571" calcext:value-type="float">
            <text:p>163.2992714286</text:p>
          </table:table-cell>
          <table:table-cell table:formula="of:=AVERAGE([.F150:.F163])" office:value-type="float" office:value="0.579128142857143" calcext:value-type="float">
            <text:p>0.5791281429</text:p>
          </table:table-cell>
          <table:table-cell table:formula="of:=AVERAGE([.G150:.G163])" office:value-type="float" office:value="0.354033752857143" calcext:value-type="float">
            <text:p>0.3540337529</text:p>
          </table:table-cell>
          <table:table-cell table:formula="of:=AVERAGE([.H150:.H163])" office:value-type="float" office:value="93.0876857142857" calcext:value-type="float">
            <text:p>93.0876857143</text:p>
          </table:table-cell>
          <table:table-cell table:formula="of:=AVERAGE([.I150:.I163])" office:value-type="float" office:value="80.4252714285714" calcext:value-type="float">
            <text:p>80.4252714286</text:p>
          </table:table-cell>
          <table:table-cell table:formula="of:=AVERAGE([.J150:.J163])" office:value-type="float" office:value="173.512957142857" calcext:value-type="float">
            <text:p>173.5129571429</text:p>
          </table:table-cell>
          <table:table-cell table:formula="of:=AVERAGE([.K150:.K163])" office:value-type="float" office:value="10.2136857142857" calcext:value-type="float">
            <text:p>10.2136857143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.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1"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3.3778333333333" calcext:value-type="float">
            <text:p>73.3778333333</text:p>
          </table:table-cell>
          <table:table-cell office:value-type="float" office:value="68.3068" calcext:value-type="float">
            <text:p>68.3068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3.3778333333333" calcext:value-type="float">
            <text:p>73.3778333333</text:p>
          </table:table-cell>
          <table:table-cell table:formula="of:=[.I168]-[.H168]" office:value-type="float" office:value="0.558808333333332" calcext:value-type="float">
            <text:p>0.5588083333</text:p>
          </table:table-cell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8.3068" calcext:value-type="float">
            <text:p>68.3068</text:p>
          </table:table-cell>
          <table:table-cell table:formula="of:=[.M168]-[.L168]" office:value-type="float" office:value="-3.47720000000001" calcext:value-type="float">
            <text:p>-3.4772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474272727273" calcext:value-type="float">
            <text:p>74.3474272727</text:p>
          </table:table-cell>
          <table:table-cell office:value-type="float" office:value="63.5988818181818" calcext:value-type="float">
            <text:p>63.5988818182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474272727273" calcext:value-type="float">
            <text:p>74.3474272727</text:p>
          </table:table-cell>
          <table:table-cell table:formula="of:=[.I169]-[.H169]" office:value-type="float" office:value="0.0663818181817675" calcext:value-type="float">
            <text:p>0.0663818182</text:p>
          </table:table-cell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3.5988818181818" calcext:value-type="float">
            <text:p>63.5988818182</text:p>
          </table:table-cell>
          <table:table-cell table:formula="of:=[.M169]-[.L169]" office:value-type="float" office:value="-8.89418181818177" calcext:value-type="float">
            <text:p>-8.8941818182</text:p>
          </table:table-cell>
        </table:table-row>
        <table:table-row table:style-name="ro1"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2.228275" calcext:value-type="float">
            <text:p>82.228275</text:p>
          </table:table-cell>
          <table:table-cell office:value-type="float" office:value="54.730825" calcext:value-type="float">
            <text:p>54.73082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2.228275" calcext:value-type="float">
            <text:p>82.228275</text:p>
          </table:table-cell>
          <table:table-cell table:formula="of:=[.I170]-[.H170]" office:value-type="float" office:value="10.58525" calcext:value-type="float">
            <text:p>10.58525</text:p>
          </table:table-cell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4.730825" calcext:value-type="float">
            <text:p>54.730825</text:p>
          </table:table-cell>
          <table:table-cell table:formula="of:=[.M170]-[.L170]" office:value-type="float" office:value="-10.4888875" calcext:value-type="float">
            <text:p>-10.4888875</text:p>
          </table:table-cell>
        </table:table-row>
        <table:table-row table:style-name="ro1"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5.4389857142857" calcext:value-type="float">
            <text:p>75.4389857143</text:p>
          </table:table-cell>
          <table:table-cell office:value-type="float" office:value="45.2849571428571" calcext:value-type="float">
            <text:p>45.2849571429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5.4389857142857" calcext:value-type="float">
            <text:p>75.4389857143</text:p>
          </table:table-cell>
          <table:table-cell table:formula="of:=[.I171]-[.H171]" office:value-type="float" office:value="-0.589999999999975" calcext:value-type="float">
            <text:p>-0.59</text:p>
          </table:table-cell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5.2849571428571" calcext:value-type="float">
            <text:p>45.2849571429</text:p>
          </table:table-cell>
          <table:table-cell table:formula="of:=[.M171]-[.L171]" office:value-type="float" office:value="2.74214285714284" calcext:value-type="float">
            <text:p>2.7421428571</text:p>
          </table:table-cell>
        </table:table-row>
        <table:table-row table:style-name="ro1"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0490409090909" calcext:value-type="float">
            <text:p>89.0490409091</text:p>
          </table:table-cell>
          <table:table-cell office:value-type="float" office:value="73.4836318181818" calcext:value-type="float">
            <text:p>73.4836318182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0490409090909" calcext:value-type="float">
            <text:p>89.0490409091</text:p>
          </table:table-cell>
          <table:table-cell table:formula="of:=[.I172]-[.H172]" office:value-type="float" office:value="-0.318936363636411" calcext:value-type="float">
            <text:p>-0.3189363636</text:p>
          </table:table-cell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3.4836318181818" calcext:value-type="float">
            <text:p>73.4836318182</text:p>
          </table:table-cell>
          <table:table-cell table:formula="of:=[.M172]-[.L172]" office:value-type="float" office:value="5.40488636363631" calcext:value-type="float">
            <text:p>5.4048863636</text:p>
          </table:table-cell>
        </table:table-row>
        <table:table-row table:style-name="ro1"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4034447368421" calcext:value-type="float">
            <text:p>96.4034447368</text:p>
          </table:table-cell>
          <table:table-cell office:value-type="float" office:value="59.901952631579" calcext:value-type="float">
            <text:p>59.9019526316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4034447368421" calcext:value-type="float">
            <text:p>96.4034447368</text:p>
          </table:table-cell>
          <table:table-cell table:formula="of:=[.I173]-[.H173]" office:value-type="float" office:value="-1.03051315789479" calcext:value-type="float">
            <text:p>-1.0305131579</text:p>
          </table:table-cell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9.901952631579" calcext:value-type="float">
            <text:p>59.9019526316</text:p>
          </table:table-cell>
          <table:table-cell table:formula="of:=[.M173]-[.L173]" office:value-type="float" office:value="32.5268315789474" calcext:value-type="float">
            <text:p>32.5268315789</text:p>
          </table:table-cell>
        </table:table-row>
        <table:table-row table:style-name="ro1"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8878615384615" calcext:value-type="float">
            <text:p>92.8878615385</text:p>
          </table:table-cell>
          <table:table-cell office:value-type="float" office:value="77.7471153846154" calcext:value-type="float">
            <text:p>77.7471153846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8878615384615" calcext:value-type="float">
            <text:p>92.8878615385</text:p>
          </table:table-cell>
          <table:table-cell table:formula="of:=[.I174]-[.H174]" office:value-type="float" office:value="-0.683538461538475" calcext:value-type="float">
            <text:p>-0.6835384615</text:p>
          </table:table-cell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7.7471153846154" calcext:value-type="float">
            <text:p>77.7471153846</text:p>
          </table:table-cell>
          <table:table-cell table:formula="of:=[.M174]-[.L174]" office:value-type="float" office:value="7.07383846153847" calcext:value-type="float">
            <text:p>7.0738384615</text:p>
          </table:table-cell>
        </table:table-row>
        <table:table-row table:style-name="ro1"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0876857142857" calcext:value-type="float">
            <text:p>93.0876857143</text:p>
          </table:table-cell>
          <table:table-cell office:value-type="float" office:value="80.4252714285714" calcext:value-type="float">
            <text:p>80.4252714286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0876857142857" calcext:value-type="float">
            <text:p>93.0876857143</text:p>
          </table:table-cell>
          <table:table-cell table:formula="of:=[.I175]-[.H175]" office:value-type="float" office:value="0.160035714285712" calcext:value-type="float">
            <text:p>0.1600357143</text:p>
          </table:table-cell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80.4252714285714" calcext:value-type="float">
            <text:p>80.4252714286</text:p>
          </table:table-cell>
          <table:table-cell table:formula="of:=[.M175]-[.L175]" office:value-type="float" office:value="10.05365" calcext:value-type="float">
            <text:p>10.053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15:24:32.6170579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00:25:11.417890983</meta:creation-date>
    <dc:date>2017-03-28T17:25:18.004525154</dc:date>
    <meta:editing-duration>PT40M21S</meta:editing-duration>
    <meta:editing-cycles>10</meta:editing-cycles>
    <meta:generator>LibreOffice/4.2.8.2$Linux_X86_64 LibreOffice_project/420m0$Build-2</meta:generator>
    <meta:document-statistic meta:table-count="2" meta:cell-count="3257" meta:object-count="7"/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3.314cm" svg:y="3.952cm" style:legend-expansion="high" chart:style-name="ch2"/>
        <chart:plot-area chart:style-name="ch3" chart:data-source-has-labels="both" svg:x="0.32cm" svg:y="0.18cm" svg:width="12.674cm" svg:height="8.64cm">
          <chartooo:coordinate-region svg:x="1.127cm" svg:y="0.379cm" svg:width="11.867cm" svg:height="7.794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etection</text:p>
              </table:table-cell>
              <table:table-cell office:value-type="string">
                <text:p>Detection</text:p>
              </table:table-cell>
            </table:table-row>
          </table:table-header-rows>
          <table:table-rows>
            <table:table-row>
              <table:table-cell office:value-type="string">
                <text:p>PETs1</text:p>
              </table:table-cell>
              <table:table-cell office:value-type="float" office:value="72.819025">
                <text:p>72.819025</text:p>
              </table:table-cell>
              <table:table-cell office:value-type="float" office:value="73.2782916666667">
                <text:p>73.2782916666667</text:p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4.2810454545455">
                <text:p>74.2810454545455</text:p>
              </table:table-cell>
              <table:table-cell office:value-type="float" office:value="74.3368727272727">
                <text:p>74.3368727272727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71.643025">
                <text:p>71.643025</text:p>
              </table:table-cell>
              <table:table-cell office:value-type="float" office:value="80.9955875">
                <text:p>80.99558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76.0289857142857">
                <text:p>76.0289857142857</text:p>
              </table:table-cell>
              <table:table-cell office:value-type="float" office:value="74.8753142857143">
                <text:p>74.8753142857143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89.3679772727273">
                <text:p>89.3679772727273</text:p>
              </table:table-cell>
              <table:table-cell office:value-type="float" office:value="89.1040727272727">
                <text:p>89.1040727272727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97.4339578947369">
                <text:p>97.4339578947369</text:p>
              </table:table-cell>
              <table:table-cell office:value-type="float" office:value="96.4575289473684">
                <text:p>96.4575289473684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93.5714">
                <text:p>93.5714</text:p>
              </table:table-cell>
              <table:table-cell office:value-type="float" office:value="92.9114692307692">
                <text:p>92.9114692307692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92.92765">
                <text:p>92.92765</text:p>
              </table:table-cell>
              <table:table-cell office:value-type="float" office:value="93.1196">
                <text:p>93.11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75cm" svg:y="3.952cm" style:legend-expansion="high" chart:style-name="ch2"/>
        <chart:plot-area chart:style-name="ch3" table:cell-range-address="SIFT.K167:SIFT.M175" chart:data-source-has-labels="both" svg:x="0.32cm" svg:y="0.18cm" svg:width="12.435cm" svg:height="8.64cm">
          <chartooo:coordinate-region svg:x="0.941cm" svg:y="0.379cm" svg:width="11.814cm" svg:height="7.794cm"/>
          <chart:axis chart:dimension="x" chart:name="primary-x" chart:style-name="ch4" chartooo:axis-type="auto">
            <chartooo:date-scale/>
            <chart:categories table:cell-range-address="SIFT.K168:SIFT.K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IFT.L168:SIFT.L175" chart:label-cell-address="SIFT.L167:SIFT.L167" chart:class="chart:bar">
            <chart:data-point chart:repeated="8"/>
          </chart:series>
          <chart:series chart:style-name="ch8" chart:values-cell-range-address="SIFT.M168:SIFT.M175" chart:label-cell-address="SIFT.M167:SIFT.M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iscrim.</text:p>
                <draw:g>
                  <svg:desc>SIFT.L167:SIFT.L167</svg:desc>
                </draw:g>
              </table:table-cell>
              <table:table-cell office:value-type="string">
                <text:p>Discrimination</text:p>
                <draw:g>
                  <svg:desc>SIFT.M167:SIFT.M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SIFT.K168:SIFT.K175</svg:desc>
                </draw:g>
              </table:table-cell>
              <table:table-cell office:value-type="float" office:value="71.784">
                <text:p>71.784</text:p>
                <draw:g>
                  <svg:desc>SIFT.L168:SIFT.L175</svg:desc>
                </draw:g>
              </table:table-cell>
              <table:table-cell office:value-type="float" office:value="68.3068">
                <text:p>68.3068</text:p>
                <draw:g>
                  <svg:desc>SIFT.M168:SIFT.M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2.4930636363636">
                <text:p>72.4930636363636</text:p>
              </table:table-cell>
              <table:table-cell office:value-type="float" office:value="63.5988818181818">
                <text:p>63.5988818181818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65.2197125">
                <text:p>65.2197125</text:p>
              </table:table-cell>
              <table:table-cell office:value-type="float" office:value="54.730825">
                <text:p>54.73082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42.5428142857143">
                <text:p>42.5428142857143</text:p>
              </table:table-cell>
              <table:table-cell office:value-type="float" office:value="45.2849571428571">
                <text:p>45.2849571428571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68.0787454545455">
                <text:p>68.0787454545455</text:p>
              </table:table-cell>
              <table:table-cell office:value-type="float" office:value="73.4836318181818">
                <text:p>73.4836318181818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27.3751210526316">
                <text:p>27.3751210526316</text:p>
              </table:table-cell>
              <table:table-cell office:value-type="float" office:value="59.901952631579">
                <text:p>59.901952631579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70.6732769230769">
                <text:p>70.6732769230769</text:p>
              </table:table-cell>
              <table:table-cell office:value-type="float" office:value="77.7471153846154">
                <text:p>77.7471153846154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70.3716214285714">
                <text:p>70.3716214285714</text:p>
              </table:table-cell>
              <table:table-cell office:value-type="float" office:value="80.4252714285714">
                <text:p>80.42527142857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6cm" svg:y="3.703cm" style:legend-expansion="high" chart:style-name="ch2"/>
        <chart:plot-area chart:style-name="ch3" table:cell-range-address="Correlation.B31:Correlation.B39 Correlation.D31:Correlation.D39 Correlation.H31:Correlation.H39" chart:data-source-has-labels="row" svg:x="0.32cm" svg:y="0.18cm" svg:width="12.376cm" svg:height="8.64cm">
          <chartooo:coordinate-region svg:x="1.232cm" svg:y="0.38cm" svg:width="11.3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rrelation.B32:Correlation.B39" chart:label-cell-address="Correlation.B31:Correlation.B31" chart:class="chart:line">
            <chart:data-point chart:repeated="8"/>
          </chart:series>
          <chart:series chart:style-name="ch7" chart:values-cell-range-address="Correlation.D32:Correlation.D39" chart:label-cell-address="Correlation.D31:Correlation.D31" chart:class="chart:line">
            <chart:data-point chart:repeated="8"/>
          </chart:series>
          <chart:series chart:style-name="ch8" chart:values-cell-range-address="Correlation.H32:Correlation.H39" chart:label-cell-address="Correlation.H31:Correlation.H3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Correlation.B31:Correlation.B31</svg:desc>
                </draw:g>
              </table:table-cell>
              <table:table-cell office:value-type="string">
                <text:p>1-hsv%rgb</text:p>
                <draw:g>
                  <svg:desc>Correlation.D31:Correlation.D31</svg:desc>
                </draw:g>
              </table:table-cell>
              <table:table-cell office:value-type="string">
                <text:p>*</text:p>
                <draw:g>
                  <svg:desc>Correlation.H31:Correlation.H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Correlation.B32:Correlation.B39</svg:desc>
                </draw:g>
              </table:table-cell>
              <table:table-cell office:value-type="float" office:value="0.385668">
                <text:p>0.385668</text:p>
                <draw:g>
                  <svg:desc>Correlation.D32:Correlation.D39</svg:desc>
                </draw:g>
              </table:table-cell>
              <table:table-cell office:value-type="float" office:value="0.343708588647848">
                <text:p>0.343708588647848</text:p>
                <draw:g>
                  <svg:desc>Correlation.H32:Correlation.H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414811">
                <text:p>0.414811</text:p>
              </table:table-cell>
              <table:table-cell office:value-type="float" office:value="0.405994743999702">
                <text:p>0.4059947439997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391033">
                <text:p>0.391033</text:p>
              </table:table-cell>
              <table:table-cell office:value-type="float" office:value="0.334468133534635">
                <text:p>0.334468133534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387993">
                <text:p>0.387993</text:p>
              </table:table-cell>
              <table:table-cell office:value-type="float" office:value="0.388254361915305">
                <text:p>0.3882543619153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404009">
                <text:p>0.404009</text:p>
              </table:table-cell>
              <table:table-cell office:value-type="float" office:value="0.36557774461588">
                <text:p>0.365577744615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390903">
                <text:p>0.390903</text:p>
              </table:table-cell>
              <table:table-cell office:value-type="float" office:value="0.332242840008351">
                <text:p>0.3322428400083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392461">
                <text:p>0.392461</text:p>
              </table:table-cell>
              <table:table-cell office:value-type="float" office:value="0.357549681639025">
                <text:p>0.357549681639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403723">
                <text:p>0.403723</text:p>
              </table:table-cell>
              <table:table-cell office:value-type="float" office:value="0.347789022226602">
                <text:p>0.3477890222266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952cm" style:legend-expansion="high" chart:style-name="ch2"/>
        <chart:plot-area chart:style-name="ch3" table:cell-range-address="Correlation.A169:Correlation.C177" chart:data-source-has-labels="both" svg:x="0.32cm" svg:y="0.18cm" svg:width="12.965cm" svg:height="8.64cm">
          <chartooo:coordinate-region svg:x="1.047cm" svg:y="0.38cm" svg:width="12.238cm" svg:height="7.793cm"/>
          <chart:axis chart:dimension="x" chart:name="primary-x" chart:style-name="ch4" chartooo:axis-type="auto">
            <chartooo:date-scale/>
            <chart:categories table:cell-range-address="Correlation.A170:Correlation.A17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rrelation.B170:Correlation.B177" chart:label-cell-address="Correlation.B169:Correlation.B169" chart:class="chart:bar">
            <chart:data-point chart:repeated="8"/>
          </chart:series>
          <chart:series chart:style-name="ch8" chart:values-cell-range-address="Correlation.C170:Correlation.C177" chart:label-cell-address="Correlation.C169:Correlation.C169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hsv%rgb</text:p>
                <draw:g>
                  <svg:desc>Correlation.B169:Correlation.B169</svg:desc>
                </draw:g>
              </table:table-cell>
              <table:table-cell office:value-type="string">
                <text:p>*</text:p>
                <draw:g>
                  <svg:desc>Correlation.C169:Correlation.C1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Correlation.A170:Correlation.A177</svg:desc>
                </draw:g>
              </table:table-cell>
              <table:table-cell office:value-type="float" office:value="0.183770557845705">
                <text:p>0.183770557845705</text:p>
                <draw:g>
                  <svg:desc>Correlation.B170:Correlation.B177</svg:desc>
                </draw:g>
              </table:table-cell>
              <table:table-cell office:value-type="float" office:value="0.163157244551855">
                <text:p>0.163157244551855</text:p>
                <draw:g>
                  <svg:desc>Correlation.C170:Correlation.C177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0.74308749786731">
                <text:p>0.74308749786731</text:p>
              </table:table-cell>
              <table:table-cell office:value-type="float" office:value="0.737257147158851">
                <text:p>0.737257147158851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0.592317661396828">
                <text:p>0.592317661396828</text:p>
              </table:table-cell>
              <table:table-cell office:value-type="float" office:value="0.72851692866865">
                <text:p>0.7285169286686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0.801385684447592">
                <text:p>0.801385684447592</text:p>
              </table:table-cell>
              <table:table-cell office:value-type="float" office:value="0.753743629216751">
                <text:p>0.753743629216751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0.622695704533127">
                <text:p>0.622695704533127</text:p>
              </table:table-cell>
              <table:table-cell office:value-type="float" office:value="0.653562737147091">
                <text:p>0.653562737147091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0.56459995177923">
                <text:p>0.56459995177923</text:p>
              </table:table-cell>
              <table:table-cell office:value-type="float" office:value="0.625175934787036">
                <text:p>0.625175934787036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0.68973155013045">
                <text:p>0.68973155013045</text:p>
              </table:table-cell>
              <table:table-cell office:value-type="float" office:value="0.571921239959009">
                <text:p>0.571921239959009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0.550874753726122">
                <text:p>0.550874753726122</text:p>
              </table:table-cell>
              <table:table-cell office:value-type="float" office:value="0.449180255578211">
                <text:p>0.4491802555782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42cm" svg:y="3.952cm" style:legend-expansion="high" chart:style-name="ch2"/>
        <chart:plot-area chart:style-name="ch3" table:cell-range-address="SIFT.G168:SIFT.G175 SIFT.J167:SIFT.J175 SIFT.N167:SIFT.N175" chart:data-source-has-labels="both" svg:x="0.32cm" svg:y="0.18cm" svg:width="14.102cm" svg:height="8.64cm">
          <chartooo:coordinate-region svg:x="1.047cm" svg:y="0.379cm" svg:width="13.375cm" svg:height="8.242cm"/>
          <chart:axis chart:dimension="x" chart:name="primary-x" chart:style-name="ch4" chartooo:axis-type="auto">
            <chartooo:date-scale/>
            <chart:categories table:cell-range-address="SIFT.G168:SIFT.G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IFT.J168:SIFT.J175" chart:label-cell-address="SIFT.J167:SIFT.J167" chart:class="chart:bar">
            <chart:data-point chart:repeated="8"/>
          </chart:series>
          <chart:series chart:style-name="ch8" chart:values-cell-range-address="SIFT.N168:SIFT.N175" chart:label-cell-address="SIFT.N167:SIFT.N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</text:p>
                <draw:g>
                  <svg:desc>SIFT.J167:SIFT.J167</svg:desc>
                </draw:g>
              </table:table-cell>
              <table:table-cell office:value-type="string">
                <text:p>Diff</text:p>
                <draw:g>
                  <svg:desc>SIFT.N167:SIFT.N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SIFT.G168:SIFT.G175</svg:desc>
                </draw:g>
              </table:table-cell>
              <table:table-cell office:value-type="float" office:value="0.558808333333332">
                <text:p>0.558808333333332</text:p>
                <draw:g>
                  <svg:desc>SIFT.J168:SIFT.J175</svg:desc>
                </draw:g>
              </table:table-cell>
              <table:table-cell office:value-type="float" office:value="-3.47720000000001">
                <text:p>-3.47720000000001</text:p>
                <draw:g>
                  <svg:desc>SIFT.N168:SIFT.N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0.0663818181817675">
                <text:p>0.0663818181817675</text:p>
              </table:table-cell>
              <table:table-cell office:value-type="float" office:value="-8.89418181818177">
                <text:p>-8.89418181818177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10.58525">
                <text:p>10.58525</text:p>
              </table:table-cell>
              <table:table-cell office:value-type="float" office:value="-10.4888875">
                <text:p>-10.48888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-0.589999999999975">
                <text:p>-0.589999999999975</text:p>
              </table:table-cell>
              <table:table-cell office:value-type="float" office:value="2.74214285714284">
                <text:p>2.74214285714284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-0.318936363636411">
                <text:p>-0.318936363636411</text:p>
              </table:table-cell>
              <table:table-cell office:value-type="float" office:value="5.40488636363631">
                <text:p>5.40488636363631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-1.03051315789479">
                <text:p>-1.03051315789479</text:p>
              </table:table-cell>
              <table:table-cell office:value-type="float" office:value="32.5268315789474">
                <text:p>32.5268315789474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-0.683538461538475">
                <text:p>-0.683538461538475</text:p>
              </table:table-cell>
              <table:table-cell office:value-type="float" office:value="7.07383846153847">
                <text:p>7.07383846153847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0.160035714285712">
                <text:p>0.160035714285712</text:p>
              </table:table-cell>
              <table:table-cell office:value-type="float" office:value="10.05365">
                <text:p>10.053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42cm" svg:y="4.201cm" style:legend-expansion="high" chart:style-name="ch2"/>
        <chart:plot-area chart:style-name="ch3" table:cell-range-address="Correlation.A170:Correlation.A177 Correlation.D169:Correlation.D177" chart:data-source-has-labels="both" svg:x="0.32cm" svg:y="0.18cm" svg:width="14.102cm" svg:height="8.64cm">
          <chartooo:coordinate-region svg:x="1.338cm" svg:y="0.379cm" svg:width="13.084cm" svg:height="8.242cm"/>
          <chart:axis chart:dimension="x" chart:name="primary-x" chart:style-name="ch4" chartooo:axis-type="auto">
            <chartooo:date-scale/>
            <chart:categories table:cell-range-address="Correlation.A170:Correlation.A17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rrelation.D170:Correlation.D177" chart:label-cell-address="Correlation.D169:Correlation.D169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</text:p>
                <draw:g>
                  <svg:desc>Correlation.D169:Correlation.D1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Correlation.A170:Correlation.A177</svg:desc>
                </draw:g>
              </table:table-cell>
              <table:table-cell office:value-type="float" office:value="-0.0206133132938498">
                <text:p>-0.0206133132938498</text:p>
                <draw:g>
                  <svg:desc>Correlation.D170:Correlation.D177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-0.00583035070845828">
                <text:p>-0.00583035070845828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0.136199267271822">
                <text:p>0.136199267271822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-0.0476420552308414">
                <text:p>-0.0476420552308414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0.0308670326139643">
                <text:p>0.0308670326139643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0.0605759830078062">
                <text:p>0.0605759830078062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-0.117810310171442">
                <text:p>-0.117810310171442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-0.101694498147912">
                <text:p>-0.1016944981479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